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02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13" table:default-cell-style-name="Default"/>
        <table:table-column table:style-name="co1" table:default-cell-style-name="ce4"/>
        <table:table-column table:style-name="co1" table:number-columns-repeated="13" table:default-cell-style-name="Default"/>
        <table:table-column table:style-name="co1" table:default-cell-style-name="ce4"/>
        <table:table-column table:style-name="co1" table:number-columns-repeated="13" table:default-cell-style-name="Default"/>
        <table:table-row table:style-name="ro1">
          <table:table-cell table:style-name="ce1" office:value-type="string">
            <text:p>Depth</text:p>
          </table:table-cell>
          <table:table-cell table:style-name="ce2" office:value-type="string">
            <text:p>[1;4[</text:p>
          </table:table-cell>
          <table:table-cell table:style-name="ce2" office:value-type="string">
            <text:p>[1;16[</text:p>
          </table:table-cell>
          <table:table-cell table:style-name="ce2" office:value-type="string">
            <text:p>[1;49[</text:p>
          </table:table-cell>
          <table:table-cell table:style-name="ce2" office:value-type="string">
            <text:p>Average Range</text:p>
          </table:table-cell>
          <table:table-cell table:style-name="ce2" office:value-type="string">
            <text:p>Average Cost Diff</text:p>
          </table:table-cell>
          <table:table-cell table:number-columns-repeated="2"/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  <table:table-cell/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  <table:table-cell/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3" table:formula="of:=([.K2]+[.Y2]+[.AM2])/[.$G2]" office:value-type="float" office:value="0">
            <text:p>0.00</text:p>
          </table:table-cell>
          <table:table-cell table:style-name="ce3" table:formula="of:=([.L2]+[.Z2]+[.AN2])/[.$G2]" office:value-type="float" office:value="1">
            <text:p>1.00</text:p>
          </table:table-cell>
          <table:table-cell table:style-name="ce3" table:formula="of:=([.M2]+[.AA2]+[.AO2])/[.$G2]" office:value-type="float" office:value="2">
            <text:p>2.00</text:p>
          </table:table-cell>
          <table:table-cell table:style-name="ce3" table:formula="of:=([.P2]+[.AD2]+[.AR2])/[.$G2]" office:value-type="float" office:value="26.6666666666667">
            <text:p>26.67</text:p>
          </table:table-cell>
          <table:table-cell table:style-name="ce3" table:formula="of:=([.Q2]+[.AE2]+[.AS2])/[.$G2]" office:value-type="float" office:value="1879.33333333333">
            <text:p>1879.33</text:p>
          </table:table-cell>
          <table:table-cell table:formula="of:=IF([.H2]&gt;0;1;0)+IF([.X2]&gt;0;1;0)+IF([.AL2]&gt;0;1;0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4690">
            <text:p>4690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24 &lt;-&gt; 38]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44 &lt;-&gt; 41]</text:p>
          </table:table-cell>
          <table:table-cell office:value-type="float" office:value="45">
            <text:p>45</text:p>
          </table:table-cell>
          <table:table-cell office:value-type="float" office:value="864">
            <text:p>86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3" table:formula="of:=([.K3]+[.Y3]+[.AM3])/[.$G3]" office:value-type="float" office:value="0">
            <text:p>0.00</text:p>
          </table:table-cell>
          <table:table-cell table:style-name="ce3" table:formula="of:=([.L3]+[.Z3]+[.AN3])/[.$G3]" office:value-type="float" office:value="1">
            <text:p>1.00</text:p>
          </table:table-cell>
          <table:table-cell table:style-name="ce3" table:formula="of:=([.M3]+[.AA3]+[.AO3])/[.$G3]" office:value-type="float" office:value="3">
            <text:p>3.00</text:p>
          </table:table-cell>
          <table:table-cell table:style-name="ce3" table:formula="of:=([.P3]+[.AD3]+[.AR3])/[.$G3]" office:value-type="float" office:value="39">
            <text:p>39.00</text:p>
          </table:table-cell>
          <table:table-cell table:style-name="ce3" table:formula="of:=([.Q3]+[.AE3]+[.AS3])/[.$G3]" office:value-type="float" office:value="720.333333333333">
            <text:p>720.33</text:p>
          </table:table-cell>
          <table:table-cell table:formula="of:=IF([.H3]&gt;0;1;0)+IF([.X3]&gt;0;1;0)+IF([.AL3]&gt;0;1;0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97">
            <text:p>19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93">
            <text:p>19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771">
            <text:p>17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3" table:formula="of:=([.K4]+[.Y4]+[.AM4])/[.$G4]" office:value-type="float" office:value="0">
            <text:p>0.00</text:p>
          </table:table-cell>
          <table:table-cell table:style-name="ce3" table:formula="of:=([.L4]+[.Z4]+[.AN4])/[.$G4]" office:value-type="float" office:value="1.33333333333333">
            <text:p>1.33</text:p>
          </table:table-cell>
          <table:table-cell table:style-name="ce3" table:formula="of:=([.M4]+[.AA4]+[.AO4])/[.$G4]" office:value-type="float" office:value="4">
            <text:p>4.00</text:p>
          </table:table-cell>
          <table:table-cell table:style-name="ce3" table:formula="of:=([.P4]+[.AD4]+[.AR4])/[.$G4]" office:value-type="float" office:value="27">
            <text:p>27.00</text:p>
          </table:table-cell>
          <table:table-cell table:style-name="ce3" table:formula="of:=([.Q4]+[.AE4]+[.AS4])/[.$G4]" office:value-type="float" office:value="2306">
            <text:p>2306.00</text:p>
          </table:table-cell>
          <table:table-cell table:formula="of:=IF([.H4]&gt;0;1;0)+IF([.X4]&gt;0;1;0)+IF([.AL4]&gt;0;1;0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44 &lt;-&gt; 41]</text:p>
          </table:table-cell>
          <table:table-cell office:value-type="float" office:value="45">
            <text:p>45</text:p>
          </table:table-cell>
          <table:table-cell office:value-type="float" office:value="158">
            <text:p>15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14 &lt;-&gt; 29]</text:p>
          </table:table-cell>
          <table:table-cell office:value-type="float" office:value="15">
            <text:p>15</text:p>
          </table:table-cell>
          <table:table-cell office:value-type="float" office:value="6042">
            <text:p>604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18">
            <text:p>718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" table:formula="of:=([.K5]+[.Y5]+[.AM5])/[.$G5]" office:value-type="float" office:value="0">
            <text:p>0.00</text:p>
          </table:table-cell>
          <table:table-cell table:style-name="ce3" table:formula="of:=([.L5]+[.Z5]+[.AN5])/[.$G5]" office:value-type="float" office:value="1.33333333333333">
            <text:p>1.33</text:p>
          </table:table-cell>
          <table:table-cell table:style-name="ce3" table:formula="of:=([.M5]+[.AA5]+[.AO5])/[.$G5]" office:value-type="float" office:value="5">
            <text:p>5.00</text:p>
          </table:table-cell>
          <table:table-cell table:style-name="ce3" table:formula="of:=([.P5]+[.AD5]+[.AR5])/[.$G5]" office:value-type="float" office:value="31">
            <text:p>31.00</text:p>
          </table:table-cell>
          <table:table-cell table:style-name="ce3" table:formula="of:=([.Q5]+[.AE5]+[.AS5])/[.$G5]" office:value-type="float" office:value="3370">
            <text:p>3370.00</text:p>
          </table:table-cell>
          <table:table-cell table:formula="of:=IF([.H5]&gt;0;1;0)+IF([.X5]&gt;0;1;0)+IF([.AL5]&gt;0;1;0)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22 &lt;-&gt; 3]</text:p>
          </table:table-cell>
          <table:table-cell office:value-type="float" office:value="29">
            <text:p>29</text:p>
          </table:table-cell>
          <table:table-cell office:value-type="float" office:value="2734">
            <text:p>27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22 &lt;-&gt; 3]</text:p>
          </table:table-cell>
          <table:table-cell office:value-type="float" office:value="29">
            <text:p>29</text:p>
          </table:table-cell>
          <table:table-cell office:value-type="float" office:value="6282">
            <text:p>628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094">
            <text:p>109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3" table:formula="of:=([.K6]+[.Y6]+[.AM6])/[.$G6]" office:value-type="float" office:value="0">
            <text:p>0.00</text:p>
          </table:table-cell>
          <table:table-cell table:style-name="ce3" table:formula="of:=([.L6]+[.Z6]+[.AN6])/[.$G6]" office:value-type="float" office:value="1.33333333333333">
            <text:p>1.33</text:p>
          </table:table-cell>
          <table:table-cell table:style-name="ce3" table:formula="of:=([.M6]+[.AA6]+[.AO6])/[.$G6]" office:value-type="float" office:value="6">
            <text:p>6.00</text:p>
          </table:table-cell>
          <table:table-cell table:style-name="ce3" table:formula="of:=([.P6]+[.AD6]+[.AR6])/[.$G6]" office:value-type="float" office:value="29">
            <text:p>29.00</text:p>
          </table:table-cell>
          <table:table-cell table:style-name="ce3" table:formula="of:=([.Q6]+[.AE6]+[.AS6])/[.$G6]" office:value-type="float" office:value="384.333333333333">
            <text:p>384.33</text:p>
          </table:table-cell>
          <table:table-cell table:formula="of:=IF([.H6]&gt;0;1;0)+IF([.X6]&gt;0;1;0)+IF([.AL6]&gt;0;1;0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91">
            <text:p>191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415">
            <text:p>41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44 &lt;-&gt; 41]</text:p>
          </table:table-cell>
          <table:table-cell office:value-type="float" office:value="45">
            <text:p>45</text:p>
          </table:table-cell>
          <table:table-cell office:value-type="float" office:value="547">
            <text:p>5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table:formula="of:=([.K7]+[.Y7]+[.AM7])/[.$G7]" office:value-type="float" office:value="0">
            <text:p>0.00</text:p>
          </table:table-cell>
          <table:table-cell table:style-name="ce3" table:formula="of:=([.L7]+[.Z7]+[.AN7])/[.$G7]" office:value-type="float" office:value="1.33333333333333">
            <text:p>1.33</text:p>
          </table:table-cell>
          <table:table-cell table:style-name="ce3" table:formula="of:=([.M7]+[.AA7]+[.AO7])/[.$G7]" office:value-type="float" office:value="7">
            <text:p>7.00</text:p>
          </table:table-cell>
          <table:table-cell table:style-name="ce3" table:formula="of:=([.P7]+[.AD7]+[.AR7])/[.$G7]" office:value-type="float" office:value="36.3333333333333">
            <text:p>36.33</text:p>
          </table:table-cell>
          <table:table-cell table:style-name="ce3" table:formula="of:=([.Q7]+[.AE7]+[.AS7])/[.$G7]" office:value-type="float" office:value="2065.33333333333">
            <text:p>2065.33</text:p>
          </table:table-cell>
          <table:table-cell table:formula="of:=IF([.H7]&gt;0;1;0)+IF([.X7]&gt;0;1;0)+IF([.AL7]&gt;0;1;0)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852">
            <text:p>38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725">
            <text:p>7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619">
            <text:p>161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3" table:formula="of:=([.K8]+[.Y8]+[.AM8])/[.$G8]" office:value-type="float" office:value="0">
            <text:p>0.00</text:p>
          </table:table-cell>
          <table:table-cell table:style-name="ce3" table:formula="of:=([.L8]+[.Z8]+[.AN8])/[.$G8]" office:value-type="float" office:value="1.33333333333333">
            <text:p>1.33</text:p>
          </table:table-cell>
          <table:table-cell table:style-name="ce3" table:formula="of:=([.M8]+[.AA8]+[.AO8])/[.$G8]" office:value-type="float" office:value="8">
            <text:p>8.00</text:p>
          </table:table-cell>
          <table:table-cell table:style-name="ce3" table:formula="of:=([.P8]+[.AD8]+[.AR8])/[.$G8]" office:value-type="float" office:value="35">
            <text:p>35.00</text:p>
          </table:table-cell>
          <table:table-cell table:style-name="ce3" table:formula="of:=([.Q8]+[.AE8]+[.AS8])/[.$G8]" office:value-type="float" office:value="3423.33333333333">
            <text:p>3423.33</text:p>
          </table:table-cell>
          <table:table-cell table:formula="of:=IF([.H8]&gt;0;1;0)+IF([.X8]&gt;0;1;0)+IF([.AL8]&gt;0;1;0)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616">
            <text:p>361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190">
            <text:p>21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9 &lt;-&gt; 36]</text:p>
          </table:table-cell>
          <table:table-cell office:value-type="float" office:value="27">
            <text:p>27</text:p>
          </table:table-cell>
          <table:table-cell office:value-type="float" office:value="4464">
            <text:p>446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3" table:formula="of:=([.K9]+[.Y9]+[.AM9])/[.$G9]" office:value-type="float" office:value="0">
            <text:p>0.00</text:p>
          </table:table-cell>
          <table:table-cell table:style-name="ce3" table:formula="of:=([.L9]+[.Z9]+[.AN9])/[.$G9]" office:value-type="float" office:value="1.33333333333333">
            <text:p>1.33</text:p>
          </table:table-cell>
          <table:table-cell table:style-name="ce3" table:formula="of:=([.M9]+[.AA9]+[.AO9])/[.$G9]" office:value-type="float" office:value="9">
            <text:p>9.00</text:p>
          </table:table-cell>
          <table:table-cell table:style-name="ce3" table:formula="of:=([.P9]+[.AD9]+[.AR9])/[.$G9]" office:value-type="float" office:value="30.3333333333333">
            <text:p>30.33</text:p>
          </table:table-cell>
          <table:table-cell table:style-name="ce3" table:formula="of:=([.Q9]+[.AE9]+[.AS9])/[.$G9]" office:value-type="float" office:value="1320">
            <text:p>1320.00</text:p>
          </table:table-cell>
          <table:table-cell table:formula="of:=IF([.H9]&gt;0;1;0)+IF([.X9]&gt;0;1;0)+IF([.AL9]&gt;0;1;0)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996">
            <text:p>99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408">
            <text:p>24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556">
            <text:p>556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3" table:formula="of:=([.K10]+[.Y10]+[.AM10])/[.$G10]" office:value-type="float" office:value="0">
            <text:p>0.00</text:p>
          </table:table-cell>
          <table:table-cell table:style-name="ce3" table:formula="of:=([.L10]+[.Z10]+[.AN10])/[.$G10]" office:value-type="float" office:value="1.66666666666667">
            <text:p>1.67</text:p>
          </table:table-cell>
          <table:table-cell table:style-name="ce3" table:formula="of:=([.M10]+[.AA10]+[.AO10])/[.$G10]" office:value-type="float" office:value="10">
            <text:p>10.00</text:p>
          </table:table-cell>
          <table:table-cell table:style-name="ce3" table:formula="of:=([.P10]+[.AD10]+[.AR10])/[.$G10]" office:value-type="float" office:value="23.6666666666667">
            <text:p>23.67</text:p>
          </table:table-cell>
          <table:table-cell table:style-name="ce3" table:formula="of:=([.Q10]+[.AE10]+[.AS10])/[.$G10]" office:value-type="float" office:value="2099">
            <text:p>2099.00</text:p>
          </table:table-cell>
          <table:table-cell table:formula="of:=IF([.H10]&gt;0;1;0)+IF([.X10]&gt;0;1;0)+IF([.AL10]&gt;0;1;0)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3026">
            <text:p>3026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196">
            <text:p>319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3" table:formula="of:=([.K11]+[.Y11]+[.AM11])/[.$G11]" office:value-type="float" office:value="0">
            <text:p>0.00</text:p>
          </table:table-cell>
          <table:table-cell table:style-name="ce3" table:formula="of:=([.L11]+[.Z11]+[.AN11])/[.$G11]" office:value-type="float" office:value="2.33333333333333">
            <text:p>2.33</text:p>
          </table:table-cell>
          <table:table-cell table:style-name="ce3" table:formula="of:=([.M11]+[.AA11]+[.AO11])/[.$G11]" office:value-type="float" office:value="11">
            <text:p>11.00</text:p>
          </table:table-cell>
          <table:table-cell table:style-name="ce3" table:formula="of:=([.P11]+[.AD11]+[.AR11])/[.$G11]" office:value-type="float" office:value="14.6666666666667">
            <text:p>14.67</text:p>
          </table:table-cell>
          <table:table-cell table:style-name="ce3" table:formula="of:=([.Q11]+[.AE11]+[.AS11])/[.$G11]" office:value-type="float" office:value="1079.66666666667">
            <text:p>1079.67</text:p>
          </table:table-cell>
          <table:table-cell table:formula="of:=IF([.H11]&gt;0;1;0)+IF([.X11]&gt;0;1;0)+IF([.AL11]&gt;0;1;0)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22 &lt;-&gt; 3]</text:p>
          </table:table-cell>
          <table:table-cell office:value-type="float" office:value="29">
            <text:p>29</text:p>
          </table:table-cell>
          <table:table-cell office:value-type="float" office:value="187">
            <text:p>18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2008">
            <text:p>20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23 &lt;-&gt; 27]</text:p>
          </table:table-cell>
          <table:table-cell office:value-type="float" office:value="4">
            <text:p>4</text:p>
          </table:table-cell>
          <table:table-cell office:value-type="float" office:value="1044">
            <text:p>10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3" table:formula="of:=([.K12]+[.Y12]+[.AM12])/[.$G12]" office:value-type="float" office:value="0">
            <text:p>0.00</text:p>
          </table:table-cell>
          <table:table-cell table:style-name="ce3" table:formula="of:=([.L12]+[.Z12]+[.AN12])/[.$G12]" office:value-type="float" office:value="2.33333333333333">
            <text:p>2.33</text:p>
          </table:table-cell>
          <table:table-cell table:style-name="ce3" table:formula="of:=([.M12]+[.AA12]+[.AO12])/[.$G12]" office:value-type="float" office:value="12">
            <text:p>12.00</text:p>
          </table:table-cell>
          <table:table-cell table:style-name="ce3" table:formula="of:=([.P12]+[.AD12]+[.AR12])/[.$G12]" office:value-type="float" office:value="32.3333333333333">
            <text:p>32.33</text:p>
          </table:table-cell>
          <table:table-cell table:style-name="ce3" table:formula="of:=([.Q12]+[.AE12]+[.AS12])/[.$G12]" office:value-type="float" office:value="643.666666666667">
            <text:p>643.67</text:p>
          </table:table-cell>
          <table:table-cell table:formula="of:=IF([.H12]&gt;0;1;0)+IF([.X12]&gt;0;1;0)+IF([.AL12]&gt;0;1;0)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42">
            <text:p>24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328">
            <text:p>13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36 &lt;-&gt; 7]</text:p>
          </table:table-cell>
          <table:table-cell office:value-type="float" office:value="19">
            <text:p>19</text:p>
          </table:table-cell>
          <table:table-cell office:value-type="float" office:value="361">
            <text:p>36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3" table:formula="of:=([.K13]+[.Y13]+[.AM13])/[.$G13]" office:value-type="float" office:value="0">
            <text:p>0.00</text:p>
          </table:table-cell>
          <table:table-cell table:style-name="ce3" table:formula="of:=([.L13]+[.Z13]+[.AN13])/[.$G13]" office:value-type="float" office:value="2.66666666666667">
            <text:p>2.67</text:p>
          </table:table-cell>
          <table:table-cell table:style-name="ce3" table:formula="of:=([.M13]+[.AA13]+[.AO13])/[.$G13]" office:value-type="float" office:value="13">
            <text:p>13.00</text:p>
          </table:table-cell>
          <table:table-cell table:style-name="ce3" table:formula="of:=([.P13]+[.AD13]+[.AR13])/[.$G13]" office:value-type="float" office:value="18.6666666666667">
            <text:p>18.67</text:p>
          </table:table-cell>
          <table:table-cell table:style-name="ce3" table:formula="of:=([.Q13]+[.AE13]+[.AS13])/[.$G13]" office:value-type="float" office:value="592">
            <text:p>592.00</text:p>
          </table:table-cell>
          <table:table-cell table:formula="of:=IF([.H13]&gt;0;1;0)+IF([.X13]&gt;0;1;0)+IF([.AL13]&gt;0;1;0)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381">
            <text:p>138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280">
            <text:p>280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3" table:formula="of:=([.K14]+[.Y14]+[.AM14])/[.$G14]" office:value-type="float" office:value="0">
            <text:p>0.00</text:p>
          </table:table-cell>
          <table:table-cell table:style-name="ce3" table:formula="of:=([.L14]+[.Z14]+[.AN14])/[.$G14]" office:value-type="float" office:value="2.66666666666667">
            <text:p>2.67</text:p>
          </table:table-cell>
          <table:table-cell table:style-name="ce3" table:formula="of:=([.M14]+[.AA14]+[.AO14])/[.$G14]" office:value-type="float" office:value="14">
            <text:p>14.00</text:p>
          </table:table-cell>
          <table:table-cell table:style-name="ce3" table:formula="of:=([.P14]+[.AD14]+[.AR14])/[.$G14]" office:value-type="float" office:value="37">
            <text:p>37.00</text:p>
          </table:table-cell>
          <table:table-cell table:style-name="ce3" table:formula="of:=([.Q14]+[.AE14]+[.AS14])/[.$G14]" office:value-type="float" office:value="2861.66666666667">
            <text:p>2861.67</text:p>
          </table:table-cell>
          <table:table-cell table:formula="of:=IF([.H14]&gt;0;1;0)+IF([.X14]&gt;0;1;0)+IF([.AL14]&gt;0;1;0)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591">
            <text:p>5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7840">
            <text:p>78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3" table:formula="of:=([.K15]+[.Y15]+[.AM15])/[.$G15]" office:value-type="float" office:value="0">
            <text:p>0.00</text:p>
          </table:table-cell>
          <table:table-cell table:style-name="ce3" table:formula="of:=([.L15]+[.Z15]+[.AN15])/[.$G15]" office:value-type="float" office:value="2.66666666666667">
            <text:p>2.67</text:p>
          </table:table-cell>
          <table:table-cell table:style-name="ce3" table:formula="of:=([.M15]+[.AA15]+[.AO15])/[.$G15]" office:value-type="float" office:value="15">
            <text:p>15.00</text:p>
          </table:table-cell>
          <table:table-cell table:style-name="ce3" table:formula="of:=([.P15]+[.AD15]+[.AR15])/[.$G15]" office:value-type="float" office:value="32.3333333333333">
            <text:p>32.33</text:p>
          </table:table-cell>
          <table:table-cell table:style-name="ce3" table:formula="of:=([.Q15]+[.AE15]+[.AS15])/[.$G15]" office:value-type="float" office:value="2572">
            <text:p>2572.00</text:p>
          </table:table-cell>
          <table:table-cell table:formula="of:=IF([.H15]&gt;0;1;0)+IF([.X15]&gt;0;1;0)+IF([.AL15]&gt;0;1;0)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14 &lt;-&gt; 34]</text:p>
          </table:table-cell>
          <table:table-cell office:value-type="float" office:value="20">
            <text:p>20</text:p>
          </table:table-cell>
          <table:table-cell office:value-type="float" office:value="7603">
            <text:p>76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3" table:formula="of:=([.K16]+[.Y16]+[.AM16])/[.$G16]" office:value-type="float" office:value="0">
            <text:p>0.00</text:p>
          </table:table-cell>
          <table:table-cell table:style-name="ce3" table:formula="of:=([.L16]+[.Z16]+[.AN16])/[.$G16]" office:value-type="float" office:value="2.66666666666667">
            <text:p>2.67</text:p>
          </table:table-cell>
          <table:table-cell table:style-name="ce3" table:formula="of:=([.M16]+[.AA16]+[.AO16])/[.$G16]" office:value-type="float" office:value="16">
            <text:p>16.00</text:p>
          </table:table-cell>
          <table:table-cell table:style-name="ce3" table:formula="of:=([.P16]+[.AD16]+[.AR16])/[.$G16]" office:value-type="float" office:value="23.6666666666667">
            <text:p>23.67</text:p>
          </table:table-cell>
          <table:table-cell table:style-name="ce3" table:formula="of:=([.Q16]+[.AE16]+[.AS16])/[.$G16]" office:value-type="float" office:value="2060.66666666667">
            <text:p>2060.67</text:p>
          </table:table-cell>
          <table:table-cell table:formula="of:=IF([.H16]&gt;0;1;0)+IF([.X16]&gt;0;1;0)+IF([.AL16]&gt;0;1;0)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329">
            <text:p>329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21 &lt;-&gt; 2]</text:p>
          </table:table-cell>
          <table:table-cell office:value-type="float" office:value="29">
            <text:p>29</text:p>
          </table:table-cell>
          <table:table-cell office:value-type="float" office:value="5780">
            <text:p>578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3" table:formula="of:=([.K17]+[.Y17]+[.AM17])/[.$G17]" office:value-type="float" office:value="0">
            <text:p>0.00</text:p>
          </table:table-cell>
          <table:table-cell table:style-name="ce3" table:formula="of:=([.L17]+[.Z17]+[.AN17])/[.$G17]" office:value-type="float" office:value="3">
            <text:p>3.00</text:p>
          </table:table-cell>
          <table:table-cell table:style-name="ce3" table:formula="of:=([.M17]+[.AA17]+[.AO17])/[.$G17]" office:value-type="float" office:value="17">
            <text:p>17.00</text:p>
          </table:table-cell>
          <table:table-cell table:style-name="ce3" table:formula="of:=([.P17]+[.AD17]+[.AR17])/[.$G17]" office:value-type="float" office:value="28.3333333333333">
            <text:p>28.33</text:p>
          </table:table-cell>
          <table:table-cell table:style-name="ce3" table:formula="of:=([.Q17]+[.AE17]+[.AS17])/[.$G17]" office:value-type="float" office:value="406">
            <text:p>406.00</text:p>
          </table:table-cell>
          <table:table-cell table:formula="of:=IF([.H17]&gt;0;1;0)+IF([.X17]&gt;0;1;0)+IF([.AL17]&gt;0;1;0)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105">
            <text:p>11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3" table:formula="of:=([.K18]+[.Y18]+[.AM18])/[.$G18]" office:value-type="float" office:value="0">
            <text:p>0.00</text:p>
          </table:table-cell>
          <table:table-cell table:style-name="ce3" table:formula="of:=([.L18]+[.Z18]+[.AN18])/[.$G18]" office:value-type="float" office:value="3">
            <text:p>3.00</text:p>
          </table:table-cell>
          <table:table-cell table:style-name="ce3" table:formula="of:=([.M18]+[.AA18]+[.AO18])/[.$G18]" office:value-type="float" office:value="18">
            <text:p>18.00</text:p>
          </table:table-cell>
          <table:table-cell table:style-name="ce3" table:formula="of:=([.P18]+[.AD18]+[.AR18])/[.$G18]" office:value-type="float" office:value="30.6666666666667">
            <text:p>30.67</text:p>
          </table:table-cell>
          <table:table-cell table:style-name="ce3" table:formula="of:=([.Q18]+[.AE18]+[.AS18])/[.$G18]" office:value-type="float" office:value="2727">
            <text:p>2727.00</text:p>
          </table:table-cell>
          <table:table-cell table:formula="of:=IF([.H18]&gt;0;1;0)+IF([.X18]&gt;0;1;0)+IF([.AL18]&gt;0;1;0)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934">
            <text:p>39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833">
            <text:p>383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414">
            <text:p>41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3" table:formula="of:=([.K19]+[.Y19]+[.AM19])/[.$G19]" office:value-type="float" office:value="0.333333333333333">
            <text:p>0.33</text:p>
          </table:table-cell>
          <table:table-cell table:style-name="ce3" table:formula="of:=([.L19]+[.Z19]+[.AN19])/[.$G19]" office:value-type="float" office:value="3.66666666666667">
            <text:p>3.67</text:p>
          </table:table-cell>
          <table:table-cell table:style-name="ce3" table:formula="of:=([.M19]+[.AA19]+[.AO19])/[.$G19]" office:value-type="float" office:value="19">
            <text:p>19.00</text:p>
          </table:table-cell>
          <table:table-cell table:style-name="ce3" table:formula="of:=([.P19]+[.AD19]+[.AR19])/[.$G19]" office:value-type="float" office:value="11.3333333333333">
            <text:p>11.33</text:p>
          </table:table-cell>
          <table:table-cell table:style-name="ce3" table:formula="of:=([.Q19]+[.AE19]+[.AS19])/[.$G19]" office:value-type="float" office:value="1010">
            <text:p>1010.00</text:p>
          </table:table-cell>
          <table:table-cell table:formula="of:=IF([.H19]&gt;0;1;0)+IF([.X19]&gt;0;1;0)+IF([.AL19]&gt;0;1;0)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952">
            <text:p>952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899">
            <text:p>18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3" table:formula="of:=([.K20]+[.Y20]+[.AM20])/[.$G20]" office:value-type="float" office:value="0.333333333333333">
            <text:p>0.33</text:p>
          </table:table-cell>
          <table:table-cell table:style-name="ce3" table:formula="of:=([.L20]+[.Z20]+[.AN20])/[.$G20]" office:value-type="float" office:value="4">
            <text:p>4.00</text:p>
          </table:table-cell>
          <table:table-cell table:style-name="ce3" table:formula="of:=([.M20]+[.AA20]+[.AO20])/[.$G20]" office:value-type="float" office:value="20">
            <text:p>20.00</text:p>
          </table:table-cell>
          <table:table-cell table:style-name="ce3" table:formula="of:=([.P20]+[.AD20]+[.AR20])/[.$G20]" office:value-type="float" office:value="31">
            <text:p>31.00</text:p>
          </table:table-cell>
          <table:table-cell table:style-name="ce3" table:formula="of:=([.Q20]+[.AE20]+[.AS20])/[.$G20]" office:value-type="float" office:value="738.666666666667">
            <text:p>738.67</text:p>
          </table:table-cell>
          <table:table-cell table:formula="of:=IF([.H20]&gt;0;1;0)+IF([.X20]&gt;0;1;0)+IF([.AL20]&gt;0;1;0)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422">
            <text:p>4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29 &lt;-&gt; 24]</text:p>
          </table:table-cell>
          <table:table-cell office:value-type="float" office:value="43">
            <text:p>43</text:p>
          </table:table-cell>
          <table:table-cell office:value-type="float" office:value="1746">
            <text:p>17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3" table:formula="of:=([.K21]+[.Y21]+[.AM21])/[.$G21]" office:value-type="float" office:value="0.333333333333333">
            <text:p>0.33</text:p>
          </table:table-cell>
          <table:table-cell table:style-name="ce3" table:formula="of:=([.L21]+[.Z21]+[.AN21])/[.$G21]" office:value-type="float" office:value="4.66666666666667">
            <text:p>4.67</text:p>
          </table:table-cell>
          <table:table-cell table:style-name="ce3" table:formula="of:=([.M21]+[.AA21]+[.AO21])/[.$G21]" office:value-type="float" office:value="21">
            <text:p>21.00</text:p>
          </table:table-cell>
          <table:table-cell table:style-name="ce3" table:formula="of:=([.P21]+[.AD21]+[.AR21])/[.$G21]" office:value-type="float" office:value="20">
            <text:p>20.00</text:p>
          </table:table-cell>
          <table:table-cell table:style-name="ce3" table:formula="of:=([.Q21]+[.AE21]+[.AS21])/[.$G21]" office:value-type="float" office:value="1152.33333333333">
            <text:p>1152.33</text:p>
          </table:table-cell>
          <table:table-cell table:formula="of:=IF([.H21]&gt;0;1;0)+IF([.X21]&gt;0;1;0)+IF([.AL21]&gt;0;1;0)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251">
            <text:p>22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634">
            <text:p>6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572">
            <text:p>57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3" table:formula="of:=([.K22]+[.Y22]+[.AM22])/[.$G22]" office:value-type="float" office:value="0.333333333333333">
            <text:p>0.33</text:p>
          </table:table-cell>
          <table:table-cell table:style-name="ce3" table:formula="of:=([.L22]+[.Z22]+[.AN22])/[.$G22]" office:value-type="float" office:value="5">
            <text:p>5.00</text:p>
          </table:table-cell>
          <table:table-cell table:style-name="ce3" table:formula="of:=([.M22]+[.AA22]+[.AO22])/[.$G22]" office:value-type="float" office:value="22">
            <text:p>22.00</text:p>
          </table:table-cell>
          <table:table-cell table:style-name="ce3" table:formula="of:=([.P22]+[.AD22]+[.AR22])/[.$G22]" office:value-type="float" office:value="22.3333333333333">
            <text:p>22.33</text:p>
          </table:table-cell>
          <table:table-cell table:style-name="ce3" table:formula="of:=([.Q22]+[.AE22]+[.AS22])/[.$G22]" office:value-type="float" office:value="451.666666666667">
            <text:p>451.67</text:p>
          </table:table-cell>
          <table:table-cell table:formula="of:=IF([.H22]&gt;0;1;0)+IF([.X22]&gt;0;1;0)+IF([.AL22]&gt;0;1;0)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23 &lt;-&gt; 27]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38">
            <text:p>23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866">
            <text:p>8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3" table:formula="of:=([.K23]+[.Y23]+[.AM23])/[.$G23]" office:value-type="float" office:value="0.333333333333333">
            <text:p>0.33</text:p>
          </table:table-cell>
          <table:table-cell table:style-name="ce3" table:formula="of:=([.L23]+[.Z23]+[.AN23])/[.$G23]" office:value-type="float" office:value="5">
            <text:p>5.00</text:p>
          </table:table-cell>
          <table:table-cell table:style-name="ce3" table:formula="of:=([.M23]+[.AA23]+[.AO23])/[.$G23]" office:value-type="float" office:value="23">
            <text:p>23.00</text:p>
          </table:table-cell>
          <table:table-cell table:style-name="ce3" table:formula="of:=([.P23]+[.AD23]+[.AR23])/[.$G23]" office:value-type="float" office:value="30">
            <text:p>30.00</text:p>
          </table:table-cell>
          <table:table-cell table:style-name="ce3" table:formula="of:=([.Q23]+[.AE23]+[.AS23])/[.$G23]" office:value-type="float" office:value="529.666666666667">
            <text:p>529.67</text:p>
          </table:table-cell>
          <table:table-cell table:formula="of:=IF([.H23]&gt;0;1;0)+IF([.X23]&gt;0;1;0)+IF([.AL23]&gt;0;1;0)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9 &lt;-&gt; 36]</text:p>
          </table:table-cell>
          <table:table-cell office:value-type="float" office:value="27">
            <text:p>27</text:p>
          </table:table-cell>
          <table:table-cell office:value-type="float" office:value="793">
            <text:p>79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723">
            <text:p>7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3" table:formula="of:=([.K24]+[.Y24]+[.AM24])/[.$G24]" office:value-type="float" office:value="0.333333333333333">
            <text:p>0.33</text:p>
          </table:table-cell>
          <table:table-cell table:style-name="ce3" table:formula="of:=([.L24]+[.Z24]+[.AN24])/[.$G24]" office:value-type="float" office:value="5.33333333333333">
            <text:p>5.33</text:p>
          </table:table-cell>
          <table:table-cell table:style-name="ce3" table:formula="of:=([.M24]+[.AA24]+[.AO24])/[.$G24]" office:value-type="float" office:value="24">
            <text:p>24.00</text:p>
          </table:table-cell>
          <table:table-cell table:style-name="ce3" table:formula="of:=([.P24]+[.AD24]+[.AR24])/[.$G24]" office:value-type="float" office:value="27">
            <text:p>27.00</text:p>
          </table:table-cell>
          <table:table-cell table:style-name="ce3" table:formula="of:=([.Q24]+[.AE24]+[.AS24])/[.$G24]" office:value-type="float" office:value="367">
            <text:p>367.00</text:p>
          </table:table-cell>
          <table:table-cell table:formula="of:=IF([.H24]&gt;0;1;0)+IF([.X24]&gt;0;1;0)+IF([.AL24]&gt;0;1;0)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38">
            <text:p>33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46">
            <text:p>2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517">
            <text:p>5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3" table:formula="of:=([.K25]+[.Y25]+[.AM25])/[.$G25]" office:value-type="float" office:value="0.333333333333333">
            <text:p>0.33</text:p>
          </table:table-cell>
          <table:table-cell table:style-name="ce3" table:formula="of:=([.L25]+[.Z25]+[.AN25])/[.$G25]" office:value-type="float" office:value="5.66666666666667">
            <text:p>5.67</text:p>
          </table:table-cell>
          <table:table-cell table:style-name="ce3" table:formula="of:=([.M25]+[.AA25]+[.AO25])/[.$G25]" office:value-type="float" office:value="25">
            <text:p>25.00</text:p>
          </table:table-cell>
          <table:table-cell table:style-name="ce3" table:formula="of:=([.P25]+[.AD25]+[.AR25])/[.$G25]" office:value-type="float" office:value="29.6666666666667">
            <text:p>29.67</text:p>
          </table:table-cell>
          <table:table-cell table:style-name="ce3" table:formula="of:=([.Q25]+[.AE25]+[.AS25])/[.$G25]" office:value-type="float" office:value="1832.66666666667">
            <text:p>1832.67</text:p>
          </table:table-cell>
          <table:table-cell table:formula="of:=IF([.H25]&gt;0;1;0)+IF([.X25]&gt;0;1;0)+IF([.AL25]&gt;0;1;0)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896">
            <text:p>89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228">
            <text:p>22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374">
            <text:p>237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3" table:formula="of:=([.K26]+[.Y26]+[.AM26])/[.$G26]" office:value-type="float" office:value="0.333333333333333">
            <text:p>0.33</text:p>
          </table:table-cell>
          <table:table-cell table:style-name="ce3" table:formula="of:=([.L26]+[.Z26]+[.AN26])/[.$G26]" office:value-type="float" office:value="5.66666666666667">
            <text:p>5.67</text:p>
          </table:table-cell>
          <table:table-cell table:style-name="ce3" table:formula="of:=([.M26]+[.AA26]+[.AO26])/[.$G26]" office:value-type="float" office:value="26">
            <text:p>26.00</text:p>
          </table:table-cell>
          <table:table-cell table:style-name="ce3" table:formula="of:=([.P26]+[.AD26]+[.AR26])/[.$G26]" office:value-type="float" office:value="31.3333333333333">
            <text:p>31.33</text:p>
          </table:table-cell>
          <table:table-cell table:style-name="ce3" table:formula="of:=([.Q26]+[.AE26]+[.AS26])/[.$G26]" office:value-type="float" office:value="1031.33333333333">
            <text:p>1031.33</text:p>
          </table:table-cell>
          <table:table-cell table:formula="of:=IF([.H26]&gt;0;1;0)+IF([.X26]&gt;0;1;0)+IF([.AL26]&gt;0;1;0)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948">
            <text:p>9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791">
            <text:p>17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55">
            <text:p>35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3" table:formula="of:=([.K27]+[.Y27]+[.AM27])/[.$G27]" office:value-type="float" office:value="0.333333333333333">
            <text:p>0.33</text:p>
          </table:table-cell>
          <table:table-cell table:style-name="ce3" table:formula="of:=([.L27]+[.Z27]+[.AN27])/[.$G27]" office:value-type="float" office:value="6">
            <text:p>6.00</text:p>
          </table:table-cell>
          <table:table-cell table:style-name="ce3" table:formula="of:=([.M27]+[.AA27]+[.AO27])/[.$G27]" office:value-type="float" office:value="27">
            <text:p>27.00</text:p>
          </table:table-cell>
          <table:table-cell table:style-name="ce3" table:formula="of:=([.P27]+[.AD27]+[.AR27])/[.$G27]" office:value-type="float" office:value="28.3333333333333">
            <text:p>28.33</text:p>
          </table:table-cell>
          <table:table-cell table:style-name="ce3" table:formula="of:=([.Q27]+[.AE27]+[.AS27])/[.$G27]" office:value-type="float" office:value="465.333333333333">
            <text:p>465.33</text:p>
          </table:table-cell>
          <table:table-cell table:formula="of:=IF([.H27]&gt;0;1;0)+IF([.X27]&gt;0;1;0)+IF([.AL27]&gt;0;1;0)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324">
            <text:p>132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3" table:formula="of:=([.K28]+[.Y28]+[.AM28])/[.$G28]" office:value-type="float" office:value="0.333333333333333">
            <text:p>0.33</text:p>
          </table:table-cell>
          <table:table-cell table:style-name="ce3" table:formula="of:=([.L28]+[.Z28]+[.AN28])/[.$G28]" office:value-type="float" office:value="6">
            <text:p>6.00</text:p>
          </table:table-cell>
          <table:table-cell table:style-name="ce3" table:formula="of:=([.M28]+[.AA28]+[.AO28])/[.$G28]" office:value-type="float" office:value="28">
            <text:p>28.00</text:p>
          </table:table-cell>
          <table:table-cell table:style-name="ce3" table:formula="of:=([.P28]+[.AD28]+[.AR28])/[.$G28]" office:value-type="float" office:value="31.6666666666667">
            <text:p>31.67</text:p>
          </table:table-cell>
          <table:table-cell table:style-name="ce3" table:formula="of:=([.Q28]+[.AE28]+[.AS28])/[.$G28]" office:value-type="float" office:value="1915">
            <text:p>1915.00</text:p>
          </table:table-cell>
          <table:table-cell table:formula="of:=IF([.H28]&gt;0;1;0)+IF([.X28]&gt;0;1;0)+IF([.AL28]&gt;0;1;0)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071">
            <text:p>10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923">
            <text:p>923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751">
            <text:p>37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3" table:formula="of:=([.K29]+[.Y29]+[.AM29])/[.$G29]" office:value-type="float" office:value="0.333333333333333">
            <text:p>0.33</text:p>
          </table:table-cell>
          <table:table-cell table:style-name="ce3" table:formula="of:=([.L29]+[.Z29]+[.AN29])/[.$G29]" office:value-type="float" office:value="6">
            <text:p>6.00</text:p>
          </table:table-cell>
          <table:table-cell table:style-name="ce3" table:formula="of:=([.M29]+[.AA29]+[.AO29])/[.$G29]" office:value-type="float" office:value="29">
            <text:p>29.00</text:p>
          </table:table-cell>
          <table:table-cell table:style-name="ce3" table:formula="of:=([.P29]+[.AD29]+[.AR29])/[.$G29]" office:value-type="float" office:value="25.6666666666667">
            <text:p>25.67</text:p>
          </table:table-cell>
          <table:table-cell table:style-name="ce3" table:formula="of:=([.Q29]+[.AE29]+[.AS29])/[.$G29]" office:value-type="float" office:value="644">
            <text:p>644.00</text:p>
          </table:table-cell>
          <table:table-cell table:formula="of:=IF([.H29]&gt;0;1;0)+IF([.X29]&gt;0;1;0)+IF([.AL29]&gt;0;1;0)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600">
            <text:p>600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543">
            <text:p>54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89">
            <text:p>789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3" table:formula="of:=([.K30]+[.Y30]+[.AM30])/[.$G30]" office:value-type="float" office:value="0.333333333333333">
            <text:p>0.33</text:p>
          </table:table-cell>
          <table:table-cell table:style-name="ce3" table:formula="of:=([.L30]+[.Z30]+[.AN30])/[.$G30]" office:value-type="float" office:value="6">
            <text:p>6.00</text:p>
          </table:table-cell>
          <table:table-cell table:style-name="ce3" table:formula="of:=([.M30]+[.AA30]+[.AO30])/[.$G30]" office:value-type="float" office:value="30">
            <text:p>30.00</text:p>
          </table:table-cell>
          <table:table-cell table:style-name="ce3" table:formula="of:=([.P30]+[.AD30]+[.AR30])/[.$G30]" office:value-type="float" office:value="27">
            <text:p>27.00</text:p>
          </table:table-cell>
          <table:table-cell table:style-name="ce3" table:formula="of:=([.Q30]+[.AE30]+[.AS30])/[.$G30]" office:value-type="float" office:value="373">
            <text:p>373.00</text:p>
          </table:table-cell>
          <table:table-cell table:formula="of:=IF([.H30]&gt;0;1;0)+IF([.X30]&gt;0;1;0)+IF([.AL30]&gt;0;1;0)"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652">
            <text:p>6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24 &lt;-&gt; 42]</text:p>
          </table:table-cell>
          <table:table-cell office:value-type="float" office:value="18">
            <text:p>18</text:p>
          </table:table-cell>
          <table:table-cell office:value-type="float" office:value="136">
            <text:p>13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331">
            <text:p>33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3" table:formula="of:=([.K31]+[.Y31]+[.AM31])/[.$G31]" office:value-type="float" office:value="0.333333333333333">
            <text:p>0.33</text:p>
          </table:table-cell>
          <table:table-cell table:style-name="ce3" table:formula="of:=([.L31]+[.Z31]+[.AN31])/[.$G31]" office:value-type="float" office:value="6">
            <text:p>6.00</text:p>
          </table:table-cell>
          <table:table-cell table:style-name="ce3" table:formula="of:=([.M31]+[.AA31]+[.AO31])/[.$G31]" office:value-type="float" office:value="31">
            <text:p>31.00</text:p>
          </table:table-cell>
          <table:table-cell table:style-name="ce3" table:formula="of:=([.P31]+[.AD31]+[.AR31])/[.$G31]" office:value-type="float" office:value="31">
            <text:p>31.00</text:p>
          </table:table-cell>
          <table:table-cell table:style-name="ce3" table:formula="of:=([.Q31]+[.AE31]+[.AS31])/[.$G31]" office:value-type="float" office:value="940">
            <text:p>940.00</text:p>
          </table:table-cell>
          <table:table-cell table:formula="of:=IF([.H31]&gt;0;1;0)+IF([.X31]&gt;0;1;0)+IF([.AL31]&gt;0;1;0)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623">
            <text:p>26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3" table:formula="of:=([.K32]+[.Y32]+[.AM32])/[.$G32]" office:value-type="float" office:value="0.666666666666667">
            <text:p>0.67</text:p>
          </table:table-cell>
          <table:table-cell table:style-name="ce3" table:formula="of:=([.L32]+[.Z32]+[.AN32])/[.$G32]" office:value-type="float" office:value="6.33333333333333">
            <text:p>6.33</text:p>
          </table:table-cell>
          <table:table-cell table:style-name="ce3" table:formula="of:=([.M32]+[.AA32]+[.AO32])/[.$G32]" office:value-type="float" office:value="32">
            <text:p>32.00</text:p>
          </table:table-cell>
          <table:table-cell table:style-name="ce3" table:formula="of:=([.P32]+[.AD32]+[.AR32])/[.$G32]" office:value-type="float" office:value="25">
            <text:p>25.00</text:p>
          </table:table-cell>
          <table:table-cell table:style-name="ce3" table:formula="of:=([.Q32]+[.AE32]+[.AS32])/[.$G32]" office:value-type="float" office:value="834">
            <text:p>834.00</text:p>
          </table:table-cell>
          <table:table-cell table:formula="of:=IF([.H32]&gt;0;1;0)+IF([.X32]&gt;0;1;0)+IF([.AL32]&gt;0;1;0)"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700">
            <text:p>170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699">
            <text:p>6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3" table:formula="of:=([.K33]+[.Y33]+[.AM33])/[.$G33]" office:value-type="float" office:value="0.666666666666667">
            <text:p>0.67</text:p>
          </table:table-cell>
          <table:table-cell table:style-name="ce3" table:formula="of:=([.L33]+[.Z33]+[.AN33])/[.$G33]" office:value-type="float" office:value="6.66666666666667">
            <text:p>6.67</text:p>
          </table:table-cell>
          <table:table-cell table:style-name="ce3" table:formula="of:=([.M33]+[.AA33]+[.AO33])/[.$G33]" office:value-type="float" office:value="33">
            <text:p>33.00</text:p>
          </table:table-cell>
          <table:table-cell table:style-name="ce3" table:formula="of:=([.P33]+[.AD33]+[.AR33])/[.$G33]" office:value-type="float" office:value="22">
            <text:p>22.00</text:p>
          </table:table-cell>
          <table:table-cell table:style-name="ce3" table:formula="of:=([.Q33]+[.AE33]+[.AS33])/[.$G33]" office:value-type="float" office:value="1422.66666666667">
            <text:p>1422.67</text:p>
          </table:table-cell>
          <table:table-cell table:formula="of:=IF([.H33]&gt;0;1;0)+IF([.X33]&gt;0;1;0)+IF([.AL33]&gt;0;1;0)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24 &lt;-&gt; 43]</text:p>
          </table:table-cell>
          <table:table-cell office:value-type="float" office:value="19">
            <text:p>19</text:p>
          </table:table-cell>
          <table:table-cell office:value-type="float" office:value="1567">
            <text:p>156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651">
            <text:p>6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2050">
            <text:p>20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3" table:formula="of:=([.K34]+[.Y34]+[.AM34])/[.$G34]" office:value-type="float" office:value="0.666666666666667">
            <text:p>0.67</text:p>
          </table:table-cell>
          <table:table-cell table:style-name="ce3" table:formula="of:=([.L34]+[.Z34]+[.AN34])/[.$G34]" office:value-type="float" office:value="6.66666666666667">
            <text:p>6.67</text:p>
          </table:table-cell>
          <table:table-cell table:style-name="ce3" table:formula="of:=([.M34]+[.AA34]+[.AO34])/[.$G34]" office:value-type="float" office:value="34">
            <text:p>34.00</text:p>
          </table:table-cell>
          <table:table-cell table:style-name="ce3" table:formula="of:=([.P34]+[.AD34]+[.AR34])/[.$G34]" office:value-type="float" office:value="34.3333333333333">
            <text:p>34.33</text:p>
          </table:table-cell>
          <table:table-cell table:style-name="ce3" table:formula="of:=([.Q34]+[.AE34]+[.AS34])/[.$G34]" office:value-type="float" office:value="1053.66666666667">
            <text:p>1053.67</text:p>
          </table:table-cell>
          <table:table-cell table:formula="of:=IF([.H34]&gt;0;1;0)+IF([.X34]&gt;0;1;0)+IF([.AL34]&gt;0;1;0)"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29 &lt;-&gt; 24]</text:p>
          </table:table-cell>
          <table:table-cell office:value-type="float" office:value="43">
            <text:p>43</text:p>
          </table:table-cell>
          <table:table-cell office:value-type="float" office:value="897">
            <text:p>89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878">
            <text:p>878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386">
            <text:p>13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3" table:formula="of:=([.K35]+[.Y35]+[.AM35])/[.$G35]" office:value-type="float" office:value="0.666666666666667">
            <text:p>0.67</text:p>
          </table:table-cell>
          <table:table-cell table:style-name="ce3" table:formula="of:=([.L35]+[.Z35]+[.AN35])/[.$G35]" office:value-type="float" office:value="6.66666666666667">
            <text:p>6.67</text:p>
          </table:table-cell>
          <table:table-cell table:style-name="ce3" table:formula="of:=([.M35]+[.AA35]+[.AO35])/[.$G35]" office:value-type="float" office:value="35">
            <text:p>35.00</text:p>
          </table:table-cell>
          <table:table-cell table:style-name="ce3" table:formula="of:=([.P35]+[.AD35]+[.AR35])/[.$G35]" office:value-type="float" office:value="32.6666666666667">
            <text:p>32.67</text:p>
          </table:table-cell>
          <table:table-cell table:style-name="ce3" table:formula="of:=([.Q35]+[.AE35]+[.AS35])/[.$G35]" office:value-type="float" office:value="1316.66666666667">
            <text:p>1316.67</text:p>
          </table:table-cell>
          <table:table-cell table:formula="of:=IF([.H35]&gt;0;1;0)+IF([.X35]&gt;0;1;0)+IF([.AL35]&gt;0;1;0)"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541">
            <text:p>254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327">
            <text:p>132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3" table:formula="of:=([.K36]+[.Y36]+[.AM36])/[.$G36]" office:value-type="float" office:value="0.666666666666667">
            <text:p>0.67</text:p>
          </table:table-cell>
          <table:table-cell table:style-name="ce3" table:formula="of:=([.L36]+[.Z36]+[.AN36])/[.$G36]" office:value-type="float" office:value="6.66666666666667">
            <text:p>6.67</text:p>
          </table:table-cell>
          <table:table-cell table:style-name="ce3" table:formula="of:=([.M36]+[.AA36]+[.AO36])/[.$G36]" office:value-type="float" office:value="36">
            <text:p>36.00</text:p>
          </table:table-cell>
          <table:table-cell table:style-name="ce3" table:formula="of:=([.P36]+[.AD36]+[.AR36])/[.$G36]" office:value-type="float" office:value="33.6666666666667">
            <text:p>33.67</text:p>
          </table:table-cell>
          <table:table-cell table:style-name="ce3" table:formula="of:=([.Q36]+[.AE36]+[.AS36])/[.$G36]" office:value-type="float" office:value="2124.33333333333">
            <text:p>2124.33</text:p>
          </table:table-cell>
          <table:table-cell table:formula="of:=IF([.H36]&gt;0;1;0)+IF([.X36]&gt;0;1;0)+IF([.AL36]&gt;0;1;0)"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2505">
            <text:p>25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2918">
            <text:p>291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950">
            <text:p>9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3" table:formula="of:=([.K37]+[.Y37]+[.AM37])/[.$G37]" office:value-type="float" office:value="0.666666666666667">
            <text:p>0.67</text:p>
          </table:table-cell>
          <table:table-cell table:style-name="ce3" table:formula="of:=([.L37]+[.Z37]+[.AN37])/[.$G37]" office:value-type="float" office:value="7.33333333333333">
            <text:p>7.33</text:p>
          </table:table-cell>
          <table:table-cell table:style-name="ce3" table:formula="of:=([.M37]+[.AA37]+[.AO37])/[.$G37]" office:value-type="float" office:value="37">
            <text:p>37.00</text:p>
          </table:table-cell>
          <table:table-cell table:style-name="ce3" table:formula="of:=([.P37]+[.AD37]+[.AR37])/[.$G37]" office:value-type="float" office:value="19.6666666666667">
            <text:p>19.67</text:p>
          </table:table-cell>
          <table:table-cell table:style-name="ce3" table:formula="of:=([.Q37]+[.AE37]+[.AS37])/[.$G37]" office:value-type="float" office:value="888.666666666667">
            <text:p>888.67</text:p>
          </table:table-cell>
          <table:table-cell table:formula="of:=IF([.H37]&gt;0;1;0)+IF([.X37]&gt;0;1;0)+IF([.AL37]&gt;0;1;0)"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2503">
            <text:p>25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3" table:formula="of:=([.K38]+[.Y38]+[.AM38])/[.$G38]" office:value-type="float" office:value="0.666666666666667">
            <text:p>0.67</text:p>
          </table:table-cell>
          <table:table-cell table:style-name="ce3" table:formula="of:=([.L38]+[.Z38]+[.AN38])/[.$G38]" office:value-type="float" office:value="7.33333333333333">
            <text:p>7.33</text:p>
          </table:table-cell>
          <table:table-cell table:style-name="ce3" table:formula="of:=([.M38]+[.AA38]+[.AO38])/[.$G38]" office:value-type="float" office:value="38">
            <text:p>38.00</text:p>
          </table:table-cell>
          <table:table-cell table:style-name="ce3" table:formula="of:=([.P38]+[.AD38]+[.AR38])/[.$G38]" office:value-type="float" office:value="37.3333333333333">
            <text:p>37.33</text:p>
          </table:table-cell>
          <table:table-cell table:style-name="ce3" table:formula="of:=([.Q38]+[.AE38]+[.AS38])/[.$G38]" office:value-type="float" office:value="1186.33333333333">
            <text:p>1186.33</text:p>
          </table:table-cell>
          <table:table-cell table:formula="of:=IF([.H38]&gt;0;1;0)+IF([.X38]&gt;0;1;0)+IF([.AL38]&gt;0;1;0)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2201">
            <text:p>220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351">
            <text:p>13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3" table:formula="of:=([.K39]+[.Y39]+[.AM39])/[.$G39]" office:value-type="float" office:value="0.666666666666667">
            <text:p>0.67</text:p>
          </table:table-cell>
          <table:table-cell table:style-name="ce3" table:formula="of:=([.L39]+[.Z39]+[.AN39])/[.$G39]" office:value-type="float" office:value="7.66666666666667">
            <text:p>7.67</text:p>
          </table:table-cell>
          <table:table-cell table:style-name="ce3" table:formula="of:=([.M39]+[.AA39]+[.AO39])/[.$G39]" office:value-type="float" office:value="39">
            <text:p>39.00</text:p>
          </table:table-cell>
          <table:table-cell table:style-name="ce3" table:formula="of:=([.P39]+[.AD39]+[.AR39])/[.$G39]" office:value-type="float" office:value="24">
            <text:p>24.00</text:p>
          </table:table-cell>
          <table:table-cell table:style-name="ce3" table:formula="of:=([.Q39]+[.AE39]+[.AS39])/[.$G39]" office:value-type="float" office:value="1981.33333333333">
            <text:p>1981.33</text:p>
          </table:table-cell>
          <table:table-cell table:formula="of:=IF([.H39]&gt;0;1;0)+IF([.X39]&gt;0;1;0)+IF([.AL39]&gt;0;1;0)"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3205">
            <text:p>320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2661">
            <text:p>266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3" table:formula="of:=([.K40]+[.Y40]+[.AM40])/[.$G40]" office:value-type="float" office:value="0.666666666666667">
            <text:p>0.67</text:p>
          </table:table-cell>
          <table:table-cell table:style-name="ce3" table:formula="of:=([.L40]+[.Z40]+[.AN40])/[.$G40]" office:value-type="float" office:value="8">
            <text:p>8.00</text:p>
          </table:table-cell>
          <table:table-cell table:style-name="ce3" table:formula="of:=([.M40]+[.AA40]+[.AO40])/[.$G40]" office:value-type="float" office:value="40">
            <text:p>40.00</text:p>
          </table:table-cell>
          <table:table-cell table:style-name="ce3" table:formula="of:=([.P40]+[.AD40]+[.AR40])/[.$G40]" office:value-type="float" office:value="18.3333333333333">
            <text:p>18.33</text:p>
          </table:table-cell>
          <table:table-cell table:style-name="ce3" table:formula="of:=([.Q40]+[.AE40]+[.AS40])/[.$G40]" office:value-type="float" office:value="2298">
            <text:p>2298.00</text:p>
          </table:table-cell>
          <table:table-cell table:formula="of:=IF([.H40]&gt;0;1;0)+IF([.X40]&gt;0;1;0)+IF([.AL40]&gt;0;1;0)"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5603">
            <text:p>56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18 &lt;-&gt; 39]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116">
            <text:p>111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3" table:formula="of:=([.K41]+[.Y41]+[.AM41])/[.$G41]" office:value-type="float" office:value="0.666666666666667">
            <text:p>0.67</text:p>
          </table:table-cell>
          <table:table-cell table:style-name="ce3" table:formula="of:=([.L41]+[.Z41]+[.AN41])/[.$G41]" office:value-type="float" office:value="8.66666666666667">
            <text:p>8.67</text:p>
          </table:table-cell>
          <table:table-cell table:style-name="ce3" table:formula="of:=([.M41]+[.AA41]+[.AO41])/[.$G41]" office:value-type="float" office:value="41">
            <text:p>41.00</text:p>
          </table:table-cell>
          <table:table-cell table:style-name="ce3" table:formula="of:=([.P41]+[.AD41]+[.AR41])/[.$G41]" office:value-type="float" office:value="21.6666666666667">
            <text:p>21.67</text:p>
          </table:table-cell>
          <table:table-cell table:style-name="ce3" table:formula="of:=([.Q41]+[.AE41]+[.AS41])/[.$G41]" office:value-type="float" office:value="1688">
            <text:p>1688.00</text:p>
          </table:table-cell>
          <table:table-cell table:formula="of:=IF([.H41]&gt;0;1;0)+IF([.X41]&gt;0;1;0)+IF([.AL41]&gt;0;1;0)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3041">
            <text:p>304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1786">
            <text:p>17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237">
            <text:p>23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3" table:formula="of:=([.K42]+[.Y42]+[.AM42])/[.$G42]" office:value-type="float" office:value="0.666666666666667">
            <text:p>0.67</text:p>
          </table:table-cell>
          <table:table-cell table:style-name="ce3" table:formula="of:=([.L42]+[.Z42]+[.AN42])/[.$G42]" office:value-type="float" office:value="9">
            <text:p>9.00</text:p>
          </table:table-cell>
          <table:table-cell table:style-name="ce3" table:formula="of:=([.M42]+[.AA42]+[.AO42])/[.$G42]" office:value-type="float" office:value="42">
            <text:p>42.00</text:p>
          </table:table-cell>
          <table:table-cell table:style-name="ce3" table:formula="of:=([.P42]+[.AD42]+[.AR42])/[.$G42]" office:value-type="float" office:value="23.6666666666667">
            <text:p>23.67</text:p>
          </table:table-cell>
          <table:table-cell table:style-name="ce3" table:formula="of:=([.Q42]+[.AE42]+[.AS42])/[.$G42]" office:value-type="float" office:value="2415">
            <text:p>2415.00</text:p>
          </table:table-cell>
          <table:table-cell table:formula="of:=IF([.H42]&gt;0;1;0)+IF([.X42]&gt;0;1;0)+IF([.AL42]&gt;0;1;0)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3713">
            <text:p>371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277">
            <text:p>227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1255">
            <text:p>125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3" table:formula="of:=([.K43]+[.Y43]+[.AM43])/[.$G43]" office:value-type="float" office:value="0.666666666666667">
            <text:p>0.67</text:p>
          </table:table-cell>
          <table:table-cell table:style-name="ce3" table:formula="of:=([.L43]+[.Z43]+[.AN43])/[.$G43]" office:value-type="float" office:value="9.33333333333333">
            <text:p>9.33</text:p>
          </table:table-cell>
          <table:table-cell table:style-name="ce3" table:formula="of:=([.M43]+[.AA43]+[.AO43])/[.$G43]" office:value-type="float" office:value="43">
            <text:p>43.00</text:p>
          </table:table-cell>
          <table:table-cell table:style-name="ce3" table:formula="of:=([.P43]+[.AD43]+[.AR43])/[.$G43]" office:value-type="float" office:value="21.6666666666667">
            <text:p>21.67</text:p>
          </table:table-cell>
          <table:table-cell table:style-name="ce3" table:formula="of:=([.Q43]+[.AE43]+[.AS43])/[.$G43]" office:value-type="float" office:value="2218.66666666667">
            <text:p>2218.67</text:p>
          </table:table-cell>
          <table:table-cell table:formula="of:=IF([.H43]&gt;0;1;0)+IF([.X43]&gt;0;1;0)+IF([.AL43]&gt;0;1;0)"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6279">
            <text:p>6279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15 &lt;-&gt; 0]</text:p>
          </table:table-cell>
          <table:table-cell office:value-type="float" office:value="33">
            <text:p>33</text:p>
          </table:table-cell>
          <table:table-cell office:value-type="float" office:value="223">
            <text:p>2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3" table:formula="of:=([.K44]+[.Y44]+[.AM44])/[.$G44]" office:value-type="float" office:value="0.666666666666667">
            <text:p>0.67</text:p>
          </table:table-cell>
          <table:table-cell table:style-name="ce3" table:formula="of:=([.L44]+[.Z44]+[.AN44])/[.$G44]" office:value-type="float" office:value="9.66666666666667">
            <text:p>9.67</text:p>
          </table:table-cell>
          <table:table-cell table:style-name="ce3" table:formula="of:=([.M44]+[.AA44]+[.AO44])/[.$G44]" office:value-type="float" office:value="44">
            <text:p>44.00</text:p>
          </table:table-cell>
          <table:table-cell table:style-name="ce3" table:formula="of:=([.P44]+[.AD44]+[.AR44])/[.$G44]" office:value-type="float" office:value="28">
            <text:p>28.00</text:p>
          </table:table-cell>
          <table:table-cell table:style-name="ce3" table:formula="of:=([.Q44]+[.AE44]+[.AS44])/[.$G44]" office:value-type="float" office:value="694.666666666667">
            <text:p>694.67</text:p>
          </table:table-cell>
          <table:table-cell table:formula="of:=IF([.H44]&gt;0;1;0)+IF([.X44]&gt;0;1;0)+IF([.AL44]&gt;0;1;0)"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1431">
            <text:p>143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46">
            <text:p>3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07">
            <text:p>30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3" table:formula="of:=([.K45]+[.Y45]+[.AM45])/[.$G45]" office:value-type="float" office:value="0.666666666666667">
            <text:p>0.67</text:p>
          </table:table-cell>
          <table:table-cell table:style-name="ce3" table:formula="of:=([.L45]+[.Z45]+[.AN45])/[.$G45]" office:value-type="float" office:value="9.66666666666667">
            <text:p>9.67</text:p>
          </table:table-cell>
          <table:table-cell table:style-name="ce3" table:formula="of:=([.M45]+[.AA45]+[.AO45])/[.$G45]" office:value-type="float" office:value="45">
            <text:p>45.00</text:p>
          </table:table-cell>
          <table:table-cell table:style-name="ce3" table:formula="of:=([.P45]+[.AD45]+[.AR45])/[.$G45]" office:value-type="float" office:value="32.3333333333333">
            <text:p>32.33</text:p>
          </table:table-cell>
          <table:table-cell table:style-name="ce3" table:formula="of:=([.Q45]+[.AE45]+[.AS45])/[.$G45]" office:value-type="float" office:value="247">
            <text:p>247.00</text:p>
          </table:table-cell>
          <table:table-cell table:formula="of:=IF([.H45]&gt;0;1;0)+IF([.X45]&gt;0;1;0)+IF([.AL45]&gt;0;1;0)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03">
            <text:p>1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21 &lt;-&gt; 2]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21 &lt;-&gt; 2]</text:p>
          </table:table-cell>
          <table:table-cell office:value-type="float" office:value="29">
            <text:p>29</text:p>
          </table:table-cell>
          <table:table-cell office:value-type="float" office:value="382">
            <text:p>38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3" table:formula="of:=([.K46]+[.Y46]+[.AM46])/[.$G46]" office:value-type="float" office:value="0.666666666666667">
            <text:p>0.67</text:p>
          </table:table-cell>
          <table:table-cell table:style-name="ce3" table:formula="of:=([.L46]+[.Z46]+[.AN46])/[.$G46]" office:value-type="float" office:value="9.66666666666667">
            <text:p>9.67</text:p>
          </table:table-cell>
          <table:table-cell table:style-name="ce3" table:formula="of:=([.M46]+[.AA46]+[.AO46])/[.$G46]" office:value-type="float" office:value="46">
            <text:p>46.00</text:p>
          </table:table-cell>
          <table:table-cell table:style-name="ce3" table:formula="of:=([.P46]+[.AD46]+[.AR46])/[.$G46]" office:value-type="float" office:value="33.3333333333333">
            <text:p>33.33</text:p>
          </table:table-cell>
          <table:table-cell table:style-name="ce3" table:formula="of:=([.Q46]+[.AE46]+[.AS46])/[.$G46]" office:value-type="float" office:value="393.333333333333">
            <text:p>393.33</text:p>
          </table:table-cell>
          <table:table-cell table:formula="of:=IF([.H46]&gt;0;1;0)+IF([.X46]&gt;0;1;0)+IF([.AL46]&gt;0;1;0)"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744">
            <text:p>7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46">
            <text:p>2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3" table:formula="of:=([.K47]+[.Y47]+[.AM47])/[.$G47]" office:value-type="float" office:value="0.666666666666667">
            <text:p>0.67</text:p>
          </table:table-cell>
          <table:table-cell table:style-name="ce3" table:formula="of:=([.L47]+[.Z47]+[.AN47])/[.$G47]" office:value-type="float" office:value="10">
            <text:p>10.00</text:p>
          </table:table-cell>
          <table:table-cell table:style-name="ce3" table:formula="of:=([.M47]+[.AA47]+[.AO47])/[.$G47]" office:value-type="float" office:value="47">
            <text:p>47.00</text:p>
          </table:table-cell>
          <table:table-cell table:style-name="ce3" table:formula="of:=([.P47]+[.AD47]+[.AR47])/[.$G47]" office:value-type="float" office:value="28">
            <text:p>28.00</text:p>
          </table:table-cell>
          <table:table-cell table:style-name="ce3" table:formula="of:=([.Q47]+[.AE47]+[.AS47])/[.$G47]" office:value-type="float" office:value="800.333333333333">
            <text:p>800.33</text:p>
          </table:table-cell>
          <table:table-cell table:formula="of:=IF([.H47]&gt;0;1;0)+IF([.X47]&gt;0;1;0)+IF([.AL47]&gt;0;1;0)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859">
            <text:p>8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507">
            <text:p>150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3" table:formula="of:=([.K48]+[.Y48]+[.AM48])/[.$G48]" office:value-type="float" office:value="0.666666666666667">
            <text:p>0.67</text:p>
          </table:table-cell>
          <table:table-cell table:style-name="ce3" table:formula="of:=([.L48]+[.Z48]+[.AN48])/[.$G48]" office:value-type="float" office:value="10">
            <text:p>10.00</text:p>
          </table:table-cell>
          <table:table-cell table:style-name="ce3" table:formula="of:=([.M48]+[.AA48]+[.AO48])/[.$G48]" office:value-type="float" office:value="48">
            <text:p>48.00</text:p>
          </table:table-cell>
          <table:table-cell table:style-name="ce3" table:formula="of:=([.P48]+[.AD48]+[.AR48])/[.$G48]" office:value-type="float" office:value="31.3333333333333">
            <text:p>31.33</text:p>
          </table:table-cell>
          <table:table-cell table:style-name="ce3" table:formula="of:=([.Q48]+[.AE48]+[.AS48])/[.$G48]" office:value-type="float" office:value="821.333333333333">
            <text:p>821.33</text:p>
          </table:table-cell>
          <table:table-cell table:formula="of:=IF([.H48]&gt;0;1;0)+IF([.X48]&gt;0;1;0)+IF([.AL48]&gt;0;1;0)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439">
            <text:p>43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284">
            <text:p>2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741">
            <text:p>174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3" table:formula="of:=([.K49]+[.Y49]+[.AM49])/[.$G49]" office:value-type="float" office:value="0.666666666666667">
            <text:p>0.67</text:p>
          </table:table-cell>
          <table:table-cell table:style-name="ce3" table:formula="of:=([.L49]+[.Z49]+[.AN49])/[.$G49]" office:value-type="float" office:value="10">
            <text:p>10.00</text:p>
          </table:table-cell>
          <table:table-cell table:style-name="ce3" table:formula="of:=([.M49]+[.AA49]+[.AO49])/[.$G49]" office:value-type="float" office:value="49">
            <text:p>49.00</text:p>
          </table:table-cell>
          <table:table-cell table:style-name="ce3" table:formula="of:=([.P49]+[.AD49]+[.AR49])/[.$G49]" office:value-type="float" office:value="40">
            <text:p>40.00</text:p>
          </table:table-cell>
          <table:table-cell table:style-name="ce3" table:formula="of:=([.Q49]+[.AE49]+[.AS49])/[.$G49]" office:value-type="float" office:value="1727.66666666667">
            <text:p>1727.67</text:p>
          </table:table-cell>
          <table:table-cell table:formula="of:=IF([.H49]&gt;0;1;0)+IF([.X49]&gt;0;1;0)+IF([.AL49]&gt;0;1;0)"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46">
            <text:p>1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654">
            <text:p>6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4383">
            <text:p>438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3" table:formula="of:=([.K50]+[.Y50]+[.AM50])/[.$G50]" office:value-type="float" office:value="0.666666666666667">
            <text:p>0.67</text:p>
          </table:table-cell>
          <table:table-cell table:style-name="ce3" table:formula="of:=([.L50]+[.Z50]+[.AN50])/[.$G50]" office:value-type="float" office:value="10.6666666666667">
            <text:p>10.67</text:p>
          </table:table-cell>
          <table:table-cell table:style-name="ce3" table:formula="of:=([.M50]+[.AA50]+[.AO50])/[.$G50]" office:value-type="float" office:value="50">
            <text:p>50.00</text:p>
          </table:table-cell>
          <table:table-cell table:style-name="ce3" table:formula="of:=([.P50]+[.AD50]+[.AR50])/[.$G50]" office:value-type="float" office:value="20">
            <text:p>20.00</text:p>
          </table:table-cell>
          <table:table-cell table:style-name="ce3" table:formula="of:=([.Q50]+[.AE50]+[.AS50])/[.$G50]" office:value-type="float" office:value="662.333333333333">
            <text:p>662.33</text:p>
          </table:table-cell>
          <table:table-cell table:formula="of:=IF([.H50]&gt;0;1;0)+IF([.X50]&gt;0;1;0)+IF([.AL50]&gt;0;1;0)"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904">
            <text:p>90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9">
            <text:p>4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432">
            <text:p>43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9">
            <text:p>4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651">
            <text:p>6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3" table:formula="of:=([.K51]+[.Y51]+[.AM51])/[.$G51]" office:value-type="float" office:value="0.666666666666667">
            <text:p>0.67</text:p>
          </table:table-cell>
          <table:table-cell table:style-name="ce3" table:formula="of:=([.L51]+[.Z51]+[.AN51])/[.$G51]" office:value-type="float" office:value="10.6666666666667">
            <text:p>10.67</text:p>
          </table:table-cell>
          <table:table-cell table:style-name="ce3" table:formula="of:=([.M51]+[.AA51]+[.AO51])/[.$G51]" office:value-type="float" office:value="51">
            <text:p>51.00</text:p>
          </table:table-cell>
          <table:table-cell table:style-name="ce3" table:formula="of:=([.P51]+[.AD51]+[.AR51])/[.$G51]" office:value-type="float" office:value="27">
            <text:p>27.00</text:p>
          </table:table-cell>
          <table:table-cell table:style-name="ce3" table:formula="of:=([.Q51]+[.AE51]+[.AS51])/[.$G51]" office:value-type="float" office:value="520">
            <text:p>520.00</text:p>
          </table:table-cell>
          <table:table-cell table:formula="of:=IF([.H51]&gt;0;1;0)+IF([.X51]&gt;0;1;0)+IF([.AL51]&gt;0;1;0)"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725">
            <text:p>7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50">
            <text:p>5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592">
            <text:p>59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50">
            <text:p>5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43">
            <text:p>24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3" table:formula="of:=([.K52]+[.Y52]+[.AM52])/[.$G52]" office:value-type="float" office:value="1">
            <text:p>1.00</text:p>
          </table:table-cell>
          <table:table-cell table:style-name="ce3" table:formula="of:=([.L52]+[.Z52]+[.AN52])/[.$G52]" office:value-type="float" office:value="11.3333333333333">
            <text:p>11.33</text:p>
          </table:table-cell>
          <table:table-cell table:style-name="ce3" table:formula="of:=([.M52]+[.AA52]+[.AO52])/[.$G52]" office:value-type="float" office:value="52">
            <text:p>52.00</text:p>
          </table:table-cell>
          <table:table-cell table:style-name="ce3" table:formula="of:=([.P52]+[.AD52]+[.AR52])/[.$G52]" office:value-type="float" office:value="15">
            <text:p>15.00</text:p>
          </table:table-cell>
          <table:table-cell table:style-name="ce3" table:formula="of:=([.Q52]+[.AE52]+[.AS52])/[.$G52]" office:value-type="float" office:value="684.333333333333">
            <text:p>684.33</text:p>
          </table:table-cell>
          <table:table-cell table:formula="of:=IF([.H52]&gt;0;1;0)+IF([.X52]&gt;0;1;0)+IF([.AL52]&gt;0;1;0)"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51">
            <text:p>5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597">
            <text:p>59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447">
            <text:p>14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style-name="ce3" table:formula="of:=([.K53]+[.Y53]+[.AM53])/[.$G53]" office:value-type="float" office:value="1">
            <text:p>1.00</text:p>
          </table:table-cell>
          <table:table-cell table:style-name="ce3" table:formula="of:=([.L53]+[.Z53]+[.AN53])/[.$G53]" office:value-type="float" office:value="11.3333333333333">
            <text:p>11.33</text:p>
          </table:table-cell>
          <table:table-cell table:style-name="ce3" table:formula="of:=([.M53]+[.AA53]+[.AO53])/[.$G53]" office:value-type="float" office:value="53">
            <text:p>53.00</text:p>
          </table:table-cell>
          <table:table-cell table:style-name="ce3" table:formula="of:=([.P53]+[.AD53]+[.AR53])/[.$G53]" office:value-type="float" office:value="20">
            <text:p>20.00</text:p>
          </table:table-cell>
          <table:table-cell table:style-name="ce3" table:formula="of:=([.Q53]+[.AE53]+[.AS53])/[.$G53]" office:value-type="float" office:value="1084.66666666667">
            <text:p>1084.67</text:p>
          </table:table-cell>
          <table:table-cell table:formula="of:=IF([.H53]&gt;0;1;0)+IF([.X53]&gt;0;1;0)+IF([.AL53]&gt;0;1;0)"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2665">
            <text:p>266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2">
            <text:p>5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263">
            <text:p>263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2">
            <text:p>5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326">
            <text:p>3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style-name="ce3" table:formula="of:=([.K54]+[.Y54]+[.AM54])/[.$G54]" office:value-type="float" office:value="1">
            <text:p>1.00</text:p>
          </table:table-cell>
          <table:table-cell table:style-name="ce3" table:formula="of:=([.L54]+[.Z54]+[.AN54])/[.$G54]" office:value-type="float" office:value="11.6666666666667">
            <text:p>11.67</text:p>
          </table:table-cell>
          <table:table-cell table:style-name="ce3" table:formula="of:=([.M54]+[.AA54]+[.AO54])/[.$G54]" office:value-type="float" office:value="54">
            <text:p>54.00</text:p>
          </table:table-cell>
          <table:table-cell table:style-name="ce3" table:formula="of:=([.P54]+[.AD54]+[.AR54])/[.$G54]" office:value-type="float" office:value="16.6666666666667">
            <text:p>16.67</text:p>
          </table:table-cell>
          <table:table-cell table:style-name="ce3" table:formula="of:=([.Q54]+[.AE54]+[.AS54])/[.$G54]" office:value-type="float" office:value="900.666666666667">
            <text:p>900.67</text:p>
          </table:table-cell>
          <table:table-cell table:formula="of:=IF([.H54]&gt;0;1;0)+IF([.X54]&gt;0;1;0)+IF([.AL54]&gt;0;1;0)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548">
            <text:p>5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53">
            <text:p>5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599">
            <text:p>5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53">
            <text:p>5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555">
            <text:p>155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style-name="ce3" table:formula="of:=([.K55]+[.Y55]+[.AM55])/[.$G55]" office:value-type="float" office:value="1">
            <text:p>1.00</text:p>
          </table:table-cell>
          <table:table-cell table:style-name="ce3" table:formula="of:=([.L55]+[.Z55]+[.AN55])/[.$G55]" office:value-type="float" office:value="12.3333333333333">
            <text:p>12.33</text:p>
          </table:table-cell>
          <table:table-cell table:style-name="ce3" table:formula="of:=([.M55]+[.AA55]+[.AO55])/[.$G55]" office:value-type="float" office:value="55">
            <text:p>55.00</text:p>
          </table:table-cell>
          <table:table-cell table:style-name="ce3" table:formula="of:=([.P55]+[.AD55]+[.AR55])/[.$G55]" office:value-type="float" office:value="22.3333333333333">
            <text:p>22.33</text:p>
          </table:table-cell>
          <table:table-cell table:style-name="ce3" table:formula="of:=([.Q55]+[.AE55]+[.AS55])/[.$G55]" office:value-type="float" office:value="678">
            <text:p>678.00</text:p>
          </table:table-cell>
          <table:table-cell table:formula="of:=IF([.H55]&gt;0;1;0)+IF([.X55]&gt;0;1;0)+IF([.AL55]&gt;0;1;0)"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54">
            <text:p>5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335">
            <text:p>13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54">
            <text:p>5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646">
            <text:p>6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style-name="ce3" table:formula="of:=([.K56]+[.Y56]+[.AM56])/[.$G56]" office:value-type="float" office:value="1.33333333333333">
            <text:p>1.33</text:p>
          </table:table-cell>
          <table:table-cell table:style-name="ce3" table:formula="of:=([.L56]+[.Z56]+[.AN56])/[.$G56]" office:value-type="float" office:value="13">
            <text:p>13.00</text:p>
          </table:table-cell>
          <table:table-cell table:style-name="ce3" table:formula="of:=([.M56]+[.AA56]+[.AO56])/[.$G56]" office:value-type="float" office:value="56">
            <text:p>56.00</text:p>
          </table:table-cell>
          <table:table-cell table:style-name="ce3" table:formula="of:=([.P56]+[.AD56]+[.AR56])/[.$G56]" office:value-type="float" office:value="16">
            <text:p>16.00</text:p>
          </table:table-cell>
          <table:table-cell table:style-name="ce3" table:formula="of:=([.Q56]+[.AE56]+[.AS56])/[.$G56]" office:value-type="float" office:value="580.666666666667">
            <text:p>580.67</text:p>
          </table:table-cell>
          <table:table-cell table:formula="of:=IF([.H56]&gt;0;1;0)+IF([.X56]&gt;0;1;0)+IF([.AL56]&gt;0;1;0)"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276">
            <text:p>2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55">
            <text:p>5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55">
            <text:p>5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462">
            <text:p>14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style-name="ce3" table:formula="of:=([.K57]+[.Y57]+[.AM57])/[.$G57]" office:value-type="float" office:value="1.33333333333333">
            <text:p>1.33</text:p>
          </table:table-cell>
          <table:table-cell table:style-name="ce3" table:formula="of:=([.L57]+[.Z57]+[.AN57])/[.$G57]" office:value-type="float" office:value="13">
            <text:p>13.00</text:p>
          </table:table-cell>
          <table:table-cell table:style-name="ce3" table:formula="of:=([.M57]+[.AA57]+[.AO57])/[.$G57]" office:value-type="float" office:value="57">
            <text:p>57.00</text:p>
          </table:table-cell>
          <table:table-cell table:style-name="ce3" table:formula="of:=([.P57]+[.AD57]+[.AR57])/[.$G57]" office:value-type="float" office:value="21">
            <text:p>21.00</text:p>
          </table:table-cell>
          <table:table-cell table:style-name="ce3" table:formula="of:=([.Q57]+[.AE57]+[.AS57])/[.$G57]" office:value-type="float" office:value="660.333333333333">
            <text:p>660.33</text:p>
          </table:table-cell>
          <table:table-cell table:formula="of:=IF([.H57]&gt;0;1;0)+IF([.X57]&gt;0;1;0)+IF([.AL57]&gt;0;1;0)"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56">
            <text:p>5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1315">
            <text:p>13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56">
            <text:p>5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642">
            <text:p>642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style-name="ce3" table:formula="of:=([.K58]+[.Y58]+[.AM58])/[.$G58]" office:value-type="float" office:value="1.33333333333333">
            <text:p>1.33</text:p>
          </table:table-cell>
          <table:table-cell table:style-name="ce3" table:formula="of:=([.L58]+[.Z58]+[.AN58])/[.$G58]" office:value-type="float" office:value="13">
            <text:p>13.00</text:p>
          </table:table-cell>
          <table:table-cell table:style-name="ce3" table:formula="of:=([.M58]+[.AA58]+[.AO58])/[.$G58]" office:value-type="float" office:value="58">
            <text:p>58.00</text:p>
          </table:table-cell>
          <table:table-cell table:style-name="ce3" table:formula="of:=([.P58]+[.AD58]+[.AR58])/[.$G58]" office:value-type="float" office:value="32.3333333333333">
            <text:p>32.33</text:p>
          </table:table-cell>
          <table:table-cell table:style-name="ce3" table:formula="of:=([.Q58]+[.AE58]+[.AS58])/[.$G58]" office:value-type="float" office:value="1029.33333333333">
            <text:p>1029.33</text:p>
          </table:table-cell>
          <table:table-cell table:formula="of:=IF([.H58]&gt;0;1;0)+IF([.X58]&gt;0;1;0)+IF([.AL58]&gt;0;1;0)"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013">
            <text:p>101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25">
            <text:p>72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7">
            <text:p>5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350">
            <text:p>13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3" table:formula="of:=([.K59]+[.Y59]+[.AM59])/[.$G59]" office:value-type="float" office:value="1.33333333333333">
            <text:p>1.33</text:p>
          </table:table-cell>
          <table:table-cell table:style-name="ce3" table:formula="of:=([.L59]+[.Z59]+[.AN59])/[.$G59]" office:value-type="float" office:value="13.3333333333333">
            <text:p>13.33</text:p>
          </table:table-cell>
          <table:table-cell table:style-name="ce3" table:formula="of:=([.M59]+[.AA59]+[.AO59])/[.$G59]" office:value-type="float" office:value="59">
            <text:p>59.00</text:p>
          </table:table-cell>
          <table:table-cell table:style-name="ce3" table:formula="of:=([.P59]+[.AD59]+[.AR59])/[.$G59]" office:value-type="float" office:value="21">
            <text:p>21.00</text:p>
          </table:table-cell>
          <table:table-cell table:style-name="ce3" table:formula="of:=([.Q59]+[.AE59]+[.AS59])/[.$G59]" office:value-type="float" office:value="1086.33333333333">
            <text:p>1086.33</text:p>
          </table:table-cell>
          <table:table-cell table:formula="of:=IF([.H59]&gt;0;1;0)+IF([.X59]&gt;0;1;0)+IF([.AL59]&gt;0;1;0)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2523">
            <text:p>25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58">
            <text:p>5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466">
            <text:p>4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58">
            <text:p>5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270">
            <text:p>2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3" table:formula="of:=([.K60]+[.Y60]+[.AM60])/[.$G60]" office:value-type="float" office:value="1.33333333333333">
            <text:p>1.33</text:p>
          </table:table-cell>
          <table:table-cell table:style-name="ce3" table:formula="of:=([.L60]+[.Z60]+[.AN60])/[.$G60]" office:value-type="float" office:value="13.3333333333333">
            <text:p>13.33</text:p>
          </table:table-cell>
          <table:table-cell table:style-name="ce3" table:formula="of:=([.M60]+[.AA60]+[.AO60])/[.$G60]" office:value-type="float" office:value="60">
            <text:p>60.00</text:p>
          </table:table-cell>
          <table:table-cell table:style-name="ce3" table:formula="of:=([.P60]+[.AD60]+[.AR60])/[.$G60]" office:value-type="float" office:value="35">
            <text:p>35.00</text:p>
          </table:table-cell>
          <table:table-cell table:style-name="ce3" table:formula="of:=([.Q60]+[.AE60]+[.AS60])/[.$G60]" office:value-type="float" office:value="919">
            <text:p>919.00</text:p>
          </table:table-cell>
          <table:table-cell table:formula="of:=IF([.H60]&gt;0;1;0)+IF([.X60]&gt;0;1;0)+IF([.AL60]&gt;0;1;0)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Action:</text:p>
          </table:table-cell>
          <table:table-cell office:value-type="string">
            <text:p>[39 &lt;-&gt; 21]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625">
            <text:p>0.0625</text:p>
          </table:table-cell>
          <table:table-cell office:value-type="float" office:value="59">
            <text:p>5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344">
            <text:p>13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59">
            <text:p>5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158">
            <text:p>115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3" table:formula="of:=([.K61]+[.Y61]+[.AM61])/[.$G61]" office:value-type="float" office:value="1.33333333333333">
            <text:p>1.33</text:p>
          </table:table-cell>
          <table:table-cell table:style-name="ce3" table:formula="of:=([.L61]+[.Z61]+[.AN61])/[.$G61]" office:value-type="float" office:value="13.3333333333333">
            <text:p>13.33</text:p>
          </table:table-cell>
          <table:table-cell table:style-name="ce3" table:formula="of:=([.M61]+[.AA61]+[.AO61])/[.$G61]" office:value-type="float" office:value="61">
            <text:p>61.00</text:p>
          </table:table-cell>
          <table:table-cell table:style-name="ce3" table:formula="of:=([.P61]+[.AD61]+[.AR61])/[.$G61]" office:value-type="float" office:value="31.6666666666667">
            <text:p>31.67</text:p>
          </table:table-cell>
          <table:table-cell table:style-name="ce3" table:formula="of:=([.Q61]+[.AE61]+[.AS61])/[.$G61]" office:value-type="float" office:value="465.666666666667">
            <text:p>465.67</text:p>
          </table:table-cell>
          <table:table-cell table:formula="of:=IF([.H61]&gt;0;1;0)+IF([.X61]&gt;0;1;0)+IF([.AL61]&gt;0;1;0)"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02">
            <text:p>20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95">
            <text:p>795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400">
            <text:p>40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ce3" table:formula="of:=([.K62]+[.Y62]+[.AM62])/[.$G62]" office:value-type="float" office:value="1.33333333333333">
            <text:p>1.33</text:p>
          </table:table-cell>
          <table:table-cell table:style-name="ce3" table:formula="of:=([.L62]+[.Z62]+[.AN62])/[.$G62]" office:value-type="float" office:value="13.6666666666667">
            <text:p>13.67</text:p>
          </table:table-cell>
          <table:table-cell table:style-name="ce3" table:formula="of:=([.M62]+[.AA62]+[.AO62])/[.$G62]" office:value-type="float" office:value="62">
            <text:p>62.00</text:p>
          </table:table-cell>
          <table:table-cell table:style-name="ce3" table:formula="of:=([.P62]+[.AD62]+[.AR62])/[.$G62]" office:value-type="float" office:value="29">
            <text:p>29.00</text:p>
          </table:table-cell>
          <table:table-cell table:style-name="ce3" table:formula="of:=([.Q62]+[.AE62]+[.AS62])/[.$G62]" office:value-type="float" office:value="201">
            <text:p>201.00</text:p>
          </table:table-cell>
          <table:table-cell table:formula="of:=IF([.H62]&gt;0;1;0)+IF([.X62]&gt;0;1;0)+IF([.AL62]&gt;0;1;0)"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61">
            <text:p>6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365">
            <text:p>36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ce3" table:formula="of:=([.K63]+[.Y63]+[.AM63])/[.$G63]" office:value-type="float" office:value="1.33333333333333">
            <text:p>1.33</text:p>
          </table:table-cell>
          <table:table-cell table:style-name="ce3" table:formula="of:=([.L63]+[.Z63]+[.AN63])/[.$G63]" office:value-type="float" office:value="14.3333333333333">
            <text:p>14.33</text:p>
          </table:table-cell>
          <table:table-cell table:style-name="ce3" table:formula="of:=([.M63]+[.AA63]+[.AO63])/[.$G63]" office:value-type="float" office:value="63">
            <text:p>63.00</text:p>
          </table:table-cell>
          <table:table-cell table:style-name="ce3" table:formula="of:=([.P63]+[.AD63]+[.AR63])/[.$G63]" office:value-type="float" office:value="17.3333333333333">
            <text:p>17.33</text:p>
          </table:table-cell>
          <table:table-cell table:style-name="ce3" table:formula="of:=([.Q63]+[.AE63]+[.AS63])/[.$G63]" office:value-type="float" office:value="604.666666666667">
            <text:p>604.67</text:p>
          </table:table-cell>
          <table:table-cell table:formula="of:=IF([.H63]&gt;0;1;0)+IF([.X63]&gt;0;1;0)+IF([.AL63]&gt;0;1;0)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1355">
            <text:p>135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62">
            <text:p>6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329">
            <text:p>32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62">
            <text:p>6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ce3" table:formula="of:=([.K64]+[.Y64]+[.AM64])/[.$G64]" office:value-type="float" office:value="1.33333333333333">
            <text:p>1.33</text:p>
          </table:table-cell>
          <table:table-cell table:style-name="ce3" table:formula="of:=([.L64]+[.Z64]+[.AN64])/[.$G64]" office:value-type="float" office:value="14.6666666666667">
            <text:p>14.67</text:p>
          </table:table-cell>
          <table:table-cell table:style-name="ce3" table:formula="of:=([.M64]+[.AA64]+[.AO64])/[.$G64]" office:value-type="float" office:value="64">
            <text:p>64.00</text:p>
          </table:table-cell>
          <table:table-cell table:style-name="ce3" table:formula="of:=([.P64]+[.AD64]+[.AR64])/[.$G64]" office:value-type="float" office:value="26">
            <text:p>26.00</text:p>
          </table:table-cell>
          <table:table-cell table:style-name="ce3" table:formula="of:=([.Q64]+[.AE64]+[.AS64])/[.$G64]" office:value-type="float" office:value="1175.66666666667">
            <text:p>1175.67</text:p>
          </table:table-cell>
          <table:table-cell table:formula="of:=IF([.H64]&gt;0;1;0)+IF([.X64]&gt;0;1;0)+IF([.AL64]&gt;0;1;0)"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1392">
            <text:p>139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63">
            <text:p>6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63">
            <text:p>6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870">
            <text:p>18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ce3" table:formula="of:=([.K65]+[.Y65]+[.AM65])/[.$G65]" office:value-type="float" office:value="1.33333333333333">
            <text:p>1.33</text:p>
          </table:table-cell>
          <table:table-cell table:style-name="ce3" table:formula="of:=([.L65]+[.Z65]+[.AN65])/[.$G65]" office:value-type="float" office:value="15.3333333333333">
            <text:p>15.33</text:p>
          </table:table-cell>
          <table:table-cell table:style-name="ce3" table:formula="of:=([.M65]+[.AA65]+[.AO65])/[.$G65]" office:value-type="float" office:value="65">
            <text:p>65.00</text:p>
          </table:table-cell>
          <table:table-cell table:style-name="ce3" table:formula="of:=([.P65]+[.AD65]+[.AR65])/[.$G65]" office:value-type="float" office:value="19">
            <text:p>19.00</text:p>
          </table:table-cell>
          <table:table-cell table:style-name="ce3" table:formula="of:=([.Q65]+[.AE65]+[.AS65])/[.$G65]" office:value-type="float" office:value="923.333333333333">
            <text:p>923.33</text:p>
          </table:table-cell>
          <table:table-cell table:formula="of:=IF([.H65]&gt;0;1;0)+IF([.X65]&gt;0;1;0)+IF([.AL65]&gt;0;1;0)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176">
            <text:p>11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64">
            <text:p>6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Action:</text:p>
          </table:table-cell>
          <table:table-cell office:value-type="string">
            <text:p>[24 &lt;-&gt; 33]</text:p>
          </table:table-cell>
          <table:table-cell office:value-type="float" office:value="9">
            <text:p>9</text:p>
          </table:table-cell>
          <table:table-cell office:value-type="float" office:value="308">
            <text:p>3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4">
            <text:p>0.04</text:p>
          </table:table-cell>
          <table:table-cell office:value-type="float" office:value="64">
            <text:p>6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1286">
            <text:p>12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style-name="ce3" table:formula="of:=([.K66]+[.Y66]+[.AM66])/[.$G66]" office:value-type="float" office:value="1.33333333333333">
            <text:p>1.33</text:p>
          </table:table-cell>
          <table:table-cell table:style-name="ce3" table:formula="of:=([.L66]+[.Z66]+[.AN66])/[.$G66]" office:value-type="float" office:value="16">
            <text:p>16.00</text:p>
          </table:table-cell>
          <table:table-cell table:style-name="ce3" table:formula="of:=([.M66]+[.AA66]+[.AO66])/[.$G66]" office:value-type="float" office:value="66">
            <text:p>66.00</text:p>
          </table:table-cell>
          <table:table-cell table:style-name="ce3" table:formula="of:=([.P66]+[.AD66]+[.AR66])/[.$G66]" office:value-type="float" office:value="19.3333333333333">
            <text:p>19.33</text:p>
          </table:table-cell>
          <table:table-cell table:style-name="ce3" table:formula="of:=([.Q66]+[.AE66]+[.AS66])/[.$G66]" office:value-type="float" office:value="560.666666666667">
            <text:p>560.67</text:p>
          </table:table-cell>
          <table:table-cell table:formula="of:=IF([.H66]&gt;0;1;0)+IF([.X66]&gt;0;1;0)+IF([.AL66]&gt;0;1;0)"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530">
            <text:p>5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65">
            <text:p>6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793">
            <text:p>79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3" table:formula="of:=([.K67]+[.Y67]+[.AM67])/[.$G67]" office:value-type="float" office:value="1.66666666666667">
            <text:p>1.67</text:p>
          </table:table-cell>
          <table:table-cell table:style-name="ce3" table:formula="of:=([.L67]+[.Z67]+[.AN67])/[.$G67]" office:value-type="float" office:value="17">
            <text:p>17.00</text:p>
          </table:table-cell>
          <table:table-cell table:style-name="ce3" table:formula="of:=([.M67]+[.AA67]+[.AO67])/[.$G67]" office:value-type="float" office:value="67">
            <text:p>67.00</text:p>
          </table:table-cell>
          <table:table-cell table:style-name="ce3" table:formula="of:=([.P67]+[.AD67]+[.AR67])/[.$G67]" office:value-type="float" office:value="8.66666666666667">
            <text:p>8.67</text:p>
          </table:table-cell>
          <table:table-cell table:style-name="ce3" table:formula="of:=([.Q67]+[.AE67]+[.AS67])/[.$G67]" office:value-type="float" office:value="1475">
            <text:p>1475.00</text:p>
          </table:table-cell>
          <table:table-cell table:formula="of:=IF([.H67]&gt;0;1;0)+IF([.X67]&gt;0;1;0)+IF([.AL67]&gt;0;1;0)"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668">
            <text:p>166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66">
            <text:p>6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string">
            <text:p>Action:</text:p>
          </table:table-cell>
          <table:table-cell office:value-type="string">
            <text:p>[11 &lt;-&gt; 23]</text:p>
          </table:table-cell>
          <table:table-cell office:value-type="float" office:value="12">
            <text:p>12</text:p>
          </table:table-cell>
          <table:table-cell office:value-type="float" office:value="1542">
            <text:p>154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66">
            <text:p>6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Action:</text:p>
          </table:table-cell>
          <table:table-cell office:value-type="string">
            <text:p>[11 &lt;-&gt; 23]</text:p>
          </table:table-cell>
          <table:table-cell office:value-type="float" office:value="12">
            <text:p>12</text:p>
          </table:table-cell>
          <table:table-cell office:value-type="float" office:value="1215">
            <text:p>12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style-name="ce3" table:formula="of:=([.K68]+[.Y68]+[.AM68])/[.$G68]" office:value-type="float" office:value="2">
            <text:p>2.00</text:p>
          </table:table-cell>
          <table:table-cell table:style-name="ce3" table:formula="of:=([.L68]+[.Z68]+[.AN68])/[.$G68]" office:value-type="float" office:value="17.6666666666667">
            <text:p>17.67</text:p>
          </table:table-cell>
          <table:table-cell table:style-name="ce3" table:formula="of:=([.M68]+[.AA68]+[.AO68])/[.$G68]" office:value-type="float" office:value="68">
            <text:p>68.00</text:p>
          </table:table-cell>
          <table:table-cell table:style-name="ce3" table:formula="of:=([.P68]+[.AD68]+[.AR68])/[.$G68]" office:value-type="float" office:value="14">
            <text:p>14.00</text:p>
          </table:table-cell>
          <table:table-cell table:style-name="ce3" table:formula="of:=([.Q68]+[.AE68]+[.AS68])/[.$G68]" office:value-type="float" office:value="433">
            <text:p>433.00</text:p>
          </table:table-cell>
          <table:table-cell table:formula="of:=IF([.H68]&gt;0;1;0)+IF([.X68]&gt;0;1;0)+IF([.AL68]&gt;0;1;0)"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67">
            <text:p>6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string">
            <text:p>Action:</text:p>
          </table:table-cell>
          <table:table-cell office:value-type="string">
            <text:p>[39 &lt;-&gt; 21]</text:p>
          </table:table-cell>
          <table:table-cell office:value-type="float" office:value="30">
            <text:p>30</text:p>
          </table:table-cell>
          <table:table-cell office:value-type="float" office:value="373">
            <text:p>37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625">
            <text:p>0.0625</text:p>
          </table:table-cell>
          <table:table-cell office:value-type="float" office:value="67">
            <text:p>6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922">
            <text:p>9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style-name="ce3" table:formula="of:=([.K69]+[.Y69]+[.AM69])/[.$G69]" office:value-type="float" office:value="2">
            <text:p>2.00</text:p>
          </table:table-cell>
          <table:table-cell table:style-name="ce3" table:formula="of:=([.L69]+[.Z69]+[.AN69])/[.$G69]" office:value-type="float" office:value="18.6666666666667">
            <text:p>18.67</text:p>
          </table:table-cell>
          <table:table-cell table:style-name="ce3" table:formula="of:=([.M69]+[.AA69]+[.AO69])/[.$G69]" office:value-type="float" office:value="69">
            <text:p>69.00</text:p>
          </table:table-cell>
          <table:table-cell table:style-name="ce3" table:formula="of:=([.P69]+[.AD69]+[.AR69])/[.$G69]" office:value-type="float" office:value="10.6666666666667">
            <text:p>10.67</text:p>
          </table:table-cell>
          <table:table-cell table:style-name="ce3" table:formula="of:=([.Q69]+[.AE69]+[.AS69])/[.$G69]" office:value-type="float" office:value="868">
            <text:p>868.00</text:p>
          </table:table-cell>
          <table:table-cell table:formula="of:=IF([.H69]&gt;0;1;0)+IF([.X69]&gt;0;1;0)+IF([.AL69]&gt;0;1;0)"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string">
            <text:p>Action:</text:p>
          </table:table-cell>
          <table:table-cell office:value-type="string">
            <text:p>[11 &lt;-&gt; 23]</text:p>
          </table:table-cell>
          <table:table-cell office:value-type="float" office:value="12">
            <text:p>12</text:p>
          </table:table-cell>
          <table:table-cell office:value-type="float" office:value="566">
            <text:p>5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68">
            <text:p>6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890">
            <text:p>8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68">
            <text:p>6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string">
            <text:p>Action:</text:p>
          </table:table-cell>
          <table:table-cell office:value-type="string">
            <text:p>[7 &lt;-&gt; 16]</text:p>
          </table:table-cell>
          <table:table-cell office:value-type="float" office:value="9">
            <text:p>9</text:p>
          </table:table-cell>
          <table:table-cell office:value-type="float" office:value="1148">
            <text:p>11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322581">
            <text:p>0.032258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3" table:formula="of:=([.K70]+[.Y70]+[.AM70])/[.$G70]" office:value-type="float" office:value="2.66666666666667">
            <text:p>2.67</text:p>
          </table:table-cell>
          <table:table-cell table:style-name="ce3" table:formula="of:=([.L70]+[.Z70]+[.AN70])/[.$G70]" office:value-type="float" office:value="19.6666666666667">
            <text:p>19.67</text:p>
          </table:table-cell>
          <table:table-cell table:style-name="ce3" table:formula="of:=([.M70]+[.AA70]+[.AO70])/[.$G70]" office:value-type="float" office:value="70">
            <text:p>70.00</text:p>
          </table:table-cell>
          <table:table-cell table:style-name="ce3" table:formula="of:=([.P70]+[.AD70]+[.AR70])/[.$G70]" office:value-type="float" office:value="2.66666666666667">
            <text:p>2.67</text:p>
          </table:table-cell>
          <table:table-cell table:style-name="ce3" table:formula="of:=([.Q70]+[.AE70]+[.AS70])/[.$G70]" office:value-type="float" office:value="215.333333333333">
            <text:p>215.33</text:p>
          </table:table-cell>
          <table:table-cell table:formula="of:=IF([.H70]&gt;0;1;0)+IF([.X70]&gt;0;1;0)+IF([.AL70]&gt;0;1;0)"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69">
            <text:p>6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69">
            <text:p>6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style-name="ce3" table:formula="of:=([.K71]+[.Y71]+[.AM71])/[.$G71]" office:value-type="float" office:value="2.66666666666667">
            <text:p>2.67</text:p>
          </table:table-cell>
          <table:table-cell table:style-name="ce3" table:formula="of:=([.L71]+[.Z71]+[.AN71])/[.$G71]" office:value-type="float" office:value="20.6666666666667">
            <text:p>20.67</text:p>
          </table:table-cell>
          <table:table-cell table:style-name="ce3" table:formula="of:=([.M71]+[.AA71]+[.AO71])/[.$G71]" office:value-type="float" office:value="71">
            <text:p>71.00</text:p>
          </table:table-cell>
          <table:table-cell table:style-name="ce3" table:formula="of:=([.P71]+[.AD71]+[.AR71])/[.$G71]" office:value-type="float" office:value="4.33333333333333">
            <text:p>4.33</text:p>
          </table:table-cell>
          <table:table-cell table:style-name="ce3" table:formula="of:=([.Q71]+[.AE71]+[.AS71])/[.$G71]" office:value-type="float" office:value="789.333333333333">
            <text:p>789.33</text:p>
          </table:table-cell>
          <table:table-cell table:formula="of:=IF([.H71]&gt;0;1;0)+IF([.X71]&gt;0;1;0)+IF([.AL71]&gt;0;1;0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1428">
            <text:p>14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70">
            <text:p>7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70">
            <text:p>7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string">
            <text:p>Action:</text:p>
          </table:table-cell>
          <table:table-cell office:value-type="string">
            <text:p>[11 &lt;-&gt; 15]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30303">
            <text:p>0.03030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style-name="ce3" table:formula="of:=([.K72]+[.Y72]+[.AM72])/[.$G72]" office:value-type="float" office:value="3">
            <text:p>3.00</text:p>
          </table:table-cell>
          <table:table-cell table:style-name="ce3" table:formula="of:=([.L72]+[.Z72]+[.AN72])/[.$G72]" office:value-type="float" office:value="21.3333333333333">
            <text:p>21.33</text:p>
          </table:table-cell>
          <table:table-cell table:style-name="ce3" table:formula="of:=([.M72]+[.AA72]+[.AO72])/[.$G72]" office:value-type="float" office:value="72">
            <text:p>72.00</text:p>
          </table:table-cell>
          <table:table-cell table:style-name="ce3" table:formula="of:=([.P72]+[.AD72]+[.AR72])/[.$G72]" office:value-type="float" office:value="16">
            <text:p>16.00</text:p>
          </table:table-cell>
          <table:table-cell table:style-name="ce3" table:formula="of:=([.Q72]+[.AE72]+[.AS72])/[.$G72]" office:value-type="float" office:value="962">
            <text:p>962.00</text:p>
          </table:table-cell>
          <table:table-cell table:formula="of:=IF([.H72]&gt;0;1;0)+IF([.X72]&gt;0;1;0)+IF([.AL72]&gt;0;1;0)"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1981">
            <text:p>198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71">
            <text:p>7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  <table:table-cell office:value-type="float" office:value="71">
            <text:p>7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903">
            <text:p>9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style-name="ce3" table:formula="of:=([.K73]+[.Y73]+[.AM73])/[.$G73]" office:value-type="float" office:value="3.66666666666667">
            <text:p>3.67</text:p>
          </table:table-cell>
          <table:table-cell table:style-name="ce3" table:formula="of:=([.L73]+[.Z73]+[.AN73])/[.$G73]" office:value-type="float" office:value="22">
            <text:p>22.00</text:p>
          </table:table-cell>
          <table:table-cell table:style-name="ce3" table:formula="of:=([.M73]+[.AA73]+[.AO73])/[.$G73]" office:value-type="float" office:value="73">
            <text:p>73.00</text:p>
          </table:table-cell>
          <table:table-cell table:style-name="ce3" table:formula="of:=([.P73]+[.AD73]+[.AR73])/[.$G73]" office:value-type="float" office:value="8.66666666666667">
            <text:p>8.67</text:p>
          </table:table-cell>
          <table:table-cell table:style-name="ce3" table:formula="of:=([.Q73]+[.AE73]+[.AS73])/[.$G73]" office:value-type="float" office:value="804">
            <text:p>804.00</text:p>
          </table:table-cell>
          <table:table-cell table:formula="of:=IF([.H73]&gt;0;1;0)+IF([.X73]&gt;0;1;0)+IF([.AL73]&gt;0;1;0)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72">
            <text:p>7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string">
            <text:p>Action:</text:p>
          </table:table-cell>
          <table:table-cell office:value-type="string">
            <text:p>[46 &lt;-&gt; 47]</text:p>
          </table:table-cell>
          <table:table-cell office:value-type="float" office:value="1">
            <text:p>1</text:p>
          </table:table-cell>
          <table:table-cell office:value-type="float" office:value="1529">
            <text:p>152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94118">
            <text:p>0.0294118</text:p>
          </table:table-cell>
          <table:table-cell office:value-type="float" office:value="72">
            <text:p>7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string">
            <text:p>Action:</text:p>
          </table:table-cell>
          <table:table-cell office:value-type="string">
            <text:p>[46 &lt;-&gt; 47]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94118">
            <text:p>0.029411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style-name="ce3" table:formula="of:=([.K74]+[.Y74]+[.AM74])/[.$G74]" office:value-type="float" office:value="4">
            <text:p>4.00</text:p>
          </table:table-cell>
          <table:table-cell table:style-name="ce3" table:formula="of:=([.L74]+[.Z74]+[.AN74])/[.$G74]" office:value-type="float" office:value="22.3333333333333">
            <text:p>22.33</text:p>
          </table:table-cell>
          <table:table-cell table:style-name="ce3" table:formula="of:=([.M74]+[.AA74]+[.AO74])/[.$G74]" office:value-type="float" office:value="74">
            <text:p>74.00</text:p>
          </table:table-cell>
          <table:table-cell table:style-name="ce3" table:formula="of:=([.P74]+[.AD74]+[.AR74])/[.$G74]" office:value-type="float" office:value="22.3333333333333">
            <text:p>22.33</text:p>
          </table:table-cell>
          <table:table-cell table:style-name="ce3" table:formula="of:=([.Q74]+[.AE74]+[.AS74])/[.$G74]" office:value-type="float" office:value="966.666666666667">
            <text:p>966.67</text:p>
          </table:table-cell>
          <table:table-cell table:formula="of:=IF([.H74]&gt;0;1;0)+IF([.X74]&gt;0;1;0)+IF([.AL74]&gt;0;1;0)"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string">
            <text:p>Action:</text:p>
          </table:table-cell>
          <table:table-cell office:value-type="string">
            <text:p>[35 &lt;-&gt; 7]</text:p>
          </table:table-cell>
          <table:table-cell office:value-type="float" office:value="20">
            <text:p>20</text:p>
          </table:table-cell>
          <table:table-cell office:value-type="float" office:value="1480">
            <text:p>148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357143">
            <text:p>0.0357143</text:p>
          </table:table-cell>
          <table:table-cell office:value-type="float" office:value="73">
            <text:p>7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129">
            <text:p>12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73">
            <text:p>7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Action:</text:p>
          </table:table-cell>
          <table:table-cell office:value-type="string">
            <text:p>[13 &lt;-&gt; 15]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7027">
            <text:p>0.02702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3" table:formula="of:=([.K75]+[.Y75]+[.AM75])/[.$G75]" office:value-type="float" office:value="4">
            <text:p>4.00</text:p>
          </table:table-cell>
          <table:table-cell table:style-name="ce3" table:formula="of:=([.L75]+[.Z75]+[.AN75])/[.$G75]" office:value-type="float" office:value="22.6666666666667">
            <text:p>22.67</text:p>
          </table:table-cell>
          <table:table-cell table:style-name="ce3" table:formula="of:=([.M75]+[.AA75]+[.AO75])/[.$G75]" office:value-type="float" office:value="75">
            <text:p>75.00</text:p>
          </table:table-cell>
          <table:table-cell table:style-name="ce3" table:formula="of:=([.P75]+[.AD75]+[.AR75])/[.$G75]" office:value-type="float" office:value="16.6666666666667">
            <text:p>16.67</text:p>
          </table:table-cell>
          <table:table-cell table:style-name="ce3" table:formula="of:=([.Q75]+[.AE75]+[.AS75])/[.$G75]" office:value-type="float" office:value="277.333333333333">
            <text:p>277.33</text:p>
          </table:table-cell>
          <table:table-cell table:formula="of:=IF([.H75]&gt;0;1;0)+IF([.X75]&gt;0;1;0)+IF([.AL75]&gt;0;1;0)"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string">
            <text:p>Action:</text:p>
          </table:table-cell>
          <table:table-cell office:value-type="string">
            <text:p>[18 &lt;-&gt; 39]</text:p>
          </table:table-cell>
          <table:table-cell office:value-type="float" office:value="21">
            <text:p>21</text:p>
          </table:table-cell>
          <table:table-cell office:value-type="float" office:value="430">
            <text:p>4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  <table:table-cell office:value-type="float" office:value="74">
            <text:p>7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358">
            <text:p>358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74">
            <text:p>7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string">
            <text:p>Action:</text:p>
          </table:table-cell>
          <table:table-cell office:value-type="string">
            <text:p>[13 &lt;-&gt; 21]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30303">
            <text:p>0.03030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style-name="ce3" table:formula="of:=([.K76]+[.Y76]+[.AM76])/[.$G76]" office:value-type="float" office:value="4">
            <text:p>4.00</text:p>
          </table:table-cell>
          <table:table-cell table:style-name="ce3" table:formula="of:=([.L76]+[.Z76]+[.AN76])/[.$G76]" office:value-type="float" office:value="23.3333333333333">
            <text:p>23.33</text:p>
          </table:table-cell>
          <table:table-cell table:style-name="ce3" table:formula="of:=([.M76]+[.AA76]+[.AO76])/[.$G76]" office:value-type="float" office:value="76">
            <text:p>76.00</text:p>
          </table:table-cell>
          <table:table-cell table:style-name="ce3" table:formula="of:=([.P76]+[.AD76]+[.AR76])/[.$G76]" office:value-type="float" office:value="22.3333333333333">
            <text:p>22.33</text:p>
          </table:table-cell>
          <table:table-cell table:style-name="ce3" table:formula="of:=([.Q76]+[.AE76]+[.AS76])/[.$G76]" office:value-type="float" office:value="1248.66666666667">
            <text:p>1248.67</text:p>
          </table:table-cell>
          <table:table-cell table:formula="of:=IF([.H76]&gt;0;1;0)+IF([.X76]&gt;0;1;0)+IF([.AL76]&gt;0;1;0)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string">
            <text:p>Action:</text:p>
          </table:table-cell>
          <table:table-cell office:value-type="string">
            <text:p>[39 &lt;-&gt; 3]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5">
            <text:p>0.05</text:p>
          </table:table-cell>
          <table:table-cell office:value-type="float" office:value="75">
            <text:p>7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1300">
            <text:p>130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  <table:table-cell office:value-type="float" office:value="75">
            <text:p>7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string">
            <text:p>Action:</text:p>
          </table:table-cell>
          <table:table-cell office:value-type="string">
            <text:p>[1 &lt;-&gt; 42]</text:p>
          </table:table-cell>
          <table:table-cell office:value-type="float" office:value="41">
            <text:p>41</text:p>
          </table:table-cell>
          <table:table-cell office:value-type="float" office:value="2409">
            <text:p>240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294118">
            <text:p>0.029411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style-name="ce3" table:formula="of:=([.K77]+[.Y77]+[.AM77])/[.$G77]" office:value-type="float" office:value="4.33333333333333">
            <text:p>4.33</text:p>
          </table:table-cell>
          <table:table-cell table:style-name="ce3" table:formula="of:=([.L77]+[.Z77]+[.AN77])/[.$G77]" office:value-type="float" office:value="23.6666666666667">
            <text:p>23.67</text:p>
          </table:table-cell>
          <table:table-cell table:style-name="ce3" table:formula="of:=([.M77]+[.AA77]+[.AO77])/[.$G77]" office:value-type="float" office:value="77">
            <text:p>77.00</text:p>
          </table:table-cell>
          <table:table-cell table:style-name="ce3" table:formula="of:=([.P77]+[.AD77]+[.AR77])/[.$G77]" office:value-type="float" office:value="27.6666666666667">
            <text:p>27.67</text:p>
          </table:table-cell>
          <table:table-cell table:style-name="ce3" table:formula="of:=([.Q77]+[.AE77]+[.AS77])/[.$G77]" office:value-type="float" office:value="208">
            <text:p>208.00</text:p>
          </table:table-cell>
          <table:table-cell table:formula="of:=IF([.H77]&gt;0;1;0)+IF([.X77]&gt;0;1;0)+IF([.AL77]&gt;0;1;0)"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string">
            <text:p>Action:</text:p>
          </table:table-cell>
          <table:table-cell office:value-type="string">
            <text:p>[44 &lt;-&gt; 32]</text:p>
          </table:table-cell>
          <table:table-cell office:value-type="float" office:value="36">
            <text:p>36</text:p>
          </table:table-cell>
          <table:table-cell office:value-type="float" office:value="177">
            <text:p>17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4">
            <text:p>0.04</text:p>
          </table:table-cell>
          <table:table-cell office:value-type="float" office:value="76">
            <text:p>7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76">
            <text:p>7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string">
            <text:p>Action:</text:p>
          </table:table-cell>
          <table:table-cell office:value-type="string">
            <text:p>[13 &lt;-&gt; 15]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7027">
            <text:p>0.02702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style-name="ce3" table:formula="of:=([.K78]+[.Y78]+[.AM78])/[.$G78]" office:value-type="float" office:value="4.66666666666667">
            <text:p>4.67</text:p>
          </table:table-cell>
          <table:table-cell table:style-name="ce3" table:formula="of:=([.L78]+[.Z78]+[.AN78])/[.$G78]" office:value-type="float" office:value="24.3333333333333">
            <text:p>24.33</text:p>
          </table:table-cell>
          <table:table-cell table:style-name="ce3" table:formula="of:=([.M78]+[.AA78]+[.AO78])/[.$G78]" office:value-type="float" office:value="78">
            <text:p>78.00</text:p>
          </table:table-cell>
          <table:table-cell table:style-name="ce3" table:formula="of:=([.P78]+[.AD78]+[.AR78])/[.$G78]" office:value-type="float" office:value="17">
            <text:p>17.00</text:p>
          </table:table-cell>
          <table:table-cell table:style-name="ce3" table:formula="of:=([.Q78]+[.AE78]+[.AS78])/[.$G78]" office:value-type="float" office:value="803.666666666667">
            <text:p>803.67</text:p>
          </table:table-cell>
          <table:table-cell table:formula="of:=IF([.H78]&gt;0;1;0)+IF([.X78]&gt;0;1;0)+IF([.AL78]&gt;0;1;0)"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Action:</text:p>
          </table:table-cell>
          <table:table-cell office:value-type="string">
            <text:p>[5 &lt;-&gt; 40]</text:p>
          </table:table-cell>
          <table:table-cell office:value-type="float" office:value="35">
            <text:p>35</text:p>
          </table:table-cell>
          <table:table-cell office:value-type="float" office:value="401">
            <text:p>40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25">
            <text:p>0.025</text:p>
          </table:table-cell>
          <table:table-cell office:value-type="float" office:value="77">
            <text:p>7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790">
            <text:p>17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77">
            <text:p>7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string">
            <text:p>Action:</text:p>
          </table:table-cell>
          <table:table-cell office:value-type="string">
            <text:p>[16 &lt;-&gt; 30]</text:p>
          </table:table-cell>
          <table:table-cell office:value-type="float" office:value="14">
            <text:p>14</text:p>
          </table:table-cell>
          <table:table-cell office:value-type="float" office:value="220">
            <text:p>22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.0208333">
            <text:p>0.020833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style-name="ce3" table:formula="of:=([.K79]+[.Y79]+[.AM79])/[.$G79]" office:value-type="float" office:value="4.66666666666667">
            <text:p>4.67</text:p>
          </table:table-cell>
          <table:table-cell table:style-name="ce3" table:formula="of:=([.L79]+[.Z79]+[.AN79])/[.$G79]" office:value-type="float" office:value="24.6666666666667">
            <text:p>24.67</text:p>
          </table:table-cell>
          <table:table-cell table:style-name="ce3" table:formula="of:=([.M79]+[.AA79]+[.AO79])/[.$G79]" office:value-type="float" office:value="79">
            <text:p>79.00</text:p>
          </table:table-cell>
          <table:table-cell table:style-name="ce3" table:formula="of:=([.P79]+[.AD79]+[.AR79])/[.$G79]" office:value-type="float" office:value="26.3333333333333">
            <text:p>26.33</text:p>
          </table:table-cell>
          <table:table-cell table:style-name="ce3" table:formula="of:=([.Q79]+[.AE79]+[.AS79])/[.$G79]" office:value-type="float" office:value="828.666666666667">
            <text:p>828.67</text:p>
          </table:table-cell>
          <table:table-cell table:formula="of:=IF([.H79]&gt;0;1;0)+IF([.X79]&gt;0;1;0)+IF([.AL79]&gt;0;1;0)"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78">
            <text:p>7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1833">
            <text:p>183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  <table:table-cell office:value-type="float" office:value="78">
            <text:p>7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621">
            <text:p>62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style-name="ce3" table:formula="of:=([.K80]+[.Y80]+[.AM80])/[.$G80]" office:value-type="float" office:value="4.66666666666667">
            <text:p>4.67</text:p>
          </table:table-cell>
          <table:table-cell table:style-name="ce3" table:formula="of:=([.L80]+[.Z80]+[.AN80])/[.$G80]" office:value-type="float" office:value="24.6666666666667">
            <text:p>24.67</text:p>
          </table:table-cell>
          <table:table-cell table:style-name="ce3" table:formula="of:=([.M80]+[.AA80]+[.AO80])/[.$G80]" office:value-type="float" office:value="80">
            <text:p>80.00</text:p>
          </table:table-cell>
          <table:table-cell table:style-name="ce3" table:formula="of:=([.P80]+[.AD80]+[.AR80])/[.$G80]" office:value-type="float" office:value="31">
            <text:p>31.00</text:p>
          </table:table-cell>
          <table:table-cell table:style-name="ce3" table:formula="of:=([.Q80]+[.AE80]+[.AS80])/[.$G80]" office:value-type="float" office:value="1402.33333333333">
            <text:p>1402.33</text:p>
          </table:table-cell>
          <table:table-cell table:formula="of:=IF([.H80]&gt;0;1;0)+IF([.X80]&gt;0;1;0)+IF([.AL80]&gt;0;1;0)"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399">
            <text:p>23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Action:</text:p>
          </table:table-cell>
          <table:table-cell office:value-type="string">
            <text:p>[36 &lt;-&gt; 4]</text:p>
          </table:table-cell>
          <table:table-cell office:value-type="float" office:value="16">
            <text:p>16</text:p>
          </table:table-cell>
          <table:table-cell office:value-type="float" office:value="291">
            <text:p>2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217391">
            <text:p>0.0217391</text:p>
          </table:table-cell>
          <table:table-cell office:value-type="float" office:value="79">
            <text:p>7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517">
            <text:p>15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style-name="ce3" table:formula="of:=([.K81]+[.Y81]+[.AM81])/[.$G81]" office:value-type="float" office:value="4.66666666666667">
            <text:p>4.67</text:p>
          </table:table-cell>
          <table:table-cell table:style-name="ce3" table:formula="of:=([.L81]+[.Z81]+[.AN81])/[.$G81]" office:value-type="float" office:value="25">
            <text:p>25.00</text:p>
          </table:table-cell>
          <table:table-cell table:style-name="ce3" table:formula="of:=([.M81]+[.AA81]+[.AO81])/[.$G81]" office:value-type="float" office:value="81">
            <text:p>81.00</text:p>
          </table:table-cell>
          <table:table-cell table:style-name="ce3" table:formula="of:=([.P81]+[.AD81]+[.AR81])/[.$G81]" office:value-type="float" office:value="27.6666666666667">
            <text:p>27.67</text:p>
          </table:table-cell>
          <table:table-cell table:style-name="ce3" table:formula="of:=([.Q81]+[.AE81]+[.AS81])/[.$G81]" office:value-type="float" office:value="833.666666666667">
            <text:p>833.67</text:p>
          </table:table-cell>
          <table:table-cell table:formula="of:=IF([.H81]&gt;0;1;0)+IF([.X81]&gt;0;1;0)+IF([.AL81]&gt;0;1;0)"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1804">
            <text:p>180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  <table:table-cell office:value-type="float" office:value="80">
            <text:p>8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string">
            <text:p>Action:</text:p>
          </table:table-cell>
          <table:table-cell office:value-type="string">
            <text:p>[39 &lt;-&gt; 3]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5">
            <text:p>0.05</text:p>
          </table:table-cell>
          <table:table-cell office:value-type="float" office:value="80">
            <text:p>8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string">
            <text:p>Action:</text:p>
          </table:table-cell>
          <table:table-cell office:value-type="string">
            <text:p>[21 &lt;-&gt; 2]</text:p>
          </table:table-cell>
          <table:table-cell office:value-type="float" office:value="29">
            <text:p>29</text:p>
          </table:table-cell>
          <table:table-cell office:value-type="float" office:value="618">
            <text:p>61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style-name="ce3" table:formula="of:=([.K82]+[.Y82]+[.AM82])/[.$G82]" office:value-type="float" office:value="4.66666666666667">
            <text:p>4.67</text:p>
          </table:table-cell>
          <table:table-cell table:style-name="ce3" table:formula="of:=([.L82]+[.Z82]+[.AN82])/[.$G82]" office:value-type="float" office:value="25.3333333333333">
            <text:p>25.33</text:p>
          </table:table-cell>
          <table:table-cell table:style-name="ce3" table:formula="of:=([.M82]+[.AA82]+[.AO82])/[.$G82]" office:value-type="float" office:value="82">
            <text:p>82.00</text:p>
          </table:table-cell>
          <table:table-cell table:style-name="ce3" table:formula="of:=([.P82]+[.AD82]+[.AR82])/[.$G82]" office:value-type="float" office:value="22.6666666666667">
            <text:p>22.67</text:p>
          </table:table-cell>
          <table:table-cell table:style-name="ce3" table:formula="of:=([.Q82]+[.AE82]+[.AS82])/[.$G82]" office:value-type="float" office:value="427">
            <text:p>427.00</text:p>
          </table:table-cell>
          <table:table-cell table:formula="of:=IF([.H82]&gt;0;1;0)+IF([.X82]&gt;0;1;0)+IF([.AL82]&gt;0;1;0)"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string">
            <text:p>Action:</text:p>
          </table:table-cell>
          <table:table-cell office:value-type="string">
            <text:p>[18 &lt;-&gt; 39]</text:p>
          </table:table-cell>
          <table:table-cell office:value-type="float" office:value="21">
            <text:p>21</text:p>
          </table:table-cell>
          <table:table-cell office:value-type="float" office:value="174">
            <text:p>17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588235">
            <text:p>0.0588235</text:p>
          </table:table-cell>
          <table:table-cell office:value-type="float" office:value="81">
            <text:p>8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321">
            <text:p>32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81">
            <text:p>8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style-name="ce3" table:formula="of:=([.K83]+[.Y83]+[.AM83])/[.$G83]" office:value-type="float" office:value="4.66666666666667">
            <text:p>4.67</text:p>
          </table:table-cell>
          <table:table-cell table:style-name="ce3" table:formula="of:=([.L83]+[.Z83]+[.AN83])/[.$G83]" office:value-type="float" office:value="25.6666666666667">
            <text:p>25.67</text:p>
          </table:table-cell>
          <table:table-cell table:style-name="ce3" table:formula="of:=([.M83]+[.AA83]+[.AO83])/[.$G83]" office:value-type="float" office:value="83">
            <text:p>83.00</text:p>
          </table:table-cell>
          <table:table-cell table:style-name="ce3" table:formula="of:=([.P83]+[.AD83]+[.AR83])/[.$G83]" office:value-type="float" office:value="30">
            <text:p>30.00</text:p>
          </table:table-cell>
          <table:table-cell table:style-name="ce3" table:formula="of:=([.Q83]+[.AE83]+[.AS83])/[.$G83]" office:value-type="float" office:value="1112.33333333333">
            <text:p>1112.33</text:p>
          </table:table-cell>
          <table:table-cell table:formula="of:=IF([.H83]&gt;0;1;0)+IF([.X83]&gt;0;1;0)+IF([.AL83]&gt;0;1;0)"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string">
            <text:p>Action:</text:p>
          </table:table-cell>
          <table:table-cell office:value-type="string">
            <text:p>[16 &lt;-&gt; 30]</text:p>
          </table:table-cell>
          <table:table-cell office:value-type="float" office:value="14">
            <text:p>14</text:p>
          </table:table-cell>
          <table:table-cell office:value-type="float" office:value="354">
            <text:p>3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.0208333">
            <text:p>0.0208333</text:p>
          </table:table-cell>
          <table:table-cell office:value-type="float" office:value="82">
            <text:p>8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office:value-type="string">
            <text:p>Action:</text:p>
          </table:table-cell>
          <table:table-cell office:value-type="string">
            <text:p>[42 &lt;-&gt; 35]</text:p>
          </table:table-cell>
          <table:table-cell office:value-type="float" office:value="41">
            <text:p>41</text:p>
          </table:table-cell>
          <table:table-cell office:value-type="float" office:value="2090">
            <text:p>20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285714">
            <text:p>0.0285714</text:p>
          </table:table-cell>
          <table:table-cell office:value-type="float" office:value="82">
            <text:p>8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893">
            <text:p>89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style-name="ce3" table:formula="of:=([.K84]+[.Y84]+[.AM84])/[.$G84]" office:value-type="float" office:value="4.66666666666667">
            <text:p>4.67</text:p>
          </table:table-cell>
          <table:table-cell table:style-name="ce3" table:formula="of:=([.L84]+[.Z84]+[.AN84])/[.$G84]" office:value-type="float" office:value="26.3333333333333">
            <text:p>26.33</text:p>
          </table:table-cell>
          <table:table-cell table:style-name="ce3" table:formula="of:=([.M84]+[.AA84]+[.AO84])/[.$G84]" office:value-type="float" office:value="84">
            <text:p>84.00</text:p>
          </table:table-cell>
          <table:table-cell table:style-name="ce3" table:formula="of:=([.P84]+[.AD84]+[.AR84])/[.$G84]" office:value-type="float" office:value="18.3333333333333">
            <text:p>18.33</text:p>
          </table:table-cell>
          <table:table-cell table:style-name="ce3" table:formula="of:=([.Q84]+[.AE84]+[.AS84])/[.$G84]" office:value-type="float" office:value="470">
            <text:p>470.00</text:p>
          </table:table-cell>
          <table:table-cell table:formula="of:=IF([.H84]&gt;0;1;0)+IF([.X84]&gt;0;1;0)+IF([.AL84]&gt;0;1;0)"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string">
            <text:p>Action:</text:p>
          </table:table-cell>
          <table:table-cell office:value-type="string">
            <text:p>[21 &lt;-&gt; 26]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243902">
            <text:p>0.0243902</text:p>
          </table:table-cell>
          <table:table-cell office:value-type="float" office:value="83">
            <text:p>8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643">
            <text:p>64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640">
            <text:p>6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style-name="ce3" table:formula="of:=([.K85]+[.Y85]+[.AM85])/[.$G85]" office:value-type="float" office:value="4.66666666666667">
            <text:p>4.67</text:p>
          </table:table-cell>
          <table:table-cell table:style-name="ce3" table:formula="of:=([.L85]+[.Z85]+[.AN85])/[.$G85]" office:value-type="float" office:value="26.3333333333333">
            <text:p>26.33</text:p>
          </table:table-cell>
          <table:table-cell table:style-name="ce3" table:formula="of:=([.M85]+[.AA85]+[.AO85])/[.$G85]" office:value-type="float" office:value="85">
            <text:p>85.00</text:p>
          </table:table-cell>
          <table:table-cell table:style-name="ce3" table:formula="of:=([.P85]+[.AD85]+[.AR85])/[.$G85]" office:value-type="float" office:value="42.3333333333333">
            <text:p>42.33</text:p>
          </table:table-cell>
          <table:table-cell table:style-name="ce3" table:formula="of:=([.Q85]+[.AE85]+[.AS85])/[.$G85]" office:value-type="float" office:value="177">
            <text:p>177.00</text:p>
          </table:table-cell>
          <table:table-cell table:formula="of:=IF([.H85]&gt;0;1;0)+IF([.X85]&gt;0;1;0)+IF([.AL85]&gt;0;1;0)"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string">
            <text:p>Action:</text:p>
          </table:table-cell>
          <table:table-cell office:value-type="string">
            <text:p>[25 &lt;-&gt; 20]</text:p>
          </table:table-cell>
          <table:table-cell office:value-type="float" office:value="43">
            <text:p>43</text:p>
          </table:table-cell>
          <table:table-cell office:value-type="float" office:value="297">
            <text:p>29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3125">
            <text:p>0.03125</text:p>
          </table:table-cell>
          <table:table-cell office:value-type="float" office:value="84">
            <text:p>8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string">
            <text:p>Action:</text:p>
          </table:table-cell>
          <table:table-cell office:value-type="string">
            <text:p>[42 &lt;-&gt; 35]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285714">
            <text:p>0.0285714</text:p>
          </table:table-cell>
          <table:table-cell office:value-type="float" office:value="84">
            <text:p>8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string">
            <text:p>Action:</text:p>
          </table:table-cell>
          <table:table-cell office:value-type="string">
            <text:p>[25 &lt;-&gt; 20]</text:p>
          </table:table-cell>
          <table:table-cell office:value-type="float" office:value="43">
            <text:p>43</text:p>
          </table:table-cell>
          <table:table-cell office:value-type="float" office:value="226">
            <text:p>2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3125">
            <text:p>0.0312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style-name="ce3" table:formula="of:=([.K86]+[.Y86]+[.AM86])/[.$G86]" office:value-type="float" office:value="4.66666666666667">
            <text:p>4.67</text:p>
          </table:table-cell>
          <table:table-cell table:style-name="ce3" table:formula="of:=([.L86]+[.Z86]+[.AN86])/[.$G86]" office:value-type="float" office:value="26.6666666666667">
            <text:p>26.67</text:p>
          </table:table-cell>
          <table:table-cell table:style-name="ce3" table:formula="of:=([.M86]+[.AA86]+[.AO86])/[.$G86]" office:value-type="float" office:value="86">
            <text:p>86.00</text:p>
          </table:table-cell>
          <table:table-cell table:style-name="ce3" table:formula="of:=([.P86]+[.AD86]+[.AR86])/[.$G86]" office:value-type="float" office:value="30">
            <text:p>30.00</text:p>
          </table:table-cell>
          <table:table-cell table:style-name="ce3" table:formula="of:=([.Q86]+[.AE86]+[.AS86])/[.$G86]" office:value-type="float" office:value="858.333333333333">
            <text:p>858.33</text:p>
          </table:table-cell>
          <table:table-cell table:formula="of:=IF([.H86]&gt;0;1;0)+IF([.X86]&gt;0;1;0)+IF([.AL86]&gt;0;1;0)"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250">
            <text:p>2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string">
            <text:p>Action:</text:p>
          </table:table-cell>
          <table:table-cell office:value-type="string">
            <text:p>[35 &lt;-&gt; 24]</text:p>
          </table:table-cell>
          <table:table-cell office:value-type="float" office:value="37">
            <text:p>37</text:p>
          </table:table-cell>
          <table:table-cell office:value-type="float" office:value="1471">
            <text:p>14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27027">
            <text:p>0.027027</text:p>
          </table:table-cell>
          <table:table-cell office:value-type="float" office:value="85">
            <text:p>8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string">
            <text:p>Action:</text:p>
          </table:table-cell>
          <table:table-cell office:value-type="string">
            <text:p>[16 &lt;-&gt; 30]</text:p>
          </table:table-cell>
          <table:table-cell office:value-type="float" office:value="14">
            <text:p>14</text:p>
          </table:table-cell>
          <table:table-cell office:value-type="float" office:value="854">
            <text:p>8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.0208333">
            <text:p>0.0208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style-name="ce3" table:formula="of:=([.K87]+[.Y87]+[.AM87])/[.$G87]" office:value-type="float" office:value="4.66666666666667">
            <text:p>4.67</text:p>
          </table:table-cell>
          <table:table-cell table:style-name="ce3" table:formula="of:=([.L87]+[.Z87]+[.AN87])/[.$G87]" office:value-type="float" office:value="27">
            <text:p>27.00</text:p>
          </table:table-cell>
          <table:table-cell table:style-name="ce3" table:formula="of:=([.M87]+[.AA87]+[.AO87])/[.$G87]" office:value-type="float" office:value="87">
            <text:p>87.00</text:p>
          </table:table-cell>
          <table:table-cell table:style-name="ce3" table:formula="of:=([.P87]+[.AD87]+[.AR87])/[.$G87]" office:value-type="float" office:value="25.3333333333333">
            <text:p>25.33</text:p>
          </table:table-cell>
          <table:table-cell table:style-name="ce3" table:formula="of:=([.Q87]+[.AE87]+[.AS87])/[.$G87]" office:value-type="float" office:value="913">
            <text:p>913.00</text:p>
          </table:table-cell>
          <table:table-cell table:formula="of:=IF([.H87]&gt;0;1;0)+IF([.X87]&gt;0;1;0)+IF([.AL87]&gt;0;1;0)"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797">
            <text:p>797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86">
            <text:p>8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86">
            <text:p>8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string">
            <text:p>Action:</text:p>
          </table:table-cell>
          <table:table-cell office:value-type="string">
            <text:p>[8 &lt;-&gt; 5]</text:p>
          </table:table-cell>
          <table:table-cell office:value-type="float" office:value="45">
            <text:p>45</text:p>
          </table:table-cell>
          <table:table-cell office:value-type="float" office:value="1908">
            <text:p>19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.016129">
            <text:p>0.01612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style-name="ce3" table:formula="of:=([.K88]+[.Y88]+[.AM88])/[.$G88]" office:value-type="float" office:value="5">
            <text:p>5.00</text:p>
          </table:table-cell>
          <table:table-cell table:style-name="ce3" table:formula="of:=([.L88]+[.Z88]+[.AN88])/[.$G88]" office:value-type="float" office:value="27.6666666666667">
            <text:p>27.67</text:p>
          </table:table-cell>
          <table:table-cell table:style-name="ce3" table:formula="of:=([.M88]+[.AA88]+[.AO88])/[.$G88]" office:value-type="float" office:value="88">
            <text:p>88.00</text:p>
          </table:table-cell>
          <table:table-cell table:style-name="ce3" table:formula="of:=([.P88]+[.AD88]+[.AR88])/[.$G88]" office:value-type="float" office:value="17.3333333333333">
            <text:p>17.33</text:p>
          </table:table-cell>
          <table:table-cell table:style-name="ce3" table:formula="of:=([.Q88]+[.AE88]+[.AS88])/[.$G88]" office:value-type="float" office:value="841.333333333333">
            <text:p>841.33</text:p>
          </table:table-cell>
          <table:table-cell table:formula="of:=IF([.H88]&gt;0;1;0)+IF([.X88]&gt;0;1;0)+IF([.AL88]&gt;0;1;0)"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805">
            <text:p>8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87">
            <text:p>8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950">
            <text:p>9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87">
            <text:p>8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style-name="ce3" table:formula="of:=([.K89]+[.Y89]+[.AM89])/[.$G89]" office:value-type="float" office:value="5">
            <text:p>5.00</text:p>
          </table:table-cell>
          <table:table-cell table:style-name="ce3" table:formula="of:=([.L89]+[.Z89]+[.AN89])/[.$G89]" office:value-type="float" office:value="27.6666666666667">
            <text:p>27.67</text:p>
          </table:table-cell>
          <table:table-cell table:style-name="ce3" table:formula="of:=([.M89]+[.AA89]+[.AO89])/[.$G89]" office:value-type="float" office:value="89">
            <text:p>89.00</text:p>
          </table:table-cell>
          <table:table-cell table:style-name="ce3" table:formula="of:=([.P89]+[.AD89]+[.AR89])/[.$G89]" office:value-type="float" office:value="34">
            <text:p>34.00</text:p>
          </table:table-cell>
          <table:table-cell table:style-name="ce3" table:formula="of:=([.Q89]+[.AE89]+[.AS89])/[.$G89]" office:value-type="float" office:value="241.666666666667">
            <text:p>241.67</text:p>
          </table:table-cell>
          <table:table-cell table:formula="of:=IF([.H89]&gt;0;1;0)+IF([.X89]&gt;0;1;0)+IF([.AL89]&gt;0;1;0)"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89">
            <text:p>89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581">
            <text:p>58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88">
            <text:p>8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88">
            <text:p>8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Action:</text:p>
          </table:table-cell>
          <table:table-cell office:value-type="string">
            <text:p>[44 &lt;-&gt; 32]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3" table:formula="of:=([.K90]+[.Y90]+[.AM90])/[.$G90]" office:value-type="float" office:value="5.33333333333333">
            <text:p>5.33</text:p>
          </table:table-cell>
          <table:table-cell table:style-name="ce3" table:formula="of:=([.L90]+[.Z90]+[.AN90])/[.$G90]" office:value-type="float" office:value="28.3333333333333">
            <text:p>28.33</text:p>
          </table:table-cell>
          <table:table-cell table:style-name="ce3" table:formula="of:=([.M90]+[.AA90]+[.AO90])/[.$G90]" office:value-type="float" office:value="90">
            <text:p>90.00</text:p>
          </table:table-cell>
          <table:table-cell table:style-name="ce3" table:formula="of:=([.P90]+[.AD90]+[.AR90])/[.$G90]" office:value-type="float" office:value="14.3333333333333">
            <text:p>14.33</text:p>
          </table:table-cell>
          <table:table-cell table:style-name="ce3" table:formula="of:=([.Q90]+[.AE90]+[.AS90])/[.$G90]" office:value-type="float" office:value="591.666666666667">
            <text:p>591.67</text:p>
          </table:table-cell>
          <table:table-cell table:formula="of:=IF([.H90]&gt;0;1;0)+IF([.X90]&gt;0;1;0)+IF([.AL90]&gt;0;1;0)"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string">
            <text:p>Action:</text:p>
          </table:table-cell>
          <table:table-cell office:value-type="string">
            <text:p>[38 &lt;-&gt; 27]</text:p>
          </table:table-cell>
          <table:table-cell office:value-type="float" office:value="37">
            <text:p>37</text:p>
          </table:table-cell>
          <table:table-cell office:value-type="float" office:value="418">
            <text:p>41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89">
            <text:p>8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89">
            <text:p>8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1232">
            <text:p>123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style-name="ce3" table:formula="of:=([.K91]+[.Y91]+[.AM91])/[.$G91]" office:value-type="float" office:value="5.33333333333333">
            <text:p>5.33</text:p>
          </table:table-cell>
          <table:table-cell table:style-name="ce3" table:formula="of:=([.L91]+[.Z91]+[.AN91])/[.$G91]" office:value-type="float" office:value="28.3333333333333">
            <text:p>28.33</text:p>
          </table:table-cell>
          <table:table-cell table:style-name="ce3" table:formula="of:=([.M91]+[.AA91]+[.AO91])/[.$G91]" office:value-type="float" office:value="91">
            <text:p>91.00</text:p>
          </table:table-cell>
          <table:table-cell table:style-name="ce3" table:formula="of:=([.P91]+[.AD91]+[.AR91])/[.$G91]" office:value-type="float" office:value="33">
            <text:p>33.00</text:p>
          </table:table-cell>
          <table:table-cell table:style-name="ce3" table:formula="of:=([.Q91]+[.AE91]+[.AS91])/[.$G91]" office:value-type="float" office:value="219.666666666667">
            <text:p>219.67</text:p>
          </table:table-cell>
          <table:table-cell table:formula="of:=IF([.H91]&gt;0;1;0)+IF([.X91]&gt;0;1;0)+IF([.AL91]&gt;0;1;0)"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string">
            <text:p>Action:</text:p>
          </table:table-cell>
          <table:table-cell office:value-type="string">
            <text:p>[24 &lt;-&gt; 0]</text:p>
          </table:table-cell>
          <table:table-cell office:value-type="float" office:value="24">
            <text:p>24</text:p>
          </table:table-cell>
          <table:table-cell office:value-type="float" office:value="558">
            <text:p>55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66667">
            <text:p>0.166667</text:p>
          </table:table-cell>
          <table:table-cell office:value-type="float" office:value="90">
            <text:p>9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90">
            <text:p>9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string">
            <text:p>Action:</text:p>
          </table:table-cell>
          <table:table-cell office:value-type="string">
            <text:p>[20 &lt;-&gt; 9]</text:p>
          </table:table-cell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.0212766">
            <text:p>0.021276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style-name="ce3" table:formula="of:=([.K92]+[.Y92]+[.AM92])/[.$G92]" office:value-type="float" office:value="5.33333333333333">
            <text:p>5.33</text:p>
          </table:table-cell>
          <table:table-cell table:style-name="ce3" table:formula="of:=([.L92]+[.Z92]+[.AN92])/[.$G92]" office:value-type="float" office:value="28.6666666666667">
            <text:p>28.67</text:p>
          </table:table-cell>
          <table:table-cell table:style-name="ce3" table:formula="of:=([.M92]+[.AA92]+[.AO92])/[.$G92]" office:value-type="float" office:value="92">
            <text:p>92.00</text:p>
          </table:table-cell>
          <table:table-cell table:style-name="ce3" table:formula="of:=([.P92]+[.AD92]+[.AR92])/[.$G92]" office:value-type="float" office:value="29.3333333333333">
            <text:p>29.33</text:p>
          </table:table-cell>
          <table:table-cell table:style-name="ce3" table:formula="of:=([.Q92]+[.AE92]+[.AS92])/[.$G92]" office:value-type="float" office:value="407.333333333333">
            <text:p>407.33</text:p>
          </table:table-cell>
          <table:table-cell table:formula="of:=IF([.H92]&gt;0;1;0)+IF([.X92]&gt;0;1;0)+IF([.AL92]&gt;0;1;0)"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2">
            <text:p>92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string">
            <text:p>Action:</text:p>
          </table:table-cell>
          <table:table-cell office:value-type="string">
            <text:p>[38 &lt;-&gt; 1]</text:p>
          </table:table-cell>
          <table:table-cell office:value-type="float" office:value="11">
            <text:p>11</text:p>
          </table:table-cell>
          <table:table-cell office:value-type="float" office:value="1087">
            <text:p>108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91">
            <text:p>9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34">
            <text:p>13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style-name="ce3" table:formula="of:=([.K93]+[.Y93]+[.AM93])/[.$G93]" office:value-type="float" office:value="5.33333333333333">
            <text:p>5.33</text:p>
          </table:table-cell>
          <table:table-cell table:style-name="ce3" table:formula="of:=([.L93]+[.Z93]+[.AN93])/[.$G93]" office:value-type="float" office:value="28.6666666666667">
            <text:p>28.67</text:p>
          </table:table-cell>
          <table:table-cell table:style-name="ce3" table:formula="of:=([.M93]+[.AA93]+[.AO93])/[.$G93]" office:value-type="float" office:value="93">
            <text:p>93.00</text:p>
          </table:table-cell>
          <table:table-cell table:style-name="ce3" table:formula="of:=([.P93]+[.AD93]+[.AR93])/[.$G93]" office:value-type="float" office:value="30.3333333333333">
            <text:p>30.33</text:p>
          </table:table-cell>
          <table:table-cell table:style-name="ce3" table:formula="of:=([.Q93]+[.AE93]+[.AS93])/[.$G93]" office:value-type="float" office:value="407">
            <text:p>407.00</text:p>
          </table:table-cell>
          <table:table-cell table:formula="of:=IF([.H93]&gt;0;1;0)+IF([.X93]&gt;0;1;0)+IF([.AL93]&gt;0;1;0)"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string">
            <text:p>Action:</text:p>
          </table:table-cell>
          <table:table-cell office:value-type="string">
            <text:p>[45 &lt;-&gt; 18]</text:p>
          </table:table-cell>
          <table:table-cell office:value-type="float" office:value="21">
            <text:p>21</text:p>
          </table:table-cell>
          <table:table-cell office:value-type="float" office:value="1048">
            <text:p>1048</text:p>
          </table:table-cell>
          <table:table-cell office:value-type="string">
            <text:p>Stats: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92">
            <text:p>9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92">
            <text:p>9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string">
            <text:p>Action:</text:p>
          </table:table-cell>
          <table:table-cell office:value-type="string">
            <text:p>[39 &lt;-&gt; 21]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625">
            <text:p>0.062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3" table:formula="of:=([.K94]+[.Y94]+[.AM94])/[.$G94]" office:value-type="float" office:value="5.33333333333333">
            <text:p>5.33</text:p>
          </table:table-cell>
          <table:table-cell table:style-name="ce3" table:formula="of:=([.L94]+[.Z94]+[.AN94])/[.$G94]" office:value-type="float" office:value="29">
            <text:p>29.00</text:p>
          </table:table-cell>
          <table:table-cell table:style-name="ce3" table:formula="of:=([.M94]+[.AA94]+[.AO94])/[.$G94]" office:value-type="float" office:value="94">
            <text:p>94.00</text:p>
          </table:table-cell>
          <table:table-cell table:style-name="ce3" table:formula="of:=([.P94]+[.AD94]+[.AR94])/[.$G94]" office:value-type="float" office:value="27.6666666666667">
            <text:p>27.67</text:p>
          </table:table-cell>
          <table:table-cell table:style-name="ce3" table:formula="of:=([.Q94]+[.AE94]+[.AS94])/[.$G94]" office:value-type="float" office:value="176">
            <text:p>176.00</text:p>
          </table:table-cell>
          <table:table-cell table:formula="of:=IF([.H94]&gt;0;1;0)+IF([.X94]&gt;0;1;0)+IF([.AL94]&gt;0;1;0)"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30">
            <text:p>1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93">
            <text:p>9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313">
            <text:p>31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93">
            <text:p>9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string">
            <text:p>Action:</text:p>
          </table:table-cell>
          <table:table-cell office:value-type="string">
            <text:p>[47 &lt;-&gt; 9]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.011236">
            <text:p>0.01123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style-name="ce3" table:formula="of:=([.K95]+[.Y95]+[.AM95])/[.$G95]" office:value-type="float" office:value="6">
            <text:p>6.00</text:p>
          </table:table-cell>
          <table:table-cell table:style-name="ce3" table:formula="of:=([.L95]+[.Z95]+[.AN95])/[.$G95]" office:value-type="float" office:value="30">
            <text:p>30.00</text:p>
          </table:table-cell>
          <table:table-cell table:style-name="ce3" table:formula="of:=([.M95]+[.AA95]+[.AO95])/[.$G95]" office:value-type="float" office:value="95">
            <text:p>95.00</text:p>
          </table:table-cell>
          <table:table-cell table:style-name="ce3" table:formula="of:=([.P95]+[.AD95]+[.AR95])/[.$G95]" office:value-type="float" office:value="5.66666666666667">
            <text:p>5.67</text:p>
          </table:table-cell>
          <table:table-cell table:style-name="ce3" table:formula="of:=([.Q95]+[.AE95]+[.AS95])/[.$G95]" office:value-type="float" office:value="270.666666666667">
            <text:p>270.67</text:p>
          </table:table-cell>
          <table:table-cell table:formula="of:=IF([.H95]&gt;0;1;0)+IF([.X95]&gt;0;1;0)+IF([.AL95]&gt;0;1;0)"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string">
            <text:p>Action:</text:p>
          </table:table-cell>
          <table:table-cell office:value-type="string">
            <text:p>[45 &lt;-&gt; 9]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277778">
            <text:p>0.0277778</text:p>
          </table:table-cell>
          <table:table-cell office:value-type="float" office:value="94">
            <text:p>9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94">
            <text:p>9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Action:</text:p>
          </table:table-cell>
          <table:table-cell office:value-type="string">
            <text:p>[30 &lt;-&gt; 33]</text:p>
          </table:table-cell>
          <table:table-cell office:value-type="float" office:value="3">
            <text:p>3</text:p>
          </table:table-cell>
          <table:table-cell office:value-type="float" office:value="586">
            <text:p>5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0.0111111">
            <text:p>0.011111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style-name="ce3" table:formula="of:=([.K96]+[.Y96]+[.AM96])/[.$G96]" office:value-type="float" office:value="6">
            <text:p>6.00</text:p>
          </table:table-cell>
          <table:table-cell table:style-name="ce3" table:formula="of:=([.L96]+[.Z96]+[.AN96])/[.$G96]" office:value-type="float" office:value="30">
            <text:p>30.00</text:p>
          </table:table-cell>
          <table:table-cell table:style-name="ce3" table:formula="of:=([.M96]+[.AA96]+[.AO96])/[.$G96]" office:value-type="float" office:value="96">
            <text:p>96.00</text:p>
          </table:table-cell>
          <table:table-cell table:style-name="ce3" table:formula="of:=([.P96]+[.AD96]+[.AR96])/[.$G96]" office:value-type="float" office:value="32.3333333333333">
            <text:p>32.33</text:p>
          </table:table-cell>
          <table:table-cell table:style-name="ce3" table:formula="of:=([.Q96]+[.AE96]+[.AS96])/[.$G96]" office:value-type="float" office:value="936.333333333333">
            <text:p>936.33</text:p>
          </table:table-cell>
          <table:table-cell table:formula="of:=IF([.H96]&gt;0;1;0)+IF([.X96]&gt;0;1;0)+IF([.AL96]&gt;0;1;0)"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826">
            <text:p>8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1921">
            <text:p>192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95">
            <text:p>9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office:value-type="string">
            <text:p>Action:</text:p>
          </table:table-cell>
          <table:table-cell office:value-type="string">
            <text:p>[22 &lt;-&gt; 40]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0.00833333">
            <text:p>0.0083333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style-name="ce3" table:formula="of:=([.K97]+[.Y97]+[.AM97])/[.$G97]" office:value-type="float" office:value="6">
            <text:p>6.00</text:p>
          </table:table-cell>
          <table:table-cell table:style-name="ce3" table:formula="of:=([.L97]+[.Z97]+[.AN97])/[.$G97]" office:value-type="float" office:value="30.3333333333333">
            <text:p>30.33</text:p>
          </table:table-cell>
          <table:table-cell table:style-name="ce3" table:formula="of:=([.M97]+[.AA97]+[.AO97])/[.$G97]" office:value-type="float" office:value="97">
            <text:p>97.00</text:p>
          </table:table-cell>
          <table:table-cell table:style-name="ce3" table:formula="of:=([.P97]+[.AD97]+[.AR97])/[.$G97]" office:value-type="float" office:value="24.6666666666667">
            <text:p>24.67</text:p>
          </table:table-cell>
          <table:table-cell table:style-name="ce3" table:formula="of:=([.Q97]+[.AE97]+[.AS97])/[.$G97]" office:value-type="float" office:value="717.666666666667">
            <text:p>717.67</text:p>
          </table:table-cell>
          <table:table-cell table:formula="of:=IF([.H97]&gt;0;1;0)+IF([.X97]&gt;0;1;0)+IF([.AL97]&gt;0;1;0)"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string">
            <text:p>Action:</text:p>
          </table:table-cell>
          <table:table-cell office:value-type="string">
            <text:p>[39 &lt;-&gt; 21]</text:p>
          </table:table-cell>
          <table:table-cell office:value-type="float" office:value="30">
            <text:p>30</text:p>
          </table:table-cell>
          <table:table-cell office:value-type="float" office:value="1322">
            <text:p>13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625">
            <text:p>0.0625</text:p>
          </table:table-cell>
          <table:table-cell office:value-type="float" office:value="96">
            <text:p>9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string">
            <text:p>Action:</text:p>
          </table:table-cell>
          <table:table-cell office:value-type="string">
            <text:p>[0 &lt;-&gt; 9]</text:p>
          </table:table-cell>
          <table:table-cell office:value-type="float" office:value="9">
            <text:p>9</text:p>
          </table:table-cell>
          <table:table-cell office:value-type="float" office:value="508">
            <text:p>50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454545">
            <text:p>0.0454545</text:p>
          </table:table-cell>
          <table:table-cell office:value-type="float" office:value="96">
            <text:p>9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office:value-type="string">
            <text:p>Action:</text:p>
          </table:table-cell>
          <table:table-cell office:value-type="string">
            <text:p>[39 &lt;-&gt; 26]</text:p>
          </table:table-cell>
          <table:table-cell office:value-type="float" office:value="35">
            <text:p>35</text:p>
          </table:table-cell>
          <table:table-cell office:value-type="float" office:value="323">
            <text:p>3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0.00714286">
            <text:p>0.0071428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3" table:formula="of:=([.K98]+[.Y98]+[.AM98])/[.$G98]" office:value-type="float" office:value="6">
            <text:p>6.00</text:p>
          </table:table-cell>
          <table:table-cell table:style-name="ce3" table:formula="of:=([.L98]+[.Z98]+[.AN98])/[.$G98]" office:value-type="float" office:value="31">
            <text:p>31.00</text:p>
          </table:table-cell>
          <table:table-cell table:style-name="ce3" table:formula="of:=([.M98]+[.AA98]+[.AO98])/[.$G98]" office:value-type="float" office:value="98">
            <text:p>98.00</text:p>
          </table:table-cell>
          <table:table-cell table:style-name="ce3" table:formula="of:=([.P98]+[.AD98]+[.AR98])/[.$G98]" office:value-type="float" office:value="17">
            <text:p>17.00</text:p>
          </table:table-cell>
          <table:table-cell table:style-name="ce3" table:formula="of:=([.Q98]+[.AE98]+[.AS98])/[.$G98]" office:value-type="float" office:value="677.333333333333">
            <text:p>677.33</text:p>
          </table:table-cell>
          <table:table-cell table:formula="of:=IF([.H98]&gt;0;1;0)+IF([.X98]&gt;0;1;0)+IF([.AL98]&gt;0;1;0)"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string">
            <text:p>Action:</text:p>
          </table:table-cell>
          <table:table-cell office:value-type="string">
            <text:p>[5 &lt;-&gt; 44]</text:p>
          </table:table-cell>
          <table:table-cell office:value-type="float" office:value="39">
            <text:p>39</text:p>
          </table:table-cell>
          <table:table-cell office:value-type="float" office:value="462">
            <text:p>4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1501">
            <text:p>150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97">
            <text:p>9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string">
            <text:p>Action:</text:p>
          </table:table-cell>
          <table:table-cell office:value-type="string">
            <text:p>[39 &lt;-&gt; 46]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0204082">
            <text:p>0.020408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style-name="ce3" table:formula="of:=([.K99]+[.Y99]+[.AM99])/[.$G99]" office:value-type="float" office:value="6">
            <text:p>6.00</text:p>
          </table:table-cell>
          <table:table-cell table:style-name="ce3" table:formula="of:=([.L99]+[.Z99]+[.AN99])/[.$G99]" office:value-type="float" office:value="31.3333333333333">
            <text:p>31.33</text:p>
          </table:table-cell>
          <table:table-cell table:style-name="ce3" table:formula="of:=([.M99]+[.AA99]+[.AO99])/[.$G99]" office:value-type="float" office:value="99">
            <text:p>99.00</text:p>
          </table:table-cell>
          <table:table-cell table:style-name="ce3" table:formula="of:=([.P99]+[.AD99]+[.AR99])/[.$G99]" office:value-type="float" office:value="24.3333333333333">
            <text:p>24.33</text:p>
          </table:table-cell>
          <table:table-cell table:style-name="ce3" table:formula="of:=([.Q99]+[.AE99]+[.AS99])/[.$G99]" office:value-type="float" office:value="1033">
            <text:p>1033.00</text:p>
          </table:table-cell>
          <table:table-cell table:formula="of:=IF([.H99]&gt;0;1;0)+IF([.X99]&gt;0;1;0)+IF([.AL99]&gt;0;1;0)"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2040">
            <text:p>20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98">
            <text:p>9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884">
            <text:p>8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  <table:table-cell office:value-type="float" office:value="98">
            <text:p>9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Action:</text:p>
          </table:table-cell>
          <table:table-cell office:value-type="string">
            <text:p>[44 &lt;-&gt; 25]</text:p>
          </table:table-cell>
          <table:table-cell office:value-type="float" office:value="29">
            <text:p>29</text:p>
          </table:table-cell>
          <table:table-cell office:value-type="float" office:value="175">
            <text:p>17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117647">
            <text:p>0.011764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style-name="ce3" table:formula="of:=([.K100]+[.Y100]+[.AM100])/[.$G100]" office:value-type="float" office:value="6">
            <text:p>6.00</text:p>
          </table:table-cell>
          <table:table-cell table:style-name="ce3" table:formula="of:=([.L100]+[.Z100]+[.AN100])/[.$G100]" office:value-type="float" office:value="31.3333333333333">
            <text:p>31.33</text:p>
          </table:table-cell>
          <table:table-cell table:style-name="ce3" table:formula="of:=([.M100]+[.AA100]+[.AO100])/[.$G100]" office:value-type="float" office:value="100">
            <text:p>100.00</text:p>
          </table:table-cell>
          <table:table-cell table:style-name="ce3" table:formula="of:=([.P100]+[.AD100]+[.AR100])/[.$G100]" office:value-type="float" office:value="28">
            <text:p>28.00</text:p>
          </table:table-cell>
          <table:table-cell table:style-name="ce3" table:formula="of:=([.Q100]+[.AE100]+[.AS100])/[.$G100]" office:value-type="float" office:value="823.333333333333">
            <text:p>823.33</text:p>
          </table:table-cell>
          <table:table-cell table:formula="of:=IF([.H100]&gt;0;1;0)+IF([.X100]&gt;0;1;0)+IF([.AL100]&gt;0;1;0)"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string">
            <text:p>Action:</text:p>
          </table:table-cell>
          <table:table-cell office:value-type="string">
            <text:p>[32 &lt;-&gt; 10]</text:p>
          </table:table-cell>
          <table:table-cell office:value-type="float" office:value="26">
            <text:p>26</text:p>
          </table:table-cell>
          <table:table-cell office:value-type="float" office:value="1535">
            <text:p>15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4928">
            <text:p>0.0144928</text:p>
          </table:table-cell>
          <table:table-cell office:value-type="float" office:value="99">
            <text:p>9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string">
            <text:p>Action:</text:p>
          </table:table-cell>
          <table:table-cell office:value-type="string">
            <text:p>[3 &lt;-&gt; 23]</text:p>
          </table:table-cell>
          <table:table-cell office:value-type="float" office:value="20">
            <text:p>20</text:p>
          </table:table-cell>
          <table:table-cell office:value-type="float" office:value="759">
            <text:p>7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0357143">
            <text:p>0.0357143</text:p>
          </table:table-cell>
          <table:table-cell office:value-type="float" office:value="99">
            <text:p>9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76">
            <text:p>1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ce3" table:formula="of:=([.K101]+[.Y101]+[.AM101])/[.$G101]" office:value-type="float" office:value="6.33333333333333">
            <text:p>6.33</text:p>
          </table:table-cell>
          <table:table-cell table:style-name="ce3" table:formula="of:=([.L101]+[.Z101]+[.AN101])/[.$G101]" office:value-type="float" office:value="32.3333333333333">
            <text:p>32.33</text:p>
          </table:table-cell>
          <table:table-cell table:style-name="ce3" table:formula="of:=([.M101]+[.AA101]+[.AO101])/[.$G101]" office:value-type="float" office:value="101">
            <text:p>101.00</text:p>
          </table:table-cell>
          <table:table-cell table:style-name="ce3" table:formula="of:=([.P101]+[.AD101]+[.AR101])/[.$G101]" office:value-type="float" office:value="7">
            <text:p>7.00</text:p>
          </table:table-cell>
          <table:table-cell table:style-name="ce3" table:formula="of:=([.Q101]+[.AE101]+[.AS101])/[.$G101]" office:value-type="float" office:value="798.666666666667">
            <text:p>798.67</text:p>
          </table:table-cell>
          <table:table-cell table:formula="of:=IF([.H101]&gt;0;1;0)+IF([.X101]&gt;0;1;0)+IF([.AL101]&gt;0;1;0)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string">
            <text:p>Action:</text:p>
          </table:table-cell>
          <table:table-cell office:value-type="string">
            <text:p>[2 &lt;-&gt; 7]</text:p>
          </table:table-cell>
          <table:table-cell office:value-type="float" office:value="5">
            <text:p>5</text:p>
          </table:table-cell>
          <table:table-cell office:value-type="float" office:value="1449">
            <text:p>144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015625">
            <text:p>0.015625</text:p>
          </table:table-cell>
          <table:table-cell office:value-type="float" office:value="100">
            <text:p>10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00">
            <text:p>10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string">
            <text:p>Action:</text:p>
          </table:table-cell>
          <table:table-cell office:value-type="string">
            <text:p>[30 &lt;-&gt; 44]</text:p>
          </table:table-cell>
          <table:table-cell office:value-type="float" office:value="14">
            <text:p>14</text:p>
          </table:table-cell>
          <table:table-cell office:value-type="float" office:value="730">
            <text:p>7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0714286">
            <text:p>0.0714286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style-name="ce3" table:formula="of:=([.K102]+[.Y102]+[.AM102])/[.$G102]" office:value-type="float" office:value="6.33333333333333">
            <text:p>6.33</text:p>
          </table:table-cell>
          <table:table-cell table:style-name="ce3" table:formula="of:=([.L102]+[.Z102]+[.AN102])/[.$G102]" office:value-type="float" office:value="33">
            <text:p>33.00</text:p>
          </table:table-cell>
          <table:table-cell table:style-name="ce3" table:formula="of:=([.M102]+[.AA102]+[.AO102])/[.$G102]" office:value-type="float" office:value="102">
            <text:p>102.00</text:p>
          </table:table-cell>
          <table:table-cell table:style-name="ce3" table:formula="of:=([.P102]+[.AD102]+[.AR102])/[.$G102]" office:value-type="float" office:value="20.6666666666667">
            <text:p>20.67</text:p>
          </table:table-cell>
          <table:table-cell table:style-name="ce3" table:formula="of:=([.Q102]+[.AE102]+[.AS102])/[.$G102]" office:value-type="float" office:value="268.666666666667">
            <text:p>268.67</text:p>
          </table:table-cell>
          <table:table-cell table:formula="of:=IF([.H102]&gt;0;1;0)+IF([.X102]&gt;0;1;0)+IF([.AL102]&gt;0;1;0)"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 office:value-type="string">
            <text:p>Action:</text:p>
          </table:table-cell>
          <table:table-cell office:value-type="string">
            <text:p>[16 &lt;-&gt; 13]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.0138889">
            <text:p>0.0138889</text:p>
          </table:table-cell>
          <table:table-cell office:value-type="float" office:value="101">
            <text:p>10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office:value-type="string">
            <text:p>Action:</text:p>
          </table:table-cell>
          <table:table-cell office:value-type="string">
            <text:p>[23 &lt;-&gt; 36]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.0344828">
            <text:p>0.0344828</text:p>
          </table:table-cell>
          <table:table-cell office:value-type="float" office:value="101">
            <text:p>10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office:value-type="string">
            <text:p>Action:</text:p>
          </table:table-cell>
          <table:table-cell office:value-type="string">
            <text:p>[14 &lt;-&gt; 18]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0666667">
            <text:p>0.0666667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style-name="ce3" table:formula="of:=([.K103]+[.Y103]+[.AM103])/[.$G103]" office:value-type="float" office:value="6.33333333333333">
            <text:p>6.33</text:p>
          </table:table-cell>
          <table:table-cell table:style-name="ce3" table:formula="of:=([.L103]+[.Z103]+[.AN103])/[.$G103]" office:value-type="float" office:value="33">
            <text:p>33.00</text:p>
          </table:table-cell>
          <table:table-cell table:style-name="ce3" table:formula="of:=([.M103]+[.AA103]+[.AO103])/[.$G103]" office:value-type="float" office:value="103">
            <text:p>103.00</text:p>
          </table:table-cell>
          <table:table-cell table:style-name="ce3" table:formula="of:=([.P103]+[.AD103]+[.AR103])/[.$G103]" office:value-type="float" office:value="33">
            <text:p>33.00</text:p>
          </table:table-cell>
          <table:table-cell table:style-name="ce3" table:formula="of:=([.Q103]+[.AE103]+[.AS103])/[.$G103]" office:value-type="float" office:value="1101.66666666667">
            <text:p>1101.67</text:p>
          </table:table-cell>
          <table:table-cell table:formula="of:=IF([.H103]&gt;0;1;0)+IF([.X103]&gt;0;1;0)+IF([.AL103]&gt;0;1;0)"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1611">
            <text:p>161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769231">
            <text:p>0.0769231</text:p>
          </table:table-cell>
          <table:table-cell office:value-type="float" office:value="102">
            <text:p>10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294">
            <text:p>29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  <table:table-cell office:value-type="float" office:value="102">
            <text:p>10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string">
            <text:p>Action:</text:p>
          </table:table-cell>
          <table:table-cell office:value-type="string">
            <text:p>[14 &lt;-&gt; 5]</text:p>
          </table:table-cell>
          <table:table-cell office:value-type="float" office:value="39">
            <text:p>39</text:p>
          </table:table-cell>
          <table:table-cell office:value-type="float" office:value="1400">
            <text:p>140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0.0037594">
            <text:p>0.0037594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style-name="ce3" table:formula="of:=([.K104]+[.Y104]+[.AM104])/[.$G104]" office:value-type="float" office:value="6.33333333333333">
            <text:p>6.33</text:p>
          </table:table-cell>
          <table:table-cell table:style-name="ce3" table:formula="of:=([.L104]+[.Z104]+[.AN104])/[.$G104]" office:value-type="float" office:value="33.3333333333333">
            <text:p>33.33</text:p>
          </table:table-cell>
          <table:table-cell table:style-name="ce3" table:formula="of:=([.M104]+[.AA104]+[.AO104])/[.$G104]" office:value-type="float" office:value="104">
            <text:p>104.00</text:p>
          </table:table-cell>
          <table:table-cell table:style-name="ce3" table:formula="of:=([.P104]+[.AD104]+[.AR104])/[.$G104]" office:value-type="float" office:value="31">
            <text:p>31.00</text:p>
          </table:table-cell>
          <table:table-cell table:style-name="ce3" table:formula="of:=([.Q104]+[.AE104]+[.AS104])/[.$G104]" office:value-type="float" office:value="499.333333333333">
            <text:p>499.33</text:p>
          </table:table-cell>
          <table:table-cell table:formula="of:=IF([.H104]&gt;0;1;0)+IF([.X104]&gt;0;1;0)+IF([.AL104]&gt;0;1;0)"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 office:value-type="string">
            <text:p>Action:</text:p>
          </table:table-cell>
          <table:table-cell office:value-type="string">
            <text:p>[34 &lt;-&gt; 26]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0555556">
            <text:p>0.0555556</text:p>
          </table:table-cell>
          <table:table-cell office:value-type="float" office:value="103">
            <text:p>10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string">
            <text:p>Action:</text:p>
          </table:table-cell>
          <table:table-cell office:value-type="string">
            <text:p>[13 &lt;-&gt; 21]</text:p>
          </table:table-cell>
          <table:table-cell office:value-type="float" office:value="8">
            <text:p>8</text:p>
          </table:table-cell>
          <table:table-cell office:value-type="float" office:value="605">
            <text:p>6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30303">
            <text:p>0.030303</text:p>
          </table:table-cell>
          <table:table-cell office:value-type="float" office:value="103">
            <text:p>10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876">
            <text:p>8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style-name="ce3" table:formula="of:=([.K105]+[.Y105]+[.AM105])/[.$G105]" office:value-type="float" office:value="6.33333333333333">
            <text:p>6.33</text:p>
          </table:table-cell>
          <table:table-cell table:style-name="ce3" table:formula="of:=([.L105]+[.Z105]+[.AN105])/[.$G105]" office:value-type="float" office:value="33.6666666666667">
            <text:p>33.67</text:p>
          </table:table-cell>
          <table:table-cell table:style-name="ce3" table:formula="of:=([.M105]+[.AA105]+[.AO105])/[.$G105]" office:value-type="float" office:value="105">
            <text:p>105.00</text:p>
          </table:table-cell>
          <table:table-cell table:style-name="ce3" table:formula="of:=([.P105]+[.AD105]+[.AR105])/[.$G105]" office:value-type="float" office:value="29.3333333333333">
            <text:p>29.33</text:p>
          </table:table-cell>
          <table:table-cell table:style-name="ce3" table:formula="of:=([.Q105]+[.AE105]+[.AS105])/[.$G105]" office:value-type="float" office:value="490.666666666667">
            <text:p>490.67</text:p>
          </table:table-cell>
          <table:table-cell table:formula="of:=IF([.H105]&gt;0;1;0)+IF([.X105]&gt;0;1;0)+IF([.AL105]&gt;0;1;0)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string">
            <text:p>Action:</text:p>
          </table:table-cell>
          <table:table-cell office:value-type="string">
            <text:p>[27 &lt;-&gt; 36]</text:p>
          </table:table-cell>
          <table:table-cell office:value-type="float" office:value="9">
            <text:p>9</text:p>
          </table:table-cell>
          <table:table-cell office:value-type="float" office:value="563">
            <text:p>56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.02">
            <text:p>0.02</text:p>
          </table:table-cell>
          <table:table-cell office:value-type="float" office:value="104">
            <text:p>10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office:value-type="string">
            <text:p>Action:</text:p>
          </table:table-cell>
          <table:table-cell office:value-type="string">
            <text:p>[30 &lt;-&gt; 17]</text:p>
          </table:table-cell>
          <table:table-cell office:value-type="float" office:value="35">
            <text:p>35</text:p>
          </table:table-cell>
          <table:table-cell office:value-type="float" office:value="559">
            <text:p>5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">
            <text:p>0.333333</text:p>
          </table:table-cell>
          <table:table-cell office:value-type="float" office:value="104">
            <text:p>10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  <table:table-cell office:value-type="string">
            <text:p>Action:</text:p>
          </table:table-cell>
          <table:table-cell office:value-type="string">
            <text:p>[13 &lt;-&gt; 9]</text:p>
          </table:table-cell>
          <table:table-cell office:value-type="float" office:value="44">
            <text:p>44</text:p>
          </table:table-cell>
          <table:table-cell office:value-type="float" office:value="350">
            <text:p>3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0131579">
            <text:p>0.0131579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style-name="ce3" table:formula="of:=([.K106]+[.Y106]+[.AM106])/[.$G106]" office:value-type="float" office:value="6.66666666666667">
            <text:p>6.67</text:p>
          </table:table-cell>
          <table:table-cell table:style-name="ce3" table:formula="of:=([.L106]+[.Z106]+[.AN106])/[.$G106]" office:value-type="float" office:value="34.6666666666667">
            <text:p>34.67</text:p>
          </table:table-cell>
          <table:table-cell table:style-name="ce3" table:formula="of:=([.M106]+[.AA106]+[.AO106])/[.$G106]" office:value-type="float" office:value="106">
            <text:p>106.00</text:p>
          </table:table-cell>
          <table:table-cell table:style-name="ce3" table:formula="of:=([.P106]+[.AD106]+[.AR106])/[.$G106]" office:value-type="float" office:value="7">
            <text:p>7.00</text:p>
          </table:table-cell>
          <table:table-cell table:style-name="ce3" table:formula="of:=([.Q106]+[.AE106]+[.AS106])/[.$G106]" office:value-type="float" office:value="910.333333333333">
            <text:p>910.33</text:p>
          </table:table-cell>
          <table:table-cell table:formula="of:=IF([.H106]&gt;0;1;0)+IF([.X106]&gt;0;1;0)+IF([.AL106]&gt;0;1;0)"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  <table:table-cell office:value-type="float" office:value="105">
            <text:p>10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office:value-type="string">
            <text:p>Action:</text:p>
          </table:table-cell>
          <table:table-cell office:value-type="string">
            <text:p>[45 &lt;-&gt; 9]</text:p>
          </table:table-cell>
          <table:table-cell office:value-type="float" office:value="12">
            <text:p>12</text:p>
          </table:table-cell>
          <table:table-cell office:value-type="float" office:value="1876">
            <text:p>18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277778">
            <text:p>0.0277778</text:p>
          </table:table-cell>
          <table:table-cell office:value-type="float" office:value="105">
            <text:p>10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6">
            <text:p>106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753">
            <text:p>75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style-name="ce3" table:formula="of:=([.K107]+[.Y107]+[.AM107])/[.$G107]" office:value-type="float" office:value="6.66666666666667">
            <text:p>6.67</text:p>
          </table:table-cell>
          <table:table-cell table:style-name="ce3" table:formula="of:=([.L107]+[.Z107]+[.AN107])/[.$G107]" office:value-type="float" office:value="34.6666666666667">
            <text:p>34.67</text:p>
          </table:table-cell>
          <table:table-cell table:style-name="ce3" table:formula="of:=([.M107]+[.AA107]+[.AO107])/[.$G107]" office:value-type="float" office:value="107">
            <text:p>107.00</text:p>
          </table:table-cell>
          <table:table-cell table:style-name="ce3" table:formula="of:=([.P107]+[.AD107]+[.AR107])/[.$G107]" office:value-type="float" office:value="38">
            <text:p>38.00</text:p>
          </table:table-cell>
          <table:table-cell table:style-name="ce3" table:formula="of:=([.Q107]+[.AE107]+[.AS107])/[.$G107]" office:value-type="float" office:value="355">
            <text:p>355.00</text:p>
          </table:table-cell>
          <table:table-cell table:formula="of:=IF([.H107]&gt;0;1;0)+IF([.X107]&gt;0;1;0)+IF([.AL107]&gt;0;1;0)"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7">
            <text:p>107</text:p>
          </table:table-cell>
          <table:table-cell office:value-type="string">
            <text:p>Action:</text:p>
          </table:table-cell>
          <table:table-cell office:value-type="string">
            <text:p>[23 &lt;-&gt; 0]</text:p>
          </table:table-cell>
          <table:table-cell office:value-type="float" office:value="25">
            <text:p>25</text:p>
          </table:table-cell>
          <table:table-cell office:value-type="float" office:value="231">
            <text:p>23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.016129">
            <text:p>0.016129</text:p>
          </table:table-cell>
          <table:table-cell office:value-type="float" office:value="106">
            <text:p>10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office:value-type="string">
            <text:p>Action:</text:p>
          </table:table-cell>
          <table:table-cell office:value-type="string">
            <text:p>[16 &lt;-&gt; 13]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.0138889">
            <text:p>0.0138889</text:p>
          </table:table-cell>
          <table:table-cell office:value-type="float" office:value="106">
            <text:p>10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office:value-type="string">
            <text:p>Action:</text:p>
          </table:table-cell>
          <table:table-cell office:value-type="string">
            <text:p>[18 &lt;-&gt; 14]</text:p>
          </table:table-cell>
          <table:table-cell office:value-type="float" office:value="44">
            <text:p>44</text:p>
          </table:table-cell>
          <table:table-cell office:value-type="float" office:value="762">
            <text:p>7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0.0075188">
            <text:p>0.0075188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style-name="ce3" table:formula="of:=([.K108]+[.Y108]+[.AM108])/[.$G108]" office:value-type="float" office:value="6.66666666666667">
            <text:p>6.67</text:p>
          </table:table-cell>
          <table:table-cell table:style-name="ce3" table:formula="of:=([.L108]+[.Z108]+[.AN108])/[.$G108]" office:value-type="float" office:value="34.6666666666667">
            <text:p>34.67</text:p>
          </table:table-cell>
          <table:table-cell table:style-name="ce3" table:formula="of:=([.M108]+[.AA108]+[.AO108])/[.$G108]" office:value-type="float" office:value="108">
            <text:p>108.00</text:p>
          </table:table-cell>
          <table:table-cell table:style-name="ce3" table:formula="of:=([.P108]+[.AD108]+[.AR108])/[.$G108]" office:value-type="float" office:value="36.3333333333333">
            <text:p>36.33</text:p>
          </table:table-cell>
          <table:table-cell table:style-name="ce3" table:formula="of:=([.Q108]+[.AE108]+[.AS108])/[.$G108]" office:value-type="float" office:value="515.666666666667">
            <text:p>515.67</text:p>
          </table:table-cell>
          <table:table-cell table:formula="of:=IF([.H108]&gt;0;1;0)+IF([.X108]&gt;0;1;0)+IF([.AL108]&gt;0;1;0)"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8">
            <text:p>108</text:p>
          </table:table-cell>
          <table:table-cell office:value-type="string">
            <text:p>Action:</text:p>
          </table:table-cell>
          <table:table-cell office:value-type="string">
            <text:p>[1 &lt;-&gt; 32]</text:p>
          </table:table-cell>
          <table:table-cell office:value-type="float" office:value="31">
            <text:p>31</text:p>
          </table:table-cell>
          <table:table-cell office:value-type="float" office:value="1044">
            <text:p>10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0263158">
            <text:p>0.0263158</text:p>
          </table:table-cell>
          <table:table-cell office:value-type="float" office:value="107">
            <text:p>10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251">
            <text:p>2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  <table:table-cell office:value-type="float" office:value="107">
            <text:p>10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string">
            <text:p>Action:</text:p>
          </table:table-cell>
          <table:table-cell office:value-type="string">
            <text:p>[11 &lt;-&gt; 47]</text:p>
          </table:table-cell>
          <table:table-cell office:value-type="float" office:value="36">
            <text:p>36</text:p>
          </table:table-cell>
          <table:table-cell office:value-type="float" office:value="252">
            <text:p>2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0434783">
            <text:p>0.043478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style-name="ce3" table:formula="of:=([.K109]+[.Y109]+[.AM109])/[.$G109]" office:value-type="float" office:value="6.66666666666667">
            <text:p>6.67</text:p>
          </table:table-cell>
          <table:table-cell table:style-name="ce3" table:formula="of:=([.L109]+[.Z109]+[.AN109])/[.$G109]" office:value-type="float" office:value="35.3333333333333">
            <text:p>35.33</text:p>
          </table:table-cell>
          <table:table-cell table:style-name="ce3" table:formula="of:=([.M109]+[.AA109]+[.AO109])/[.$G109]" office:value-type="float" office:value="109">
            <text:p>109.00</text:p>
          </table:table-cell>
          <table:table-cell table:style-name="ce3" table:formula="of:=([.P109]+[.AD109]+[.AR109])/[.$G109]" office:value-type="float" office:value="14.3333333333333">
            <text:p>14.33</text:p>
          </table:table-cell>
          <table:table-cell table:style-name="ce3" table:formula="of:=([.Q109]+[.AE109]+[.AS109])/[.$G109]" office:value-type="float" office:value="551">
            <text:p>551.00</text:p>
          </table:table-cell>
          <table:table-cell table:formula="of:=IF([.H109]&gt;0;1;0)+IF([.X109]&gt;0;1;0)+IF([.AL109]&gt;0;1;0)"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string">
            <text:p>Action:</text:p>
          </table:table-cell>
          <table:table-cell office:value-type="string">
            <text:p>[4 &lt;-&gt; 32]</text:p>
          </table:table-cell>
          <table:table-cell office:value-type="float" office:value="28">
            <text:p>28</text:p>
          </table:table-cell>
          <table:table-cell office:value-type="float" office:value="516">
            <text:p>51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151515">
            <text:p>0.0151515</text:p>
          </table:table-cell>
          <table:table-cell office:value-type="float" office:value="108">
            <text:p>10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09">
            <text:p>109</text:p>
          </table:table-cell>
          <table:table-cell office:value-type="string">
            <text:p>Action:</text:p>
          </table:table-cell>
          <table:table-cell office:value-type="string">
            <text:p>[41 &lt;-&gt; 4]</text:p>
          </table:table-cell>
          <table:table-cell office:value-type="float" office:value="11">
            <text:p>11</text:p>
          </table:table-cell>
          <table:table-cell office:value-type="float" office:value="1091">
            <text:p>109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25">
            <text:p>0.025</text:p>
          </table:table-cell>
          <table:table-cell office:value-type="float" office:value="108">
            <text:p>10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string">
            <text:p>Action:</text:p>
          </table:table-cell>
          <table:table-cell office:value-type="string">
            <text:p>[37 &lt;-&gt; 41]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.00892857">
            <text:p>0.00892857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style-name="ce3" table:formula="of:=([.K110]+[.Y110]+[.AM110])/[.$G110]" office:value-type="float" office:value="7">
            <text:p>7.00</text:p>
          </table:table-cell>
          <table:table-cell table:style-name="ce3" table:formula="of:=([.L110]+[.Z110]+[.AN110])/[.$G110]" office:value-type="float" office:value="35.6666666666667">
            <text:p>35.67</text:p>
          </table:table-cell>
          <table:table-cell table:style-name="ce3" table:formula="of:=([.M110]+[.AA110]+[.AO110])/[.$G110]" office:value-type="float" office:value="110">
            <text:p>110.00</text:p>
          </table:table-cell>
          <table:table-cell table:style-name="ce3" table:formula="of:=([.P110]+[.AD110]+[.AR110])/[.$G110]" office:value-type="float" office:value="25.6666666666667">
            <text:p>25.67</text:p>
          </table:table-cell>
          <table:table-cell table:style-name="ce3" table:formula="of:=([.Q110]+[.AE110]+[.AS110])/[.$G110]" office:value-type="float" office:value="342.666666666667">
            <text:p>342.67</text:p>
          </table:table-cell>
          <table:table-cell table:formula="of:=IF([.H110]&gt;0;1;0)+IF([.X110]&gt;0;1;0)+IF([.AL110]&gt;0;1;0)"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Action:</text:p>
          </table:table-cell>
          <table:table-cell office:value-type="string">
            <text:p>[44 &lt;-&gt; 32]</text:p>
          </table:table-cell>
          <table:table-cell office:value-type="float" office:value="36">
            <text:p>36</text:p>
          </table:table-cell>
          <table:table-cell office:value-type="float" office:value="222">
            <text:p>2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4">
            <text:p>0.04</text:p>
          </table:table-cell>
          <table:table-cell office:value-type="float" office:value="109">
            <text:p>10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string">
            <text:p>Action:</text:p>
          </table:table-cell>
          <table:table-cell office:value-type="string">
            <text:p>[32 &lt;-&gt; 23]</text:p>
          </table:table-cell>
          <table:table-cell office:value-type="float" office:value="39">
            <text:p>39</text:p>
          </table:table-cell>
          <table:table-cell office:value-type="float" office:value="271">
            <text:p>2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.0188679">
            <text:p>0.0188679</text:p>
          </table:table-cell>
          <table:table-cell office:value-type="float" office:value="109">
            <text:p>10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string">
            <text:p>Action:</text:p>
          </table:table-cell>
          <table:table-cell office:value-type="string">
            <text:p>[33 &lt;-&gt; 35]</text:p>
          </table:table-cell>
          <table:table-cell office:value-type="float" office:value="2">
            <text:p>2</text:p>
          </table:table-cell>
          <table:table-cell office:value-type="float" office:value="535">
            <text:p>5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0.00666667">
            <text:p>0.00666667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style-name="ce3" table:formula="of:=([.K111]+[.Y111]+[.AM111])/[.$G111]" office:value-type="float" office:value="7.33333333333333">
            <text:p>7.33</text:p>
          </table:table-cell>
          <table:table-cell table:style-name="ce3" table:formula="of:=([.L111]+[.Z111]+[.AN111])/[.$G111]" office:value-type="float" office:value="36.3333333333333">
            <text:p>36.33</text:p>
          </table:table-cell>
          <table:table-cell table:style-name="ce3" table:formula="of:=([.M111]+[.AA111]+[.AO111])/[.$G111]" office:value-type="float" office:value="111">
            <text:p>111.00</text:p>
          </table:table-cell>
          <table:table-cell table:style-name="ce3" table:formula="of:=([.P111]+[.AD111]+[.AR111])/[.$G111]" office:value-type="float" office:value="17.6666666666667">
            <text:p>17.67</text:p>
          </table:table-cell>
          <table:table-cell table:style-name="ce3" table:formula="of:=([.Q111]+[.AE111]+[.AS111])/[.$G111]" office:value-type="float" office:value="473.333333333333">
            <text:p>473.33</text:p>
          </table:table-cell>
          <table:table-cell table:formula="of:=IF([.H111]&gt;0;1;0)+IF([.X111]&gt;0;1;0)+IF([.AL111]&gt;0;1;0)"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10">
            <text:p>1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string">
            <text:p>Action:</text:p>
          </table:table-cell>
          <table:table-cell office:value-type="string">
            <text:p>[39 &lt;-&gt; 3]</text:p>
          </table:table-cell>
          <table:table-cell office:value-type="float" office:value="12">
            <text:p>12</text:p>
          </table:table-cell>
          <table:table-cell office:value-type="float" office:value="720">
            <text:p>72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05">
            <text:p>0.05</text:p>
          </table:table-cell>
          <table:table-cell office:value-type="float" office:value="110">
            <text:p>11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string">
            <text:p>Action:</text:p>
          </table:table-cell>
          <table:table-cell office:value-type="string">
            <text:p>[46 &lt;-&gt; 37]</text:p>
          </table:table-cell>
          <table:table-cell office:value-type="float" office:value="39">
            <text:p>39</text:p>
          </table:table-cell>
          <table:table-cell office:value-type="float" office:value="302">
            <text:p>30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0.00512821">
            <text:p>0.00512821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style-name="ce3" table:formula="of:=([.K112]+[.Y112]+[.AM112])/[.$G112]" office:value-type="float" office:value="7.66666666666667">
            <text:p>7.67</text:p>
          </table:table-cell>
          <table:table-cell table:style-name="ce3" table:formula="of:=([.L112]+[.Z112]+[.AN112])/[.$G112]" office:value-type="float" office:value="37.3333333333333">
            <text:p>37.33</text:p>
          </table:table-cell>
          <table:table-cell table:style-name="ce3" table:formula="of:=([.M112]+[.AA112]+[.AO112])/[.$G112]" office:value-type="float" office:value="112">
            <text:p>112.00</text:p>
          </table:table-cell>
          <table:table-cell table:style-name="ce3" table:formula="of:=([.P112]+[.AD112]+[.AR112])/[.$G112]" office:value-type="float" office:value="4.66666666666667">
            <text:p>4.67</text:p>
          </table:table-cell>
          <table:table-cell table:style-name="ce3" table:formula="of:=([.Q112]+[.AE112]+[.AS112])/[.$G112]" office:value-type="float" office:value="938.333333333333">
            <text:p>938.33</text:p>
          </table:table-cell>
          <table:table-cell table:formula="of:=IF([.H112]&gt;0;1;0)+IF([.X112]&gt;0;1;0)+IF([.AL112]&gt;0;1;0)"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1059">
            <text:p>10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  <table:table-cell office:value-type="float" office:value="111">
            <text:p>1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12">
            <text:p>112</text:p>
          </table:table-cell>
          <table:table-cell office:value-type="string">
            <text:p>Action:</text:p>
          </table:table-cell>
          <table:table-cell office:value-type="string">
            <text:p>[38 &lt;-&gt; 43]</text:p>
          </table:table-cell>
          <table:table-cell office:value-type="float" office:value="5">
            <text:p>5</text:p>
          </table:table-cell>
          <table:table-cell office:value-type="float" office:value="588">
            <text:p>58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416667">
            <text:p>0.0416667</text:p>
          </table:table-cell>
          <table:table-cell office:value-type="float" office:value="111">
            <text:p>11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1168">
            <text:p>116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style-name="ce3" table:formula="of:=([.K113]+[.Y113]+[.AM113])/[.$G113]" office:value-type="float" office:value="7.66666666666667">
            <text:p>7.67</text:p>
          </table:table-cell>
          <table:table-cell table:style-name="ce3" table:formula="of:=([.L113]+[.Z113]+[.AN113])/[.$G113]" office:value-type="float" office:value="37.6666666666667">
            <text:p>37.67</text:p>
          </table:table-cell>
          <table:table-cell table:style-name="ce3" table:formula="of:=([.M113]+[.AA113]+[.AO113])/[.$G113]" office:value-type="float" office:value="113">
            <text:p>113.00</text:p>
          </table:table-cell>
          <table:table-cell table:style-name="ce3" table:formula="of:=([.P113]+[.AD113]+[.AR113])/[.$G113]" office:value-type="float" office:value="24">
            <text:p>24.00</text:p>
          </table:table-cell>
          <table:table-cell table:style-name="ce3" table:formula="of:=([.Q113]+[.AE113]+[.AS113])/[.$G113]" office:value-type="float" office:value="251.666666666667">
            <text:p>251.67</text:p>
          </table:table-cell>
          <table:table-cell table:formula="of:=IF([.H113]&gt;0;1;0)+IF([.X113]&gt;0;1;0)+IF([.AL113]&gt;0;1;0)"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string">
            <text:p>Action:</text:p>
          </table:table-cell>
          <table:table-cell office:value-type="string">
            <text:p>[16 &lt;-&gt; 13]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.0138889">
            <text:p>0.0138889</text:p>
          </table:table-cell>
          <table:table-cell office:value-type="float" office:value="112">
            <text:p>1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string">
            <text:p>Action:</text:p>
          </table:table-cell>
          <table:table-cell office:value-type="string">
            <text:p>[41 &lt;-&gt; 3]</text:p>
          </table:table-cell>
          <table:table-cell office:value-type="float" office:value="10">
            <text:p>10</text:p>
          </table:table-cell>
          <table:table-cell office:value-type="float" office:value="543">
            <text:p>54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909091">
            <text:p>0.0909091</text:p>
          </table:table-cell>
          <table:table-cell office:value-type="float" office:value="112">
            <text:p>11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office:value-type="string">
            <text:p>Action:</text:p>
          </table:table-cell>
          <table:table-cell office:value-type="string">
            <text:p>[0 &lt;-&gt; 17]</text:p>
          </table:table-cell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0.00483092">
            <text:p>0.00483092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style-name="ce3" table:formula="of:=([.K114]+[.Y114]+[.AM114])/[.$G114]" office:value-type="float" office:value="7.66666666666667">
            <text:p>7.67</text:p>
          </table:table-cell>
          <table:table-cell table:style-name="ce3" table:formula="of:=([.L114]+[.Z114]+[.AN114])/[.$G114]" office:value-type="float" office:value="38">
            <text:p>38.00</text:p>
          </table:table-cell>
          <table:table-cell table:style-name="ce3" table:formula="of:=([.M114]+[.AA114]+[.AO114])/[.$G114]" office:value-type="float" office:value="114">
            <text:p>114.00</text:p>
          </table:table-cell>
          <table:table-cell table:style-name="ce3" table:formula="of:=([.P114]+[.AD114]+[.AR114])/[.$G114]" office:value-type="float" office:value="28">
            <text:p>28.00</text:p>
          </table:table-cell>
          <table:table-cell table:style-name="ce3" table:formula="of:=([.Q114]+[.AE114]+[.AS114])/[.$G114]" office:value-type="float" office:value="506.666666666667">
            <text:p>506.67</text:p>
          </table:table-cell>
          <table:table-cell table:formula="of:=IF([.H114]&gt;0;1;0)+IF([.X114]&gt;0;1;0)+IF([.AL114]&gt;0;1;0)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4">
            <text:p>114</text:p>
          </table:table-cell>
          <table:table-cell office:value-type="string">
            <text:p>Action:</text:p>
          </table:table-cell>
          <table:table-cell office:value-type="string">
            <text:p>[30 &lt;-&gt; 24]</text:p>
          </table:table-cell>
          <table:table-cell office:value-type="float" office:value="42">
            <text:p>42</text:p>
          </table:table-cell>
          <table:table-cell office:value-type="float" office:value="142">
            <text:p>14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526316">
            <text:p>0.0526316</text:p>
          </table:table-cell>
          <table:table-cell office:value-type="float" office:value="113">
            <text:p>1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office:value-type="string">
            <text:p>Action:</text:p>
          </table:table-cell>
          <table:table-cell office:value-type="string">
            <text:p>[41 &lt;-&gt; 4]</text:p>
          </table:table-cell>
          <table:table-cell office:value-type="float" office:value="11">
            <text:p>11</text:p>
          </table:table-cell>
          <table:table-cell office:value-type="float" office:value="914">
            <text:p>91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.025">
            <text:p>0.025</text:p>
          </table:table-cell>
          <table:table-cell office:value-type="float" office:value="113">
            <text:p>11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4">
            <text:p>114</text:p>
          </table:table-cell>
          <table:table-cell office:value-type="string">
            <text:p>Action:</text:p>
          </table:table-cell>
          <table:table-cell office:value-type="string">
            <text:p>[16 &lt;-&gt; 47]</text:p>
          </table:table-cell>
          <table:table-cell office:value-type="float" office:value="31">
            <text:p>31</text:p>
          </table:table-cell>
          <table:table-cell office:value-type="float" office:value="464">
            <text:p>46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.0126582">
            <text:p>0.0126582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style-name="ce3" table:formula="of:=([.K115]+[.Y115]+[.AM115])/[.$G115]" office:value-type="float" office:value="7.66666666666667">
            <text:p>7.67</text:p>
          </table:table-cell>
          <table:table-cell table:style-name="ce3" table:formula="of:=([.L115]+[.Z115]+[.AN115])/[.$G115]" office:value-type="float" office:value="38.6666666666667">
            <text:p>38.67</text:p>
          </table:table-cell>
          <table:table-cell table:style-name="ce3" table:formula="of:=([.M115]+[.AA115]+[.AO115])/[.$G115]" office:value-type="float" office:value="115">
            <text:p>115.00</text:p>
          </table:table-cell>
          <table:table-cell table:style-name="ce3" table:formula="of:=([.P115]+[.AD115]+[.AR115])/[.$G115]" office:value-type="float" office:value="18.3333333333333">
            <text:p>18.33</text:p>
          </table:table-cell>
          <table:table-cell table:style-name="ce3" table:formula="of:=([.Q115]+[.AE115]+[.AS115])/[.$G115]" office:value-type="float" office:value="1446.66666666667">
            <text:p>1446.67</text:p>
          </table:table-cell>
          <table:table-cell table:formula="of:=IF([.H115]&gt;0;1;0)+IF([.X115]&gt;0;1;0)+IF([.AL115]&gt;0;1;0)"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string">
            <text:p>Action:</text:p>
          </table:table-cell>
          <table:table-cell office:value-type="string">
            <text:p>[12 &lt;-&gt; 18]</text:p>
          </table:table-cell>
          <table:table-cell office:value-type="float" office:value="6">
            <text:p>6</text:p>
          </table:table-cell>
          <table:table-cell office:value-type="float" office:value="771">
            <text:p>77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384615">
            <text:p>0.0384615</text:p>
          </table:table-cell>
          <table:table-cell office:value-type="float" office:value="114">
            <text:p>1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  <table:table-cell office:value-type="string">
            <text:p>Action:</text:p>
          </table:table-cell>
          <table:table-cell office:value-type="string">
            <text:p>[39 &lt;-&gt; 46]</text:p>
          </table:table-cell>
          <table:table-cell office:value-type="float" office:value="7">
            <text:p>7</text:p>
          </table:table-cell>
          <table:table-cell office:value-type="float" office:value="2559">
            <text:p>255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.0204082">
            <text:p>0.0204082</text:p>
          </table:table-cell>
          <table:table-cell office:value-type="float" office:value="114">
            <text:p>11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string">
            <text:p>Action:</text:p>
          </table:table-cell>
          <table:table-cell office:value-type="string">
            <text:p>[22 &lt;-&gt; 16]</text:p>
          </table:table-cell>
          <table:table-cell office:value-type="float" office:value="42">
            <text:p>42</text:p>
          </table:table-cell>
          <table:table-cell office:value-type="float" office:value="1010">
            <text:p>10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0.00793651">
            <text:p>0.00793651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style-name="ce3" table:formula="of:=([.K116]+[.Y116]+[.AM116])/[.$G116]" office:value-type="float" office:value="7.66666666666667">
            <text:p>7.67</text:p>
          </table:table-cell>
          <table:table-cell table:style-name="ce3" table:formula="of:=([.L116]+[.Z116]+[.AN116])/[.$G116]" office:value-type="float" office:value="38.6666666666667">
            <text:p>38.67</text:p>
          </table:table-cell>
          <table:table-cell table:style-name="ce3" table:formula="of:=([.M116]+[.AA116]+[.AO116])/[.$G116]" office:value-type="float" office:value="116">
            <text:p>116.00</text:p>
          </table:table-cell>
          <table:table-cell table:style-name="ce3" table:formula="of:=([.P116]+[.AD116]+[.AR116])/[.$G116]" office:value-type="float" office:value="43.6666666666667">
            <text:p>43.67</text:p>
          </table:table-cell>
          <table:table-cell table:style-name="ce3" table:formula="of:=([.Q116]+[.AE116]+[.AS116])/[.$G116]" office:value-type="float" office:value="405.666666666667">
            <text:p>405.67</text:p>
          </table:table-cell>
          <table:table-cell table:formula="of:=IF([.H116]&gt;0;1;0)+IF([.X116]&gt;0;1;0)+IF([.AL116]&gt;0;1;0)"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679">
            <text:p>67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115">
            <text:p>1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string">
            <text:p>Action:</text:p>
          </table:table-cell>
          <table:table-cell office:value-type="string">
            <text:p>[21 &lt;-&gt; 16]</text:p>
          </table:table-cell>
          <table:table-cell office:value-type="float" office:value="43">
            <text:p>43</text:p>
          </table:table-cell>
          <table:table-cell office:value-type="float" office:value="222">
            <text:p>2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149254">
            <text:p>0.0149254</text:p>
          </table:table-cell>
          <table:table-cell office:value-type="float" office:value="115">
            <text:p>11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string">
            <text:p>Action:</text:p>
          </table:table-cell>
          <table:table-cell office:value-type="string">
            <text:p>[21 &lt;-&gt; 16]</text:p>
          </table:table-cell>
          <table:table-cell office:value-type="float" office:value="43">
            <text:p>43</text:p>
          </table:table-cell>
          <table:table-cell office:value-type="float" office:value="316">
            <text:p>31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.0149254">
            <text:p>0.0149254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style-name="ce3" table:formula="of:=([.K117]+[.Y117]+[.AM117])/[.$G117]" office:value-type="float" office:value="8">
            <text:p>8.00</text:p>
          </table:table-cell>
          <table:table-cell table:style-name="ce3" table:formula="of:=([.L117]+[.Z117]+[.AN117])/[.$G117]" office:value-type="float" office:value="39.3333333333333">
            <text:p>39.33</text:p>
          </table:table-cell>
          <table:table-cell table:style-name="ce3" table:formula="of:=([.M117]+[.AA117]+[.AO117])/[.$G117]" office:value-type="float" office:value="117">
            <text:p>117.00</text:p>
          </table:table-cell>
          <table:table-cell table:style-name="ce3" table:formula="of:=([.P117]+[.AD117]+[.AR117])/[.$G117]" office:value-type="float" office:value="16.6666666666667">
            <text:p>16.67</text:p>
          </table:table-cell>
          <table:table-cell table:style-name="ce3" table:formula="of:=([.Q117]+[.AE117]+[.AS117])/[.$G117]" office:value-type="float" office:value="430">
            <text:p>430.00</text:p>
          </table:table-cell>
          <table:table-cell table:formula="of:=IF([.H117]&gt;0;1;0)+IF([.X117]&gt;0;1;0)+IF([.AL117]&gt;0;1;0)"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17">
            <text:p>117</text:p>
          </table:table-cell>
          <table:table-cell office:value-type="string">
            <text:p>Action:</text:p>
          </table:table-cell>
          <table:table-cell office:value-type="string">
            <text:p>[21 &lt;-&gt; 26]</text:p>
          </table:table-cell>
          <table:table-cell office:value-type="float" office:value="5">
            <text:p>5</text:p>
          </table:table-cell>
          <table:table-cell office:value-type="float" office:value="646">
            <text:p>64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243902">
            <text:p>0.0243902</text:p>
          </table:table-cell>
          <table:table-cell office:value-type="float" office:value="116">
            <text:p>1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 office:value-type="string">
            <text:p>Action:</text:p>
          </table:table-cell>
          <table:table-cell office:value-type="string">
            <text:p>[8 &lt;-&gt; 9]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00452489">
            <text:p>0.00452489</text:p>
          </table:table-cell>
          <table:table-cell office:value-type="float" office:value="116">
            <text:p>11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7">
            <text:p>117</text:p>
          </table:table-cell>
          <table:table-cell office:value-type="string">
            <text:p>Action:</text:p>
          </table:table-cell>
          <table:table-cell office:value-type="string">
            <text:p>[35 &lt;-&gt; 31]</text:p>
          </table:table-cell>
          <table:table-cell office:value-type="float" office:value="44">
            <text:p>44</text:p>
          </table:table-cell>
          <table:table-cell office:value-type="float" office:value="550">
            <text:p>55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0.00684932">
            <text:p>0.00684932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style-name="ce3" table:formula="of:=([.K118]+[.Y118]+[.AM118])/[.$G118]" office:value-type="float" office:value="8.33333333333333">
            <text:p>8.33</text:p>
          </table:table-cell>
          <table:table-cell table:style-name="ce3" table:formula="of:=([.L118]+[.Z118]+[.AN118])/[.$G118]" office:value-type="float" office:value="39.6666666666667">
            <text:p>39.67</text:p>
          </table:table-cell>
          <table:table-cell table:style-name="ce3" table:formula="of:=([.M118]+[.AA118]+[.AO118])/[.$G118]" office:value-type="float" office:value="118">
            <text:p>118.00</text:p>
          </table:table-cell>
          <table:table-cell table:style-name="ce3" table:formula="of:=([.P118]+[.AD118]+[.AR118])/[.$G118]" office:value-type="float" office:value="26.3333333333333">
            <text:p>26.33</text:p>
          </table:table-cell>
          <table:table-cell table:style-name="ce3" table:formula="of:=([.Q118]+[.AE118]+[.AS118])/[.$G118]" office:value-type="float" office:value="104">
            <text:p>104.00</text:p>
          </table:table-cell>
          <table:table-cell table:formula="of:=IF([.H118]&gt;0;1;0)+IF([.X118]&gt;0;1;0)+IF([.AL118]&gt;0;1;0)"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  <table:table-cell office:value-type="string">
            <text:p>Action:</text:p>
          </table:table-cell>
          <table:table-cell office:value-type="string">
            <text:p>[43 &lt;-&gt; 31]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0.0103093">
            <text:p>0.0103093</text:p>
          </table:table-cell>
          <table:table-cell office:value-type="float" office:value="117">
            <text:p>1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office:value-type="string">
            <text:p>Action:</text:p>
          </table:table-cell>
          <table:table-cell office:value-type="string">
            <text:p>[37 &lt;-&gt; 31]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0.00568182">
            <text:p>0.00568182</text:p>
          </table:table-cell>
          <table:table-cell office:value-type="float" office:value="117">
            <text:p>11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18">
            <text:p>118</text:p>
          </table:table-cell>
          <table:table-cell office:value-type="string">
            <text:p>Action:</text:p>
          </table:table-cell>
          <table:table-cell office:value-type="string">
            <text:p>[35 &lt;-&gt; 36]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4928">
            <text:p>0.0144928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style-name="ce3" table:formula="of:=([.K119]+[.Y119]+[.AM119])/[.$G119]" office:value-type="float" office:value="9">
            <text:p>9.00</text:p>
          </table:table-cell>
          <table:table-cell table:style-name="ce3" table:formula="of:=([.L119]+[.Z119]+[.AN119])/[.$G119]" office:value-type="float" office:value="40.3333333333333">
            <text:p>40.33</text:p>
          </table:table-cell>
          <table:table-cell table:style-name="ce3" table:formula="of:=([.M119]+[.AA119]+[.AO119])/[.$G119]" office:value-type="float" office:value="119">
            <text:p>119.00</text:p>
          </table:table-cell>
          <table:table-cell table:style-name="ce3" table:formula="of:=([.P119]+[.AD119]+[.AR119])/[.$G119]" office:value-type="float" office:value="17">
            <text:p>17.00</text:p>
          </table:table-cell>
          <table:table-cell table:style-name="ce3" table:formula="of:=([.Q119]+[.AE119]+[.AS119])/[.$G119]" office:value-type="float" office:value="900.666666666667">
            <text:p>900.67</text:p>
          </table:table-cell>
          <table:table-cell table:formula="of:=IF([.H119]&gt;0;1;0)+IF([.X119]&gt;0;1;0)+IF([.AL119]&gt;0;1;0)"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string">
            <text:p>Action:</text:p>
          </table:table-cell>
          <table:table-cell office:value-type="string">
            <text:p>[31 &lt;-&gt; 28]</text:p>
          </table:table-cell>
          <table:table-cell office:value-type="float" office:value="45">
            <text:p>45</text:p>
          </table:table-cell>
          <table:table-cell office:value-type="float" office:value="1128">
            <text:p>11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0136986">
            <text:p>0.0136986</text:p>
          </table:table-cell>
          <table:table-cell office:value-type="float" office:value="118">
            <text:p>1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1298">
            <text:p>129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  <table:table-cell office:value-type="float" office:value="118">
            <text:p>11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office:value-type="string">
            <text:p>Action:</text:p>
          </table:table-cell>
          <table:table-cell office:value-type="string">
            <text:p>[20 &lt;-&gt; 23]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990099">
            <text:p>0.00990099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style-name="ce3" table:formula="of:=([.K120]+[.Y120]+[.AM120])/[.$G120]" office:value-type="float" office:value="9.33333333333333">
            <text:p>9.33</text:p>
          </table:table-cell>
          <table:table-cell table:style-name="ce3" table:formula="of:=([.L120]+[.Z120]+[.AN120])/[.$G120]" office:value-type="float" office:value="41">
            <text:p>41.00</text:p>
          </table:table-cell>
          <table:table-cell table:style-name="ce3" table:formula="of:=([.M120]+[.AA120]+[.AO120])/[.$G120]" office:value-type="float" office:value="120">
            <text:p>120.00</text:p>
          </table:table-cell>
          <table:table-cell table:style-name="ce3" table:formula="of:=([.P120]+[.AD120]+[.AR120])/[.$G120]" office:value-type="float" office:value="14.3333333333333">
            <text:p>14.33</text:p>
          </table:table-cell>
          <table:table-cell table:style-name="ce3" table:formula="of:=([.Q120]+[.AE120]+[.AS120])/[.$G120]" office:value-type="float" office:value="476">
            <text:p>476.00</text:p>
          </table:table-cell>
          <table:table-cell table:formula="of:=IF([.H120]&gt;0;1;0)+IF([.X120]&gt;0;1;0)+IF([.AL120]&gt;0;1;0)"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990">
            <text:p>9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19">
            <text:p>1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20">
            <text:p>120</text:p>
          </table:table-cell>
          <table:table-cell office:value-type="string">
            <text:p>Action:</text:p>
          </table:table-cell>
          <table:table-cell office:value-type="string">
            <text:p>[44 &lt;-&gt; 25]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117647">
            <text:p>0.0117647</text:p>
          </table:table-cell>
          <table:table-cell office:value-type="float" office:value="119">
            <text:p>11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20">
            <text:p>120</text:p>
          </table:table-cell>
          <table:table-cell office:value-type="string">
            <text:p>Action:</text:p>
          </table:table-cell>
          <table:table-cell office:value-type="string">
            <text:p>[28 &lt;-&gt; 40]</text:p>
          </table:table-cell>
          <table:table-cell office:value-type="float" office:value="12">
            <text:p>12</text:p>
          </table:table-cell>
          <table:table-cell office:value-type="float" office:value="299">
            <text:p>2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052356">
            <text:p>0.0052356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style-name="ce3" table:formula="of:=([.K121]+[.Y121]+[.AM121])/[.$G121]" office:value-type="float" office:value="9.66666666666667">
            <text:p>9.67</text:p>
          </table:table-cell>
          <table:table-cell table:style-name="ce3" table:formula="of:=([.L121]+[.Z121]+[.AN121])/[.$G121]" office:value-type="float" office:value="41.3333333333333">
            <text:p>41.33</text:p>
          </table:table-cell>
          <table:table-cell table:style-name="ce3" table:formula="of:=([.M121]+[.AA121]+[.AO121])/[.$G121]" office:value-type="float" office:value="121">
            <text:p>121.00</text:p>
          </table:table-cell>
          <table:table-cell table:style-name="ce3" table:formula="of:=([.P121]+[.AD121]+[.AR121])/[.$G121]" office:value-type="float" office:value="28">
            <text:p>28.00</text:p>
          </table:table-cell>
          <table:table-cell table:style-name="ce3" table:formula="of:=([.Q121]+[.AE121]+[.AS121])/[.$G121]" office:value-type="float" office:value="253.666666666667">
            <text:p>253.67</text:p>
          </table:table-cell>
          <table:table-cell table:formula="of:=IF([.H121]&gt;0;1;0)+IF([.X121]&gt;0;1;0)+IF([.AL121]&gt;0;1;0)"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21">
            <text:p>121</text:p>
          </table:table-cell>
          <table:table-cell office:value-type="string">
            <text:p>Action:</text:p>
          </table:table-cell>
          <table:table-cell office:value-type="string">
            <text:p>[3 &lt;-&gt; 0]</text:p>
          </table:table-cell>
          <table:table-cell office:value-type="float" office:value="45">
            <text:p>45</text:p>
          </table:table-cell>
          <table:table-cell office:value-type="float" office:value="554">
            <text:p>55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037037">
            <text:p>0.037037</text:p>
          </table:table-cell>
          <table:table-cell office:value-type="float" office:value="120">
            <text:p>1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120">
            <text:p>12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21">
            <text:p>121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style-name="ce3" table:formula="of:=([.K122]+[.Y122]+[.AM122])/[.$G122]" office:value-type="float" office:value="10">
            <text:p>10.00</text:p>
          </table:table-cell>
          <table:table-cell table:style-name="ce3" table:formula="of:=([.L122]+[.Z122]+[.AN122])/[.$G122]" office:value-type="float" office:value="41.6666666666667">
            <text:p>41.67</text:p>
          </table:table-cell>
          <table:table-cell table:style-name="ce3" table:formula="of:=([.M122]+[.AA122]+[.AO122])/[.$G122]" office:value-type="float" office:value="122">
            <text:p>122.00</text:p>
          </table:table-cell>
          <table:table-cell table:style-name="ce3" table:formula="of:=([.P122]+[.AD122]+[.AR122])/[.$G122]" office:value-type="float" office:value="29.3333333333333">
            <text:p>29.33</text:p>
          </table:table-cell>
          <table:table-cell table:style-name="ce3" table:formula="of:=([.Q122]+[.AE122]+[.AS122])/[.$G122]" office:value-type="float" office:value="296">
            <text:p>296.00</text:p>
          </table:table-cell>
          <table:table-cell table:formula="of:=IF([.H122]&gt;0;1;0)+IF([.X122]&gt;0;1;0)+IF([.AL122]&gt;0;1;0)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22">
            <text:p>122</text:p>
          </table:table-cell>
          <table:table-cell office:value-type="string">
            <text:p>Action:</text:p>
          </table:table-cell>
          <table:table-cell office:value-type="string">
            <text:p>[11 &lt;-&gt; 8]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990099">
            <text:p>0.00990099</text:p>
          </table:table-cell>
          <table:table-cell office:value-type="float" office:value="121">
            <text:p>1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2">
            <text:p>122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  <table:table-cell office:value-type="float" office:value="121">
            <text:p>12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string">
            <text:p>Action:</text:p>
          </table:table-cell>
          <table:table-cell office:value-type="string">
            <text:p>[1 &lt;-&gt; 41]</text:p>
          </table:table-cell>
          <table:table-cell office:value-type="float" office:value="40">
            <text:p>40</text:p>
          </table:table-cell>
          <table:table-cell office:value-type="float" office:value="584">
            <text:p>5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.00546448">
            <text:p>0.00546448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style-name="ce3" table:formula="of:=([.K123]+[.Y123]+[.AM123])/[.$G123]" office:value-type="float" office:value="10.6666666666667">
            <text:p>10.67</text:p>
          </table:table-cell>
          <table:table-cell table:style-name="ce3" table:formula="of:=([.L123]+[.Z123]+[.AN123])/[.$G123]" office:value-type="float" office:value="42.3333333333333">
            <text:p>42.33</text:p>
          </table:table-cell>
          <table:table-cell table:style-name="ce3" table:formula="of:=([.M123]+[.AA123]+[.AO123])/[.$G123]" office:value-type="float" office:value="123">
            <text:p>123.00</text:p>
          </table:table-cell>
          <table:table-cell table:style-name="ce3" table:formula="of:=([.P123]+[.AD123]+[.AR123])/[.$G123]" office:value-type="float" office:value="15.6666666666667">
            <text:p>15.67</text:p>
          </table:table-cell>
          <table:table-cell table:style-name="ce3" table:formula="of:=([.Q123]+[.AE123]+[.AS123])/[.$G123]" office:value-type="float" office:value="250">
            <text:p>250.00</text:p>
          </table:table-cell>
          <table:table-cell table:formula="of:=IF([.H123]&gt;0;1;0)+IF([.X123]&gt;0;1;0)+IF([.AL123]&gt;0;1;0)"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23">
            <text:p>123</text:p>
          </table:table-cell>
          <table:table-cell office:value-type="string">
            <text:p>Action:</text:p>
          </table:table-cell>
          <table:table-cell office:value-type="string">
            <text:p>[9 &lt;-&gt; 11]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42857">
            <text:p>0.142857</text:p>
          </table:table-cell>
          <table:table-cell office:value-type="float" office:value="122">
            <text:p>1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3">
            <text:p>123</text:p>
          </table:table-cell>
          <table:table-cell office:value-type="string">
            <text:p>Action:</text:p>
          </table:table-cell>
          <table:table-cell office:value-type="string">
            <text:p>[35 &lt;-&gt; 31]</text:p>
          </table:table-cell>
          <table:table-cell office:value-type="float" office:value="44">
            <text:p>44</text:p>
          </table:table-cell>
          <table:table-cell office:value-type="float" office:value="422">
            <text:p>42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0.00684932">
            <text:p>0.00684932</text:p>
          </table:table-cell>
          <table:table-cell office:value-type="float" office:value="122">
            <text:p>12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23">
            <text:p>123</text:p>
          </table:table-cell>
          <table:table-cell office:value-type="string">
            <text:p>Action:</text:p>
          </table:table-cell>
          <table:table-cell office:value-type="string">
            <text:p>[37 &lt;-&gt; 38]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0.00406504">
            <text:p>0.00406504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style-name="ce3" table:formula="of:=([.K124]+[.Y124]+[.AM124])/[.$G124]" office:value-type="float" office:value="11">
            <text:p>11.00</text:p>
          </table:table-cell>
          <table:table-cell table:style-name="ce3" table:formula="of:=([.L124]+[.Z124]+[.AN124])/[.$G124]" office:value-type="float" office:value="43">
            <text:p>43.00</text:p>
          </table:table-cell>
          <table:table-cell table:style-name="ce3" table:formula="of:=([.M124]+[.AA124]+[.AO124])/[.$G124]" office:value-type="float" office:value="124">
            <text:p>124.00</text:p>
          </table:table-cell>
          <table:table-cell table:style-name="ce3" table:formula="of:=([.P124]+[.AD124]+[.AR124])/[.$G124]" office:value-type="float" office:value="18.3333333333333">
            <text:p>18.33</text:p>
          </table:table-cell>
          <table:table-cell table:style-name="ce3" table:formula="of:=([.Q124]+[.AE124]+[.AS124])/[.$G124]" office:value-type="float" office:value="328.666666666667">
            <text:p>328.67</text:p>
          </table:table-cell>
          <table:table-cell table:formula="of:=IF([.H124]&gt;0;1;0)+IF([.X124]&gt;0;1;0)+IF([.AL124]&gt;0;1;0)"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24">
            <text:p>124</text:p>
          </table:table-cell>
          <table:table-cell office:value-type="string">
            <text:p>Action:</text:p>
          </table:table-cell>
          <table:table-cell office:value-type="string">
            <text:p>[33 &lt;-&gt; 44]</text:p>
          </table:table-cell>
          <table:table-cell office:value-type="float" office:value="11">
            <text:p>11</text:p>
          </table:table-cell>
          <table:table-cell office:value-type="float" office:value="647">
            <text:p>6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00269542">
            <text:p>0.00269542</text:p>
          </table:table-cell>
          <table:table-cell office:value-type="float" office:value="123">
            <text:p>1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4">
            <text:p>124</text:p>
          </table:table-cell>
          <table:table-cell office:value-type="string">
            <text:p>Action:</text:p>
          </table:table-cell>
          <table:table-cell office:value-type="string">
            <text:p>[32 &lt;-&gt; 27]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0.00505051">
            <text:p>0.00505051</text:p>
          </table:table-cell>
          <table:table-cell office:value-type="float" office:value="123">
            <text:p>12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office:value-type="string">
            <text:p>Action:</text:p>
          </table:table-cell>
          <table:table-cell office:value-type="string">
            <text:p>[21 &lt;-&gt; 22]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0.00389105">
            <text:p>0.00389105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style-name="ce3" table:formula="of:=([.K125]+[.Y125]+[.AM125])/[.$G125]" office:value-type="float" office:value="11">
            <text:p>11.00</text:p>
          </table:table-cell>
          <table:table-cell table:style-name="ce3" table:formula="of:=([.L125]+[.Z125]+[.AN125])/[.$G125]" office:value-type="float" office:value="43.3333333333333">
            <text:p>43.33</text:p>
          </table:table-cell>
          <table:table-cell table:style-name="ce3" table:formula="of:=([.M125]+[.AA125]+[.AO125])/[.$G125]" office:value-type="float" office:value="125">
            <text:p>125.00</text:p>
          </table:table-cell>
          <table:table-cell table:style-name="ce3" table:formula="of:=([.P125]+[.AD125]+[.AR125])/[.$G125]" office:value-type="float" office:value="29">
            <text:p>29.00</text:p>
          </table:table-cell>
          <table:table-cell table:style-name="ce3" table:formula="of:=([.Q125]+[.AE125]+[.AS125])/[.$G125]" office:value-type="float" office:value="258.666666666667">
            <text:p>258.67</text:p>
          </table:table-cell>
          <table:table-cell table:formula="of:=IF([.H125]&gt;0;1;0)+IF([.X125]&gt;0;1;0)+IF([.AL125]&gt;0;1;0)"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office:value-type="string">
            <text:p>Action:</text:p>
          </table:table-cell>
          <table:table-cell office:value-type="string">
            <text:p>[37 &lt;-&gt; 41]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.00892857">
            <text:p>0.00892857</text:p>
          </table:table-cell>
          <table:table-cell office:value-type="float" office:value="124">
            <text:p>1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string">
            <text:p>Action:</text:p>
          </table:table-cell>
          <table:table-cell office:value-type="string">
            <text:p>[25 &lt;-&gt; 20]</text:p>
          </table:table-cell>
          <table:table-cell office:value-type="float" office:value="43">
            <text:p>43</text:p>
          </table:table-cell>
          <table:table-cell office:value-type="float" office:value="496">
            <text:p>49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3125">
            <text:p>0.03125</text:p>
          </table:table-cell>
          <table:table-cell office:value-type="float" office:value="124">
            <text:p>12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5">
            <text:p>125</text:p>
          </table:table-cell>
          <table:table-cell office:value-type="string">
            <text:p>Action:</text:p>
          </table:table-cell>
          <table:table-cell office:value-type="string">
            <text:p>[0 &lt;-&gt; 40]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0.0027933">
            <text:p>0.002793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style-name="ce3" table:formula="of:=([.K126]+[.Y126]+[.AM126])/[.$G126]" office:value-type="float" office:value="11">
            <text:p>11.00</text:p>
          </table:table-cell>
          <table:table-cell table:style-name="ce3" table:formula="of:=([.L126]+[.Z126]+[.AN126])/[.$G126]" office:value-type="float" office:value="43.6666666666667">
            <text:p>43.67</text:p>
          </table:table-cell>
          <table:table-cell table:style-name="ce3" table:formula="of:=([.M126]+[.AA126]+[.AO126])/[.$G126]" office:value-type="float" office:value="126">
            <text:p>126.00</text:p>
          </table:table-cell>
          <table:table-cell table:style-name="ce3" table:formula="of:=([.P126]+[.AD126]+[.AR126])/[.$G126]" office:value-type="float" office:value="27">
            <text:p>27.00</text:p>
          </table:table-cell>
          <table:table-cell table:style-name="ce3" table:formula="of:=([.Q126]+[.AE126]+[.AS126])/[.$G126]" office:value-type="float" office:value="603.333333333333">
            <text:p>603.33</text:p>
          </table:table-cell>
          <table:table-cell table:formula="of:=IF([.H126]&gt;0;1;0)+IF([.X126]&gt;0;1;0)+IF([.AL126]&gt;0;1;0)"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string">
            <text:p>Action:</text:p>
          </table:table-cell>
          <table:table-cell office:value-type="string">
            <text:p>[8 &lt;-&gt; 16]</text:p>
          </table:table-cell>
          <table:table-cell office:value-type="float" office:value="8">
            <text:p>8</text:p>
          </table:table-cell>
          <table:table-cell office:value-type="float" office:value="515">
            <text:p>5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00383142">
            <text:p>0.00383142</text:p>
          </table:table-cell>
          <table:table-cell office:value-type="float" office:value="125">
            <text:p>1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6">
            <text:p>126</text:p>
          </table:table-cell>
          <table:table-cell office:value-type="string">
            <text:p>Action:</text:p>
          </table:table-cell>
          <table:table-cell office:value-type="string">
            <text:p>[18 &lt;-&gt; 14]</text:p>
          </table:table-cell>
          <table:table-cell office:value-type="float" office:value="44">
            <text:p>44</text:p>
          </table:table-cell>
          <table:table-cell office:value-type="float" office:value="735">
            <text:p>7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0.0075188">
            <text:p>0.0075188</text:p>
          </table:table-cell>
          <table:table-cell office:value-type="float" office:value="125">
            <text:p>12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Action:</text:p>
          </table:table-cell>
          <table:table-cell office:value-type="string">
            <text:p>[44 &lt;-&gt; 25]</text:p>
          </table:table-cell>
          <table:table-cell office:value-type="float" office:value="29">
            <text:p>29</text:p>
          </table:table-cell>
          <table:table-cell office:value-type="float" office:value="560">
            <text:p>56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117647">
            <text:p>0.0117647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style-name="ce3" table:formula="of:=([.K127]+[.Y127]+[.AM127])/[.$G127]" office:value-type="float" office:value="11.3333333333333">
            <text:p>11.33</text:p>
          </table:table-cell>
          <table:table-cell table:style-name="ce3" table:formula="of:=([.L127]+[.Z127]+[.AN127])/[.$G127]" office:value-type="float" office:value="44">
            <text:p>44.00</text:p>
          </table:table-cell>
          <table:table-cell table:style-name="ce3" table:formula="of:=([.M127]+[.AA127]+[.AO127])/[.$G127]" office:value-type="float" office:value="127">
            <text:p>127.00</text:p>
          </table:table-cell>
          <table:table-cell table:style-name="ce3" table:formula="of:=([.P127]+[.AD127]+[.AR127])/[.$G127]" office:value-type="float" office:value="16">
            <text:p>16.00</text:p>
          </table:table-cell>
          <table:table-cell table:style-name="ce3" table:formula="of:=([.Q127]+[.AE127]+[.AS127])/[.$G127]" office:value-type="float" office:value="261.666666666667">
            <text:p>261.67</text:p>
          </table:table-cell>
          <table:table-cell table:formula="of:=IF([.H127]&gt;0;1;0)+IF([.X127]&gt;0;1;0)+IF([.AL127]&gt;0;1;0)"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27">
            <text:p>127</text:p>
          </table:table-cell>
          <table:table-cell office:value-type="string">
            <text:p>Action:</text:p>
          </table:table-cell>
          <table:table-cell office:value-type="string">
            <text:p>[11 &lt;-&gt; 12]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0078125">
            <text:p>0.0078125</text:p>
          </table:table-cell>
          <table:table-cell office:value-type="float" office:value="126">
            <text:p>1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7">
            <text:p>127</text:p>
          </table:table-cell>
          <table:table-cell office:value-type="string">
            <text:p>Action:</text:p>
          </table:table-cell>
          <table:table-cell office:value-type="string">
            <text:p>[22 &lt;-&gt; 5]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.0166667">
            <text:p>0.0166667</text:p>
          </table:table-cell>
          <table:table-cell office:value-type="float" office:value="126">
            <text:p>12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7">
            <text:p>127</text:p>
          </table:table-cell>
          <table:table-cell office:value-type="string">
            <text:p>Action:</text:p>
          </table:table-cell>
          <table:table-cell office:value-type="string">
            <text:p>[26 &lt;-&gt; 42]</text:p>
          </table:table-cell>
          <table:table-cell office:value-type="float" office:value="16">
            <text:p>16</text:p>
          </table:table-cell>
          <table:table-cell office:value-type="float" office:value="532">
            <text:p>53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0.00367647">
            <text:p>0.00367647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style-name="ce3" table:formula="of:=([.K128]+[.Y128]+[.AM128])/[.$G128]" office:value-type="float" office:value="11.3333333333333">
            <text:p>11.33</text:p>
          </table:table-cell>
          <table:table-cell table:style-name="ce3" table:formula="of:=([.L128]+[.Z128]+[.AN128])/[.$G128]" office:value-type="float" office:value="44.3333333333333">
            <text:p>44.33</text:p>
          </table:table-cell>
          <table:table-cell table:style-name="ce3" table:formula="of:=([.M128]+[.AA128]+[.AO128])/[.$G128]" office:value-type="float" office:value="128">
            <text:p>128.00</text:p>
          </table:table-cell>
          <table:table-cell table:style-name="ce3" table:formula="of:=([.P128]+[.AD128]+[.AR128])/[.$G128]" office:value-type="float" office:value="30.6666666666667">
            <text:p>30.67</text:p>
          </table:table-cell>
          <table:table-cell table:style-name="ce3" table:formula="of:=([.Q128]+[.AE128]+[.AS128])/[.$G128]" office:value-type="float" office:value="698">
            <text:p>698.00</text:p>
          </table:table-cell>
          <table:table-cell table:formula="of:=IF([.H128]&gt;0;1;0)+IF([.X128]&gt;0;1;0)+IF([.AL128]&gt;0;1;0)"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string">
            <text:p>Action:</text:p>
          </table:table-cell>
          <table:table-cell office:value-type="string">
            <text:p>[9 &lt;-&gt; 16]</text:p>
          </table:table-cell>
          <table:table-cell office:value-type="float" office:value="7">
            <text:p>7</text:p>
          </table:table-cell>
          <table:table-cell office:value-type="float" office:value="630">
            <text:p>6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0.00395257">
            <text:p>0.00395257</text:p>
          </table:table-cell>
          <table:table-cell office:value-type="float" office:value="127">
            <text:p>1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8">
            <text:p>128</text:p>
          </table:table-cell>
          <table:table-cell office:value-type="string">
            <text:p>Action:</text:p>
          </table:table-cell>
          <table:table-cell office:value-type="string">
            <text:p>[13 &lt;-&gt; 7]</text:p>
          </table:table-cell>
          <table:table-cell office:value-type="float" office:value="42">
            <text:p>42</text:p>
          </table:table-cell>
          <table:table-cell office:value-type="float" office:value="903">
            <text:p>9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0.00588235">
            <text:p>0.00588235</text:p>
          </table:table-cell>
          <table:table-cell office:value-type="float" office:value="127">
            <text:p>12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28">
            <text:p>128</text:p>
          </table:table-cell>
          <table:table-cell office:value-type="string">
            <text:p>Action:</text:p>
          </table:table-cell>
          <table:table-cell office:value-type="string">
            <text:p>[28 &lt;-&gt; 23]</text:p>
          </table:table-cell>
          <table:table-cell office:value-type="float" office:value="43">
            <text:p>43</text:p>
          </table:table-cell>
          <table:table-cell office:value-type="float" office:value="561">
            <text:p>56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0.00689655">
            <text:p>0.0068965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style-name="ce3" table:formula="of:=([.K129]+[.Y129]+[.AM129])/[.$G129]" office:value-type="float" office:value="11.6666666666667">
            <text:p>11.67</text:p>
          </table:table-cell>
          <table:table-cell table:style-name="ce3" table:formula="of:=([.L129]+[.Z129]+[.AN129])/[.$G129]" office:value-type="float" office:value="45">
            <text:p>45.00</text:p>
          </table:table-cell>
          <table:table-cell table:style-name="ce3" table:formula="of:=([.M129]+[.AA129]+[.AO129])/[.$G129]" office:value-type="float" office:value="129">
            <text:p>129.00</text:p>
          </table:table-cell>
          <table:table-cell table:style-name="ce3" table:formula="of:=([.P129]+[.AD129]+[.AR129])/[.$G129]" office:value-type="float" office:value="18.6666666666667">
            <text:p>18.67</text:p>
          </table:table-cell>
          <table:table-cell table:style-name="ce3" table:formula="of:=([.Q129]+[.AE129]+[.AS129])/[.$G129]" office:value-type="float" office:value="471.333333333333">
            <text:p>471.33</text:p>
          </table:table-cell>
          <table:table-cell table:formula="of:=IF([.H129]&gt;0;1;0)+IF([.X129]&gt;0;1;0)+IF([.AL129]&gt;0;1;0)"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  <table:table-cell office:value-type="string">
            <text:p>Action:</text:p>
          </table:table-cell>
          <table:table-cell office:value-type="string">
            <text:p>[11 &lt;-&gt; 12]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0078125">
            <text:p>0.0078125</text:p>
          </table:table-cell>
          <table:table-cell office:value-type="float" office:value="128">
            <text:p>1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29">
            <text:p>129</text:p>
          </table:table-cell>
          <table:table-cell office:value-type="string">
            <text:p>Action:</text:p>
          </table:table-cell>
          <table:table-cell office:value-type="string">
            <text:p>[18 &lt;-&gt; 14]</text:p>
          </table:table-cell>
          <table:table-cell office:value-type="float" office:value="44">
            <text:p>44</text:p>
          </table:table-cell>
          <table:table-cell office:value-type="float" office:value="825">
            <text:p>8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0.0075188">
            <text:p>0.0075188</text:p>
          </table:table-cell>
          <table:table-cell office:value-type="float" office:value="128">
            <text:p>12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29">
            <text:p>129</text:p>
          </table:table-cell>
          <table:table-cell office:value-type="string">
            <text:p>Action:</text:p>
          </table:table-cell>
          <table:table-cell office:value-type="string">
            <text:p>[9 &lt;-&gt; 20]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office:value-type="float" office:value="0.00162338">
            <text:p>0.00162338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style-name="ce3" table:formula="of:=([.K130]+[.Y130]+[.AM130])/[.$G130]" office:value-type="float" office:value="12">
            <text:p>12.00</text:p>
          </table:table-cell>
          <table:table-cell table:style-name="ce3" table:formula="of:=([.L130]+[.Z130]+[.AN130])/[.$G130]" office:value-type="float" office:value="45.3333333333333">
            <text:p>45.33</text:p>
          </table:table-cell>
          <table:table-cell table:style-name="ce3" table:formula="of:=([.M130]+[.AA130]+[.AO130])/[.$G130]" office:value-type="float" office:value="130">
            <text:p>130.00</text:p>
          </table:table-cell>
          <table:table-cell table:style-name="ce3" table:formula="of:=([.P130]+[.AD130]+[.AR130])/[.$G130]" office:value-type="float" office:value="27.3333333333333">
            <text:p>27.33</text:p>
          </table:table-cell>
          <table:table-cell table:style-name="ce3" table:formula="of:=([.Q130]+[.AE130]+[.AS130])/[.$G130]" office:value-type="float" office:value="403.333333333333">
            <text:p>403.33</text:p>
          </table:table-cell>
          <table:table-cell table:formula="of:=IF([.H130]&gt;0;1;0)+IF([.X130]&gt;0;1;0)+IF([.AL130]&gt;0;1;0)"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string">
            <text:p>Action:</text:p>
          </table:table-cell>
          <table:table-cell office:value-type="string">
            <text:p>[9 &lt;-&gt; 6]</text:p>
          </table:table-cell>
          <table:table-cell office:value-type="float" office:value="45">
            <text:p>45</text:p>
          </table:table-cell>
          <table:table-cell office:value-type="float" office:value="269">
            <text:p>26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0.00409836">
            <text:p>0.00409836</text:p>
          </table:table-cell>
          <table:table-cell office:value-type="float" office:value="129">
            <text:p>1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30">
            <text:p>130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85185">
            <text:p>0.0185185</text:p>
          </table:table-cell>
          <table:table-cell office:value-type="float" office:value="129">
            <text:p>12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string">
            <text:p>Action:</text:p>
          </table:table-cell>
          <table:table-cell office:value-type="string">
            <text:p>[22 &lt;-&gt; 8]</text:p>
          </table:table-cell>
          <table:table-cell office:value-type="float" office:value="34">
            <text:p>34</text:p>
          </table:table-cell>
          <table:table-cell office:value-type="float" office:value="603">
            <text:p>60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0.0025641">
            <text:p>0.002564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style-name="ce3" table:formula="of:=([.K131]+[.Y131]+[.AM131])/[.$G131]" office:value-type="float" office:value="12">
            <text:p>12.00</text:p>
          </table:table-cell>
          <table:table-cell table:style-name="ce3" table:formula="of:=([.L131]+[.Z131]+[.AN131])/[.$G131]" office:value-type="float" office:value="45.3333333333333">
            <text:p>45.33</text:p>
          </table:table-cell>
          <table:table-cell table:style-name="ce3" table:formula="of:=([.M131]+[.AA131]+[.AO131])/[.$G131]" office:value-type="float" office:value="131">
            <text:p>131.00</text:p>
          </table:table-cell>
          <table:table-cell table:style-name="ce3" table:formula="of:=([.P131]+[.AD131]+[.AR131])/[.$G131]" office:value-type="float" office:value="35.3333333333333">
            <text:p>35.33</text:p>
          </table:table-cell>
          <table:table-cell table:style-name="ce3" table:formula="of:=([.Q131]+[.AE131]+[.AS131])/[.$G131]" office:value-type="float" office:value="173.333333333333">
            <text:p>173.33</text:p>
          </table:table-cell>
          <table:table-cell table:formula="of:=IF([.H131]&gt;0;1;0)+IF([.X131]&gt;0;1;0)+IF([.AL131]&gt;0;1;0)"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31">
            <text:p>131</text:p>
          </table:table-cell>
          <table:table-cell office:value-type="string">
            <text:p>Action:</text:p>
          </table:table-cell>
          <table:table-cell office:value-type="string">
            <text:p>[13 &lt;-&gt; 32]</text:p>
          </table:table-cell>
          <table:table-cell office:value-type="float" office:value="19">
            <text:p>19</text:p>
          </table:table-cell>
          <table:table-cell office:value-type="float" office:value="240">
            <text:p>2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0.00833333">
            <text:p>0.00833333</text:p>
          </table:table-cell>
          <table:table-cell office:value-type="float" office:value="130">
            <text:p>1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31">
            <text:p>131</text:p>
          </table:table-cell>
          <table:table-cell office:value-type="string">
            <text:p>Action:</text:p>
          </table:table-cell>
          <table:table-cell office:value-type="string">
            <text:p>[4 &lt;-&gt; 46]</text:p>
          </table:table-cell>
          <table:table-cell office:value-type="float" office:value="42">
            <text:p>42</text:p>
          </table:table-cell>
          <table:table-cell office:value-type="float" office:value="252">
            <text:p>25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0.010101">
            <text:p>0.010101</text:p>
          </table:table-cell>
          <table:table-cell office:value-type="float" office:value="130">
            <text:p>13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31">
            <text:p>131</text:p>
          </table:table-cell>
          <table:table-cell office:value-type="string">
            <text:p>Action:</text:p>
          </table:table-cell>
          <table:table-cell office:value-type="string">
            <text:p>[9 &lt;-&gt; 6]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0.00409836">
            <text:p>0.00409836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style-name="ce3" table:formula="of:=([.K132]+[.Y132]+[.AM132])/[.$G132]" office:value-type="float" office:value="13">
            <text:p>13.00</text:p>
          </table:table-cell>
          <table:table-cell table:style-name="ce3" table:formula="of:=([.L132]+[.Z132]+[.AN132])/[.$G132]" office:value-type="float" office:value="46.3333333333333">
            <text:p>46.33</text:p>
          </table:table-cell>
          <table:table-cell table:style-name="ce3" table:formula="of:=([.M132]+[.AA132]+[.AO132])/[.$G132]" office:value-type="float" office:value="132">
            <text:p>132.00</text:p>
          </table:table-cell>
          <table:table-cell table:style-name="ce3" table:formula="of:=([.P132]+[.AD132]+[.AR132])/[.$G132]" office:value-type="float" office:value="1.66666666666667">
            <text:p>1.67</text:p>
          </table:table-cell>
          <table:table-cell table:style-name="ce3" table:formula="of:=([.Q132]+[.AE132]+[.AS132])/[.$G132]" office:value-type="float" office:value="449.666666666667">
            <text:p>449.67</text:p>
          </table:table-cell>
          <table:table-cell table:formula="of:=IF([.H132]&gt;0;1;0)+IF([.X132]&gt;0;1;0)+IF([.AL132]&gt;0;1;0)"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0.004">
            <text:p>0.004</text:p>
          </table:table-cell>
          <table:table-cell office:value-type="float" office:value="131">
            <text:p>1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32">
            <text:p>132</text:p>
          </table:table-cell>
          <table:table-cell office:value-type="string">
            <text:p>Action:</text:p>
          </table:table-cell>
          <table:table-cell office:value-type="string">
            <text:p>[20 &lt;-&gt; 23]</text:p>
          </table:table-cell>
          <table:table-cell office:value-type="float" office:value="3">
            <text:p>3</text:p>
          </table:table-cell>
          <table:table-cell office:value-type="float" office:value="426">
            <text:p>4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990099">
            <text:p>0.00990099</text:p>
          </table:table-cell>
          <table:table-cell office:value-type="float" office:value="131">
            <text:p>13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style-name="ce3" table:formula="of:=([.K133]+[.Y133]+[.AM133])/[.$G133]" office:value-type="float" office:value="13.3333333333333">
            <text:p>13.33</text:p>
          </table:table-cell>
          <table:table-cell table:style-name="ce3" table:formula="of:=([.L133]+[.Z133]+[.AN133])/[.$G133]" office:value-type="float" office:value="47">
            <text:p>47.00</text:p>
          </table:table-cell>
          <table:table-cell table:style-name="ce3" table:formula="of:=([.M133]+[.AA133]+[.AO133])/[.$G133]" office:value-type="float" office:value="133">
            <text:p>133.00</text:p>
          </table:table-cell>
          <table:table-cell table:style-name="ce3" table:formula="of:=([.P133]+[.AD133]+[.AR133])/[.$G133]" office:value-type="float" office:value="19">
            <text:p>19.00</text:p>
          </table:table-cell>
          <table:table-cell table:style-name="ce3" table:formula="of:=([.Q133]+[.AE133]+[.AS133])/[.$G133]" office:value-type="float" office:value="76.6666666666667">
            <text:p>76.67</text:p>
          </table:table-cell>
          <table:table-cell table:formula="of:=IF([.H133]&gt;0;1;0)+IF([.X133]&gt;0;1;0)+IF([.AL133]&gt;0;1;0)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33">
            <text:p>133</text:p>
          </table:table-cell>
          <table:table-cell office:value-type="string">
            <text:p>Action:</text:p>
          </table:table-cell>
          <table:table-cell office:value-type="string">
            <text:p>[24 &lt;-&gt; 21]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0.00334448">
            <text:p>0.00334448</text:p>
          </table:table-cell>
          <table:table-cell office:value-type="float" office:value="132">
            <text:p>1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33">
            <text:p>133</text:p>
          </table:table-cell>
          <table:table-cell office:value-type="string">
            <text:p>Action:</text:p>
          </table:table-cell>
          <table:table-cell office:value-type="string">
            <text:p>[44 &lt;-&gt; 7]</text:p>
          </table:table-cell>
          <table:table-cell office:value-type="float" office:value="11">
            <text:p>11</text:p>
          </table:table-cell>
          <table:table-cell office:value-type="float" office:value="166">
            <text:p>16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0.00574713">
            <text:p>0.00574713</text:p>
          </table:table-cell>
          <table:table-cell office:value-type="float" office:value="132">
            <text:p>13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string">
            <text:p>Action:</text:p>
          </table:table-cell>
          <table:table-cell office:value-type="string">
            <text:p>[9 &lt;-&gt; 10]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float" office:value="0.00111111">
            <text:p>0.0011111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3" table:formula="of:=([.K134]+[.Y134]+[.AM134])/[.$G134]" office:value-type="float" office:value="14">
            <text:p>14.00</text:p>
          </table:table-cell>
          <table:table-cell table:style-name="ce3" table:formula="of:=([.L134]+[.Z134]+[.AN134])/[.$G134]" office:value-type="float" office:value="48">
            <text:p>48.00</text:p>
          </table:table-cell>
          <table:table-cell table:style-name="ce3" table:formula="of:=([.M134]+[.AA134]+[.AO134])/[.$G134]" office:value-type="float" office:value="134">
            <text:p>134.00</text:p>
          </table:table-cell>
          <table:table-cell table:style-name="ce3" table:formula="of:=([.P134]+[.AD134]+[.AR134])/[.$G134]" office:value-type="float" office:value="2.66666666666667">
            <text:p>2.67</text:p>
          </table:table-cell>
          <table:table-cell table:style-name="ce3" table:formula="of:=([.Q134]+[.AE134]+[.AS134])/[.$G134]" office:value-type="float" office:value="120.333333333333">
            <text:p>120.33</text:p>
          </table:table-cell>
          <table:table-cell table:formula="of:=IF([.H134]&gt;0;1;0)+IF([.X134]&gt;0;1;0)+IF([.AL134]&gt;0;1;0)"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34">
            <text:p>134</text:p>
          </table:table-cell>
          <table:table-cell office:value-type="string">
            <text:p>Action:</text:p>
          </table:table-cell>
          <table:table-cell office:value-type="string">
            <text:p>[11 &lt;-&gt; 12]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0078125">
            <text:p>0.0078125</text:p>
          </table:table-cell>
          <table:table-cell office:value-type="float" office:value="133">
            <text:p>1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34">
            <text:p>134</text:p>
          </table:table-cell>
          <table:table-cell office:value-type="string">
            <text:p>Action:</text:p>
          </table:table-cell>
          <table:table-cell office:value-type="string">
            <text:p>[0 &lt;-&gt; 5]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0.00617284">
            <text:p>0.00617284</text:p>
          </table:table-cell>
          <table:table-cell office:value-type="float" office:value="133">
            <text:p>13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34">
            <text:p>134</text:p>
          </table:table-cell>
          <table:table-cell office:value-type="string">
            <text:p>Action:</text:p>
          </table:table-cell>
          <table:table-cell office:value-type="string">
            <text:p>[8 &lt;-&gt; 10]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61">
            <text:p>861</text:p>
          </table:table-cell>
          <table:table-cell office:value-type="float" office:value="0.00116009">
            <text:p>0.00116009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style-name="ce3" table:formula="of:=([.K135]+[.Y135]+[.AM135])/[.$G135]" office:value-type="float" office:value="14.3333333333333">
            <text:p>14.33</text:p>
          </table:table-cell>
          <table:table-cell table:style-name="ce3" table:formula="of:=([.L135]+[.Z135]+[.AN135])/[.$G135]" office:value-type="float" office:value="48.3333333333333">
            <text:p>48.33</text:p>
          </table:table-cell>
          <table:table-cell table:style-name="ce3" table:formula="of:=([.M135]+[.AA135]+[.AO135])/[.$G135]" office:value-type="float" office:value="135">
            <text:p>135.00</text:p>
          </table:table-cell>
          <table:table-cell table:style-name="ce3" table:formula="of:=([.P135]+[.AD135]+[.AR135])/[.$G135]" office:value-type="float" office:value="22.6666666666667">
            <text:p>22.67</text:p>
          </table:table-cell>
          <table:table-cell table:style-name="ce3" table:formula="of:=([.Q135]+[.AE135]+[.AS135])/[.$G135]" office:value-type="float" office:value="181">
            <text:p>181.00</text:p>
          </table:table-cell>
          <table:table-cell table:formula="of:=IF([.H135]&gt;0;1;0)+IF([.X135]&gt;0;1;0)+IF([.AL135]&gt;0;1;0)"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string">
            <text:p>Action:</text:p>
          </table:table-cell>
          <table:table-cell office:value-type="string">
            <text:p>[36 &lt;-&gt; 10]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0.00578035">
            <text:p>0.00578035</text:p>
          </table:table-cell>
          <table:table-cell office:value-type="float" office:value="134">
            <text:p>1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office:value-type="string">
            <text:p>Action:</text:p>
          </table:table-cell>
          <table:table-cell office:value-type="string">
            <text:p>[38 &lt;-&gt; 35]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0.00138696">
            <text:p>0.00138696</text:p>
          </table:table-cell>
          <table:table-cell office:value-type="float" office:value="134">
            <text:p>13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  <table:table-cell office:value-type="string">
            <text:p>Action:</text:p>
          </table:table-cell>
          <table:table-cell office:value-type="string">
            <text:p>[9 &lt;-&gt; 10]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float" office:value="0.00111111">
            <text:p>0.0011111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style-name="ce3" table:formula="of:=([.K136]+[.Y136]+[.AM136])/[.$G136]" office:value-type="float" office:value="15">
            <text:p>15.00</text:p>
          </table:table-cell>
          <table:table-cell table:style-name="ce3" table:formula="of:=([.L136]+[.Z136]+[.AN136])/[.$G136]" office:value-type="float" office:value="49">
            <text:p>49.00</text:p>
          </table:table-cell>
          <table:table-cell table:style-name="ce3" table:formula="of:=([.M136]+[.AA136]+[.AO136])/[.$G136]" office:value-type="float" office:value="136">
            <text:p>136.00</text:p>
          </table:table-cell>
          <table:table-cell table:style-name="ce3" table:formula="of:=([.P136]+[.AD136]+[.AR136])/[.$G136]" office:value-type="float" office:value="7.66666666666667">
            <text:p>7.67</text:p>
          </table:table-cell>
          <table:table-cell table:style-name="ce3" table:formula="of:=([.Q136]+[.AE136]+[.AS136])/[.$G136]" office:value-type="float" office:value="227.333333333333">
            <text:p>227.33</text:p>
          </table:table-cell>
          <table:table-cell table:formula="of:=IF([.H136]&gt;0;1;0)+IF([.X136]&gt;0;1;0)+IF([.AL136]&gt;0;1;0)"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string">
            <text:p>Action:</text:p>
          </table:table-cell>
          <table:table-cell office:value-type="string">
            <text:p>[40 &lt;-&gt; 12]</text:p>
          </table:table-cell>
          <table:table-cell office:value-type="float" office:value="20">
            <text:p>20</text:p>
          </table:table-cell>
          <table:table-cell office:value-type="float" office:value="544">
            <text:p>54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.0169492">
            <text:p>0.0169492</text:p>
          </table:table-cell>
          <table:table-cell office:value-type="float" office:value="135">
            <text:p>1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136">
            <text:p>136</text:p>
          </table:table-cell>
          <table:table-cell office:value-type="string">
            <text:p>Action:</text:p>
          </table:table-cell>
          <table:table-cell office:value-type="string">
            <text:p>[7 &lt;-&gt; 9]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0.00507614">
            <text:p>0.00507614</text:p>
          </table:table-cell>
          <table:table-cell office:value-type="float" office:value="135">
            <text:p>135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36">
            <text:p>136</text:p>
          </table:table-cell>
          <table:table-cell office:value-type="string">
            <text:p>Action:</text:p>
          </table:table-cell>
          <table:table-cell office:value-type="string">
            <text:p>[9 &lt;-&gt; 10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style-name="ce3" table:formula="of:=([.K137]+[.Y137]+[.AM137])/[.$G137]" office:value-type="float" office:value="12">
            <text:p>12.00</text:p>
          </table:table-cell>
          <table:table-cell table:style-name="ce3" table:formula="of:=([.L137]+[.Z137]+[.AN137])/[.$G137]" office:value-type="float" office:value="49">
            <text:p>49.00</text:p>
          </table:table-cell>
          <table:table-cell table:style-name="ce3" table:formula="of:=([.M137]+[.AA137]+[.AO137])/[.$G137]" office:value-type="float" office:value="137">
            <text:p>137.00</text:p>
          </table:table-cell>
          <table:table-cell table:style-name="ce3" table:formula="of:=([.P137]+[.AD137]+[.AR137])/[.$G137]" office:value-type="float" office:value="25">
            <text:p>25.00</text:p>
          </table:table-cell>
          <table:table-cell table:style-name="ce3" table:formula="of:=([.Q137]+[.AE137]+[.AS137])/[.$G137]" office:value-type="float" office:value="266.5">
            <text:p>266.50</text:p>
          </table:table-cell>
          <table:table-cell table:formula="of:=IF([.H137]&gt;0;1;0)+IF([.X137]&gt;0;1;0)+IF([.AL137]&gt;0;1;0)"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string">
            <text:p>Action:</text:p>
          </table:table-cell>
          <table:table-cell office:value-type="string">
            <text:p>[42 &lt;-&gt; 35]</text:p>
          </table:table-cell>
          <table:table-cell office:value-type="float" office:value="41">
            <text:p>41</text:p>
          </table:table-cell>
          <table:table-cell office:value-type="float" office:value="263">
            <text:p>26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.0285714">
            <text:p>0.0285714</text:p>
          </table:table-cell>
          <table:table-cell office:value-type="float" office:value="136">
            <text:p>136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37">
            <text:p>137</text:p>
          </table:table-cell>
          <table:table-cell office:value-type="string">
            <text:p>Action:</text:p>
          </table:table-cell>
          <table:table-cell office:value-type="string">
            <text:p>[18 &lt;-&gt; 27]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0.00197239">
            <text:p>0.00197239</text:p>
          </table:table-cell>
          <table:table-cell table:style-name="Default"/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4"/>
        </table:table-row>
        <table:table-row table:style-name="ro2">
          <table:table-cell office:value-type="float" office:value="137">
            <text:p>137</text:p>
          </table:table-cell>
          <table:table-cell table:style-name="ce3" table:formula="of:=([.K138]+[.Y138]+[.AM138])/[.$G138]" office:value-type="float" office:value="12">
            <text:p>12.00</text:p>
          </table:table-cell>
          <table:table-cell table:style-name="ce3" table:formula="of:=([.L138]+[.Z138]+[.AN138])/[.$G138]" office:value-type="float" office:value="49.5">
            <text:p>49.50</text:p>
          </table:table-cell>
          <table:table-cell table:style-name="ce3" table:formula="of:=([.M138]+[.AA138]+[.AO138])/[.$G138]" office:value-type="float" office:value="138">
            <text:p>138.00</text:p>
          </table:table-cell>
          <table:table-cell table:style-name="ce3" table:formula="of:=([.P138]+[.AD138]+[.AR138])/[.$G138]" office:value-type="float" office:value="27">
            <text:p>27.00</text:p>
          </table:table-cell>
          <table:table-cell table:style-name="ce3" table:formula="of:=([.Q138]+[.AE138]+[.AS138])/[.$G138]" office:value-type="float" office:value="351.5">
            <text:p>351.50</text:p>
          </table:table-cell>
          <table:table-cell table:formula="of:=IF([.H138]&gt;0;1;0)+IF([.X138]&gt;0;1;0)+IF([.AL138]&gt;0;1;0)"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string">
            <text:p>Action:</text:p>
          </table:table-cell>
          <table:table-cell office:value-type="string">
            <text:p>[46 &lt;-&gt; 10]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0.00471698">
            <text:p>0.00471698</text:p>
          </table:table-cell>
          <table:table-cell office:value-type="float" office:value="137">
            <text:p>137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38">
            <text:p>138</text:p>
          </table:table-cell>
          <table:table-cell office:value-type="string">
            <text:p>Action:</text:p>
          </table:table-cell>
          <table:table-cell office:value-type="string">
            <text:p>[25 &lt;-&gt; 19]</text:p>
          </table:table-cell>
          <table:table-cell office:value-type="float" office:value="42">
            <text:p>42</text:p>
          </table:table-cell>
          <table:table-cell office:value-type="float" office:value="363">
            <text:p>36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0.00429185">
            <text:p>0.00429185</text:p>
          </table:table-cell>
          <table:table-cell table:style-name="Default"/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4"/>
        </table:table-row>
        <table:table-row table:style-name="ro2">
          <table:table-cell office:value-type="float" office:value="138">
            <text:p>138</text:p>
          </table:table-cell>
          <table:table-cell table:style-name="ce3" table:formula="of:=([.K139]+[.Y139]+[.AM139])/[.$G139]" office:value-type="float" office:value="12.5">
            <text:p>12.50</text:p>
          </table:table-cell>
          <table:table-cell table:style-name="ce3" table:formula="of:=([.L139]+[.Z139]+[.AN139])/[.$G139]" office:value-type="float" office:value="50.5">
            <text:p>50.50</text:p>
          </table:table-cell>
          <table:table-cell table:style-name="ce3" table:formula="of:=([.M139]+[.AA139]+[.AO139])/[.$G139]" office:value-type="float" office:value="139">
            <text:p>139.00</text:p>
          </table:table-cell>
          <table:table-cell table:style-name="ce3" table:formula="of:=([.P139]+[.AD139]+[.AR139])/[.$G139]" office:value-type="float" office:value="5">
            <text:p>5.00</text:p>
          </table:table-cell>
          <table:table-cell table:style-name="ce3" table:formula="of:=([.Q139]+[.AE139]+[.AS139])/[.$G139]" office:value-type="float" office:value="250.5">
            <text:p>250.50</text:p>
          </table:table-cell>
          <table:table-cell table:formula="of:=IF([.H139]&gt;0;1;0)+IF([.X139]&gt;0;1;0)+IF([.AL139]&gt;0;1;0)"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39">
            <text:p>139</text:p>
          </table:table-cell>
          <table:table-cell office:value-type="string">
            <text:p>Action:</text:p>
          </table:table-cell>
          <table:table-cell office:value-type="string">
            <text:p>[0 &lt;-&gt; 9]</text:p>
          </table:table-cell>
          <table:table-cell office:value-type="float" office:value="9">
            <text:p>9</text:p>
          </table:table-cell>
          <table:table-cell office:value-type="float" office:value="473">
            <text:p>47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0454545">
            <text:p>0.0454545</text:p>
          </table:table-cell>
          <table:table-cell office:value-type="float" office:value="138">
            <text:p>138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39">
            <text:p>139</text:p>
          </table:table-cell>
          <table:table-cell office:value-type="string">
            <text:p>Action:</text:p>
          </table:table-cell>
          <table:table-cell office:value-type="string">
            <text:p>[37 &lt;-&gt; 38]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0.00406504">
            <text:p>0.00406504</text:p>
          </table:table-cell>
          <table:table-cell table:style-name="Default"/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4"/>
        </table:table-row>
        <table:table-row table:style-name="ro2">
          <table:table-cell office:value-type="float" office:value="139">
            <text:p>139</text:p>
          </table:table-cell>
          <table:table-cell table:style-name="ce3" table:formula="of:=([.K140]+[.Y140]+[.AM140])/[.$G140]" office:value-type="float" office:value="13.5">
            <text:p>13.50</text:p>
          </table:table-cell>
          <table:table-cell table:style-name="ce3" table:formula="of:=([.L140]+[.Z140]+[.AN140])/[.$G140]" office:value-type="float" office:value="51.5">
            <text:p>51.50</text:p>
          </table:table-cell>
          <table:table-cell table:style-name="ce3" table:formula="of:=([.M140]+[.AA140]+[.AO140])/[.$G140]" office:value-type="float" office:value="140">
            <text:p>140.00</text:p>
          </table:table-cell>
          <table:table-cell table:style-name="ce3" table:formula="of:=([.P140]+[.AD140]+[.AR140])/[.$G140]" office:value-type="float" office:value="1">
            <text:p>1.00</text:p>
          </table:table-cell>
          <table:table-cell table:style-name="ce3" table:formula="of:=([.Q140]+[.AE140]+[.AS140])/[.$G140]" office:value-type="float" office:value="74">
            <text:p>74.00</text:p>
          </table:table-cell>
          <table:table-cell table:formula="of:=IF([.H140]&gt;0;1;0)+IF([.X140]&gt;0;1;0)+IF([.AL140]&gt;0;1;0)"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string">
            <text:p>Action:</text:p>
          </table:table-cell>
          <table:table-cell office:value-type="string">
            <text:p>[6 &lt;-&gt; 7]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0.00155763">
            <text:p>0.00155763</text:p>
          </table:table-cell>
          <table:table-cell office:value-type="float" office:value="139">
            <text:p>139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string">
            <text:p>Action:</text:p>
          </table:table-cell>
          <table:table-cell office:value-type="string">
            <text:p>[35 &lt;-&gt; 36]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4928">
            <text:p>0.0144928</text:p>
          </table:table-cell>
          <table:table-cell table:style-name="Default"/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table:style-name="ce3" table:formula="of:=([.K141]+[.Y141]+[.AM141])/[.$G141]" office:value-type="float" office:value="13.5">
            <text:p>13.50</text:p>
          </table:table-cell>
          <table:table-cell table:style-name="ce3" table:formula="of:=([.L141]+[.Z141]+[.AN141])/[.$G141]" office:value-type="float" office:value="51.5">
            <text:p>51.50</text:p>
          </table:table-cell>
          <table:table-cell table:style-name="ce3" table:formula="of:=([.M141]+[.AA141]+[.AO141])/[.$G141]" office:value-type="float" office:value="141">
            <text:p>141.00</text:p>
          </table:table-cell>
          <table:table-cell table:style-name="ce3" table:formula="of:=([.P141]+[.AD141]+[.AR141])/[.$G141]" office:value-type="float" office:value="44.5">
            <text:p>44.50</text:p>
          </table:table-cell>
          <table:table-cell table:style-name="ce3" table:formula="of:=([.Q141]+[.AE141]+[.AS141])/[.$G141]" office:value-type="float" office:value="143">
            <text:p>143.00</text:p>
          </table:table-cell>
          <table:table-cell table:formula="of:=IF([.H141]&gt;0;1;0)+IF([.X141]&gt;0;1;0)+IF([.AL141]&gt;0;1;0)"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string">
            <text:p>Action:</text:p>
          </table:table-cell>
          <table:table-cell office:value-type="string">
            <text:p>[45 &lt;-&gt; 41]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60">
            <text:p>860</text:p>
          </table:table-cell>
          <table:table-cell office:value-type="float" office:value="0.00116144">
            <text:p>0.00116144</text:p>
          </table:table-cell>
          <table:table-cell office:value-type="float" office:value="140">
            <text:p>140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office:value-type="string">
            <text:p>Action:</text:p>
          </table:table-cell>
          <table:table-cell office:value-type="string">
            <text:p>[41 &lt;-&gt; 38]</text:p>
          </table:table-cell>
          <table:table-cell office:value-type="float" office:value="45">
            <text:p>45</text:p>
          </table:table-cell>
          <table:table-cell office:value-type="float" office:value="277">
            <text:p>27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0.00210526">
            <text:p>0.00210526</text:p>
          </table:table-cell>
          <table:table-cell table:style-name="Default"/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4"/>
        </table:table-row>
        <table:table-row table:style-name="ro2">
          <table:table-cell office:value-type="float" office:value="141">
            <text:p>141</text:p>
          </table:table-cell>
          <table:table-cell table:style-name="ce3" table:formula="of:=([.K142]+[.Y142]+[.AM142])/[.$G142]" office:value-type="float" office:value="14.5">
            <text:p>14.50</text:p>
          </table:table-cell>
          <table:table-cell table:style-name="ce3" table:formula="of:=([.L142]+[.Z142]+[.AN142])/[.$G142]" office:value-type="float" office:value="52.5">
            <text:p>52.50</text:p>
          </table:table-cell>
          <table:table-cell table:style-name="ce3" table:formula="of:=([.M142]+[.AA142]+[.AO142])/[.$G142]" office:value-type="float" office:value="142">
            <text:p>142.00</text:p>
          </table:table-cell>
          <table:table-cell table:style-name="ce3" table:formula="of:=([.P142]+[.AD142]+[.AR142])/[.$G142]" office:value-type="float" office:value="1">
            <text:p>1.00</text:p>
          </table:table-cell>
          <table:table-cell table:style-name="ce3" table:formula="of:=([.Q142]+[.AE142]+[.AS142])/[.$G142]" office:value-type="float" office:value="355.5">
            <text:p>355.50</text:p>
          </table:table-cell>
          <table:table-cell table:formula="of:=IF([.H142]&gt;0;1;0)+IF([.X142]&gt;0;1;0)+IF([.AL142]&gt;0;1;0)"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string">
            <text:p>Action:</text:p>
          </table:table-cell>
          <table:table-cell office:value-type="string">
            <text:p>[43 &lt;-&gt; 44]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0.000737463">
            <text:p>0.000737463</text:p>
          </table:table-cell>
          <table:table-cell office:value-type="float" office:value="141">
            <text:p>141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42">
            <text:p>142</text:p>
          </table:table-cell>
          <table:table-cell office:value-type="string">
            <text:p>Action:</text:p>
          </table:table-cell>
          <table:table-cell office:value-type="string">
            <text:p>[35 &lt;-&gt; 36]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4928">
            <text:p>0.0144928</text:p>
          </table:table-cell>
          <table:table-cell table:style-name="Default"/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4"/>
        </table:table-row>
        <table:table-row table:style-name="ro2">
          <table:table-cell office:value-type="float" office:value="142">
            <text:p>142</text:p>
          </table:table-cell>
          <table:table-cell table:style-name="ce3" table:formula="of:=([.K143]+[.Y143]+[.AM143])/[.$G143]" office:value-type="float" office:value="15">
            <text:p>15.00</text:p>
          </table:table-cell>
          <table:table-cell table:style-name="ce3" table:formula="of:=([.L143]+[.Z143]+[.AN143])/[.$G143]" office:value-type="float" office:value="53">
            <text:p>53.00</text:p>
          </table:table-cell>
          <table:table-cell table:style-name="ce3" table:formula="of:=([.M143]+[.AA143]+[.AO143])/[.$G143]" office:value-type="float" office:value="143">
            <text:p>143.00</text:p>
          </table:table-cell>
          <table:table-cell table:style-name="ce3" table:formula="of:=([.P143]+[.AD143]+[.AR143])/[.$G143]" office:value-type="float" office:value="22.5">
            <text:p>22.50</text:p>
          </table:table-cell>
          <table:table-cell table:style-name="ce3" table:formula="of:=([.Q143]+[.AE143]+[.AS143])/[.$G143]" office:value-type="float" office:value="63">
            <text:p>63.00</text:p>
          </table:table-cell>
          <table:table-cell table:formula="of:=IF([.H143]&gt;0;1;0)+IF([.X143]&gt;0;1;0)+IF([.AL143]&gt;0;1;0)"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143">
            <text:p>143</text:p>
          </table:table-cell>
          <table:table-cell office:value-type="string">
            <text:p>Action:</text:p>
          </table:table-cell>
          <table:table-cell office:value-type="string">
            <text:p>[43 &lt;-&gt; 44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string">
            <text:p>Action:</text:p>
          </table:table-cell>
          <table:table-cell office:value-type="string">
            <text:p>[45 &lt;-&gt; 41]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860">
            <text:p>860</text:p>
          </table:table-cell>
          <table:table-cell office:value-type="float" office:value="0.00116144">
            <text:p>0.00116144</text:p>
          </table:table-cell>
          <table:table-cell table:style-name="Default"/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4"/>
        </table:table-row>
        <table:table-row table:style-name="ro2">
          <table:table-cell office:value-type="float" office:value="143">
            <text:p>143</text:p>
          </table:table-cell>
          <table:table-cell table:style-name="ce3" table:formula="of:=([.K144]+[.Y144]+[.AM144])/[.$G144]" office:value-type="float" office:value="17">
            <text:p>17.00</text:p>
          </table:table-cell>
          <table:table-cell table:style-name="ce3" table:formula="of:=([.L144]+[.Z144]+[.AN144])/[.$G144]" office:value-type="float" office:value="57">
            <text:p>57.00</text:p>
          </table:table-cell>
          <table:table-cell table:style-name="ce3" table:formula="of:=([.M144]+[.AA144]+[.AO144])/[.$G144]" office:value-type="float" office:value="144">
            <text:p>144.00</text:p>
          </table:table-cell>
          <table:table-cell table:style-name="ce3" table:formula="of:=([.P144]+[.AD144]+[.AR144])/[.$G144]" office:value-type="float" office:value="1">
            <text:p>1.00</text:p>
          </table:table-cell>
          <table:table-cell table:style-name="ce3" table:formula="of:=([.Q144]+[.AE144]+[.AS144])/[.$G144]" office:value-type="float" office:value="410">
            <text:p>410.00</text:p>
          </table:table-cell>
          <table:table-cell table:formula="of:=IF([.H144]&gt;0;1;0)+IF([.X144]&gt;0;1;0)+IF([.AL144]&gt;0;1;0)" office:value-type="float" office:value="1">
            <text:p>1</text:p>
          </table:table-cell>
          <table:table-cell table:style-name="Default"/>
          <table:table-cell table:number-columns-repeated="2"/>
          <table:table-cell table:number-columns-repeated="3"/>
          <table:table-cell table:number-columns-repeated="2"/>
          <table:table-cell table:number-columns-repeated="2"/>
          <table:table-cell table:number-columns-repeated="4"/>
          <table:table-cell office:value-type="float" office:value="143">
            <text:p>143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0.004">
            <text:p>0.004</text:p>
          </table:table-cell>
          <table:table-cell table:style-name="Default"/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4"/>
        </table:table-row>
        <table:table-row table:style-name="ro2">
          <table:table-cell office:value-type="float" office:value="144">
            <text:p>144</text:p>
          </table:table-cell>
          <table:table-cell table:style-name="ce3" table:formula="of:=([.K145]+[.Y145]+[.AM145])/[.$G145]" office:value-type="float" office:value="18">
            <text:p>18.00</text:p>
          </table:table-cell>
          <table:table-cell table:style-name="ce3" table:formula="of:=([.L145]+[.Z145]+[.AN145])/[.$G145]" office:value-type="float" office:value="58">
            <text:p>58.00</text:p>
          </table:table-cell>
          <table:table-cell table:style-name="ce3" table:formula="of:=([.M145]+[.AA145]+[.AO145])/[.$G145]" office:value-type="float" office:value="145">
            <text:p>145.00</text:p>
          </table:table-cell>
          <table:table-cell table:style-name="ce3" table:formula="of:=([.P145]+[.AD145]+[.AR145])/[.$G145]" office:value-type="float" office:value="1">
            <text:p>1.00</text:p>
          </table:table-cell>
          <table:table-cell table:style-name="ce3" table:formula="of:=([.Q145]+[.AE145]+[.AS145])/[.$G145]" office:value-type="float" office:value="0">
            <text:p>0.00</text:p>
          </table:table-cell>
          <table:table-cell table:formula="of:=IF([.H145]&gt;0;1;0)+IF([.X145]&gt;0;1;0)+IF([.AL145]&gt;0;1;0)" office:value-type="float" office:value="1">
            <text:p>1</text:p>
          </table:table-cell>
          <table:table-cell table:style-name="Default"/>
          <table:table-cell table:number-columns-repeated="2"/>
          <table:table-cell table:number-columns-repeated="3"/>
          <table:table-cell table:number-columns-repeated="2"/>
          <table:table-cell table:number-columns-repeated="2"/>
          <table:table-cell table:number-columns-repeated="4"/>
          <table:table-cell office:value-type="float" office:value="144">
            <text:p>144</text:p>
          </table:table-cell>
          <table:table-cell office:value-type="string">
            <text:p>Reverse</text:p>
          </table:table-cell>
          <table:table-cell office:value-type="string">
            <text:p>First Fit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5">
            <text:p>145</text:p>
          </table:table-cell>
          <table:table-cell office:value-type="string">
            <text:p>Action:</text:p>
          </table:table-cell>
          <table:table-cell office:value-type="string">
            <text:p>[42 &lt;-&gt; 43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4"/>
        </table:table-row>
        <table:table-row table:style-name="ro2">
          <table:table-cell/>
          <table:table-cell table:style-name="ce3" table:number-columns-repeated="5"/>
          <table:table-cell/>
          <table:table-cell table:style-name="Default"/>
          <table:table-cell table:number-columns-repeated="27"/>
          <table:table-cell table:style-name="Default"/>
          <table:table-cell table:number-columns-repeated="13"/>
        </table:table-row>
        <table:table-row table:style-name="ro1">
          <table:table-cell table:style-name="ce1" office:value-type="string">
            <text:p>Depth</text:p>
          </table:table-cell>
          <table:table-cell table:style-name="ce2" office:value-type="string">
            <text:p>[1;4[</text:p>
          </table:table-cell>
          <table:table-cell table:style-name="ce2" office:value-type="string">
            <text:p>[1;16[</text:p>
          </table:table-cell>
          <table:table-cell table:style-name="ce2" office:value-type="string">
            <text:p>[1;49[</text:p>
          </table:table-cell>
          <table:table-cell table:style-name="ce2" office:value-type="string">
            <text:p>Average Range</text:p>
          </table:table-cell>
          <table:table-cell table:style-name="ce2" office:value-type="string">
            <text:p>Average Cost Diff</text:p>
          </table:table-cell>
          <table:table-cell table:number-columns-repeated="2"/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  <table:table-cell/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  <table:table-cell/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string">
            <text:p>[1;4[</text:p>
          </table:table-cell>
          <table:table-cell office:value-type="string">
            <text:p>[1;16[</text:p>
          </table:table-cell>
          <table:table-cell office:value-type="string">
            <text:p>[1;49[</text:p>
          </table:table-cell>
          <table:table-cell office:value-type="string">
            <text:p>Last Action</text:p>
          </table:table-cell>
          <table:table-cell office:value-type="string">
            <text:p><text:s/></text:p>
          </table:table-cell>
          <table:table-cell office:value-type="string">
            <text:p>Range</text:p>
          </table:table-cell>
          <table:table-cell office:value-type="string">
            <text:p>Cost diff</text:p>
          </table:table-cell>
          <table:table-cell office:value-type="string">
            <text:p>Stats</text:p>
          </table:table-cell>
          <table:table-cell office:value-type="string">
            <text:p># of improving actions</text:p>
          </table:table-cell>
          <table:table-cell office:value-type="string">
            <text:p># of degrading actions</text:p>
          </table:table-cell>
          <table:table-cell office:value-type="string">
            <text:p>rati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3" table:formula="of:=([.K148]+[.Y148]+[.AM148])/[.$G148]" office:value-type="float" office:value="0.333333333333333">
            <text:p>0.33</text:p>
          </table:table-cell>
          <table:table-cell table:style-name="ce3" table:formula="of:=([.L148]+[.Z148]+[.AN148])/[.$G148]" office:value-type="float" office:value="0.333333333333333">
            <text:p>0.33</text:p>
          </table:table-cell>
          <table:table-cell table:style-name="ce3" table:formula="of:=([.M148]+[.AA148]+[.AO148])/[.$G148]" office:value-type="float" office:value="2">
            <text:p>2.00</text:p>
          </table:table-cell>
          <table:table-cell table:style-name="ce3" table:formula="of:=([.P148]+[.AD148]+[.AR148])/[.$G148]" office:value-type="float" office:value="15">
            <text:p>15.00</text:p>
          </table:table-cell>
          <table:table-cell table:style-name="ce3" table:formula="of:=([.Q148]+[.AE148]+[.AS148])/[.$G148]" office:value-type="float" office:value="10013.6666666667">
            <text:p>10013.67</text:p>
          </table:table-cell>
          <table:table-cell table:formula="of:=IF([.H148]&gt;0;1;0)+IF([.X148]&gt;0;1;0)+IF([.AL148]&gt;0;1;0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38 &lt;-&gt; 17]</text:p>
          </table:table-cell>
          <table:table-cell office:value-type="float" office:value="27">
            <text:p>27</text:p>
          </table:table-cell>
          <table:table-cell office:value-type="float" office:value="10405">
            <text:p>10405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9 &lt;-&gt; 25]</text:p>
          </table:table-cell>
          <table:table-cell office:value-type="float" office:value="16">
            <text:p>16</text:p>
          </table:table-cell>
          <table:table-cell office:value-type="float" office:value="9490">
            <text:p>9490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1">
            <text:p>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on:</text:p>
          </table:table-cell>
          <table:table-cell office:value-type="string">
            <text:p>[35 &lt;-&gt; 37]</text:p>
          </table:table-cell>
          <table:table-cell office:value-type="float" office:value="2">
            <text:p>2</text:p>
          </table:table-cell>
          <table:table-cell office:value-type="float" office:value="10146">
            <text:p>10146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3" table:formula="of:=([.K149]+[.Y149]+[.AM149])/[.$G149]" office:value-type="float" office:value="0.333333333333333">
            <text:p>0.33</text:p>
          </table:table-cell>
          <table:table-cell table:style-name="ce3" table:formula="of:=([.L149]+[.Z149]+[.AN149])/[.$G149]" office:value-type="float" office:value="0.666666666666667">
            <text:p>0.67</text:p>
          </table:table-cell>
          <table:table-cell table:style-name="ce3" table:formula="of:=([.M149]+[.AA149]+[.AO149])/[.$G149]" office:value-type="float" office:value="3">
            <text:p>3.00</text:p>
          </table:table-cell>
          <table:table-cell table:style-name="ce3" table:formula="of:=([.P149]+[.AD149]+[.AR149])/[.$G149]" office:value-type="float" office:value="30.3333333333333">
            <text:p>30.33</text:p>
          </table:table-cell>
          <table:table-cell table:style-name="ce3" table:formula="of:=([.Q149]+[.AE149]+[.AS149])/[.$G149]" office:value-type="float" office:value="9232.66666666667">
            <text:p>9232.67</text:p>
          </table:table-cell>
          <table:table-cell table:formula="of:=IF([.H149]&gt;0;1;0)+IF([.X149]&gt;0;1;0)+IF([.AL149]&gt;0;1;0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8 &lt;-&gt; 3]</text:p>
          </table:table-cell>
          <table:table-cell office:value-type="float" office:value="43">
            <text:p>43</text:p>
          </table:table-cell>
          <table:table-cell office:value-type="float" office:value="9932">
            <text:p>993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8 &lt;-&gt; 21]</text:p>
          </table:table-cell>
          <table:table-cell office:value-type="float" office:value="13">
            <text:p>13</text:p>
          </table:table-cell>
          <table:table-cell office:value-type="float" office:value="9350">
            <text:p>9350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2">
            <text:p>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on:</text:p>
          </table:table-cell>
          <table:table-cell office:value-type="string">
            <text:p>[6 &lt;-&gt; 41]</text:p>
          </table:table-cell>
          <table:table-cell office:value-type="float" office:value="35">
            <text:p>35</text:p>
          </table:table-cell>
          <table:table-cell office:value-type="float" office:value="8416">
            <text:p>8416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3" table:formula="of:=([.K150]+[.Y150]+[.AM150])/[.$G150]" office:value-type="float" office:value="0.666666666666667">
            <text:p>0.67</text:p>
          </table:table-cell>
          <table:table-cell table:style-name="ce3" table:formula="of:=([.L150]+[.Z150]+[.AN150])/[.$G150]" office:value-type="float" office:value="1.33333333333333">
            <text:p>1.33</text:p>
          </table:table-cell>
          <table:table-cell table:style-name="ce3" table:formula="of:=([.M150]+[.AA150]+[.AO150])/[.$G150]" office:value-type="float" office:value="4">
            <text:p>4.00</text:p>
          </table:table-cell>
          <table:table-cell table:style-name="ce3" table:formula="of:=([.P150]+[.AD150]+[.AR150])/[.$G150]" office:value-type="float" office:value="16.3333333333333">
            <text:p>16.33</text:p>
          </table:table-cell>
          <table:table-cell table:style-name="ce3" table:formula="of:=([.Q150]+[.AE150]+[.AS150])/[.$G150]" office:value-type="float" office:value="8501.66666666667">
            <text:p>8501.67</text:p>
          </table:table-cell>
          <table:table-cell table:formula="of:=IF([.H150]&gt;0;1;0)+IF([.X150]&gt;0;1;0)+IF([.AL150]&gt;0;1;0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43 &lt;-&gt; 29]</text:p>
          </table:table-cell>
          <table:table-cell office:value-type="float" office:value="34">
            <text:p>34</text:p>
          </table:table-cell>
          <table:table-cell office:value-type="float" office:value="9175">
            <text:p>9175</text:p>
          </table:table-cell>
          <table:table-cell office:value-type="string">
            <text:p>Stats:</text:p>
          </table:table-cell>
          <table:table-cell office:value-type="float" office:value="9">
            <text:p>9</text:p>
          </table:table-cell>
          <table:table-cell office:value-type="float" office:value="2295">
            <text:p>2295</text:p>
          </table:table-cell>
          <table:table-cell office:value-type="float" office:value="0.00390625">
            <text:p>0.00390625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1 &lt;-&gt; 2]</text:p>
          </table:table-cell>
          <table:table-cell office:value-type="float" office:value="1">
            <text:p>1</text:p>
          </table:table-cell>
          <table:table-cell office:value-type="float" office:value="9223">
            <text:p>9223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  <table:table-cell office:value-type="float" office:value="3">
            <text:p>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ction:</text:p>
          </table:table-cell>
          <table:table-cell office:value-type="string">
            <text:p>[8 &lt;-&gt; 22]</text:p>
          </table:table-cell>
          <table:table-cell office:value-type="float" office:value="14">
            <text:p>14</text:p>
          </table:table-cell>
          <table:table-cell office:value-type="float" office:value="7107">
            <text:p>7107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" table:formula="of:=([.K151]+[.Y151]+[.AM151])/[.$G151]" office:value-type="float" office:value="0.666666666666667">
            <text:p>0.67</text:p>
          </table:table-cell>
          <table:table-cell table:style-name="ce3" table:formula="of:=([.L151]+[.Z151]+[.AN151])/[.$G151]" office:value-type="float" office:value="1.33333333333333">
            <text:p>1.33</text:p>
          </table:table-cell>
          <table:table-cell table:style-name="ce3" table:formula="of:=([.M151]+[.AA151]+[.AO151])/[.$G151]" office:value-type="float" office:value="5">
            <text:p>5.00</text:p>
          </table:table-cell>
          <table:table-cell table:style-name="ce3" table:formula="of:=([.P151]+[.AD151]+[.AR151])/[.$G151]" office:value-type="float" office:value="39.3333333333333">
            <text:p>39.33</text:p>
          </table:table-cell>
          <table:table-cell table:style-name="ce3" table:formula="of:=([.Q151]+[.AE151]+[.AS151])/[.$G151]" office:value-type="float" office:value="7730.66666666667">
            <text:p>7730.67</text:p>
          </table:table-cell>
          <table:table-cell table:formula="of:=IF([.H151]&gt;0;1;0)+IF([.X151]&gt;0;1;0)+IF([.AL151]&gt;0;1;0)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29 &lt;-&gt; 25]</text:p>
          </table:table-cell>
          <table:table-cell office:value-type="float" office:value="44">
            <text:p>44</text:p>
          </table:table-cell>
          <table:table-cell office:value-type="float" office:value="8392">
            <text:p>839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13 &lt;-&gt; 1]</text:p>
          </table:table-cell>
          <table:table-cell office:value-type="float" office:value="36">
            <text:p>36</text:p>
          </table:table-cell>
          <table:table-cell office:value-type="float" office:value="7723">
            <text:p>7723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">
            <text:p>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ction:</text:p>
          </table:table-cell>
          <table:table-cell office:value-type="string">
            <text:p>[2 &lt;-&gt; 40]</text:p>
          </table:table-cell>
          <table:table-cell office:value-type="float" office:value="38">
            <text:p>38</text:p>
          </table:table-cell>
          <table:table-cell office:value-type="float" office:value="7077">
            <text:p>7077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3" table:formula="of:=([.K152]+[.Y152]+[.AM152])/[.$G152]" office:value-type="float" office:value="0.666666666666667">
            <text:p>0.67</text:p>
          </table:table-cell>
          <table:table-cell table:style-name="ce3" table:formula="of:=([.L152]+[.Z152]+[.AN152])/[.$G152]" office:value-type="float" office:value="2">
            <text:p>2.00</text:p>
          </table:table-cell>
          <table:table-cell table:style-name="ce3" table:formula="of:=([.M152]+[.AA152]+[.AO152])/[.$G152]" office:value-type="float" office:value="6">
            <text:p>6.00</text:p>
          </table:table-cell>
          <table:table-cell table:style-name="ce3" table:formula="of:=([.P152]+[.AD152]+[.AR152])/[.$G152]" office:value-type="float" office:value="16">
            <text:p>16.00</text:p>
          </table:table-cell>
          <table:table-cell table:style-name="ce3" table:formula="of:=([.Q152]+[.AE152]+[.AS152])/[.$G152]" office:value-type="float" office:value="7943.66666666667">
            <text:p>7943.67</text:p>
          </table:table-cell>
          <table:table-cell table:formula="of:=IF([.H152]&gt;0;1;0)+IF([.X152]&gt;0;1;0)+IF([.AL152]&gt;0;1;0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15 &lt;-&gt; 41]</text:p>
          </table:table-cell>
          <table:table-cell office:value-type="float" office:value="26">
            <text:p>26</text:p>
          </table:table-cell>
          <table:table-cell office:value-type="float" office:value="10002">
            <text:p>10002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25 &lt;-&gt; 38]</text:p>
          </table:table-cell>
          <table:table-cell office:value-type="float" office:value="13">
            <text:p>13</text:p>
          </table:table-cell>
          <table:table-cell office:value-type="float" office:value="7175">
            <text:p>7175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5">
            <text:p>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Action:</text:p>
          </table:table-cell>
          <table:table-cell office:value-type="string">
            <text:p>[1 &lt;-&gt; 10]</text:p>
          </table:table-cell>
          <table:table-cell office:value-type="float" office:value="9">
            <text:p>9</text:p>
          </table:table-cell>
          <table:table-cell office:value-type="float" office:value="6654">
            <text:p>6654</text:p>
          </table:table-cell>
          <table:table-cell office:value-type="string">
            <text:p>Stats:</text:p>
          </table:table-cell>
          <table:table-cell office:value-type="float" office:value="10">
            <text:p>10</text:p>
          </table:table-cell>
          <table:table-cell office:value-type="float" office:value="2294">
            <text:p>2294</text:p>
          </table:table-cell>
          <table:table-cell office:value-type="float" office:value="0.00434028">
            <text:p>0.00434028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table:formula="of:=([.K153]+[.Y153]+[.AM153])/[.$G153]" office:value-type="float" office:value="0.666666666666667">
            <text:p>0.67</text:p>
          </table:table-cell>
          <table:table-cell table:style-name="ce3" table:formula="of:=([.L153]+[.Z153]+[.AN153])/[.$G153]" office:value-type="float" office:value="2.33333333333333">
            <text:p>2.33</text:p>
          </table:table-cell>
          <table:table-cell table:style-name="ce3" table:formula="of:=([.M153]+[.AA153]+[.AO153])/[.$G153]" office:value-type="float" office:value="7">
            <text:p>7.00</text:p>
          </table:table-cell>
          <table:table-cell table:style-name="ce3" table:formula="of:=([.P153]+[.AD153]+[.AR153])/[.$G153]" office:value-type="float" office:value="22.3333333333333">
            <text:p>22.33</text:p>
          </table:table-cell>
          <table:table-cell table:style-name="ce3" table:formula="of:=([.Q153]+[.AE153]+[.AS153])/[.$G153]" office:value-type="float" office:value="5912.66666666667">
            <text:p>5912.67</text:p>
          </table:table-cell>
          <table:table-cell table:formula="of:=IF([.H153]&gt;0;1;0)+IF([.X153]&gt;0;1;0)+IF([.AL153]&gt;0;1;0)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7 &lt;-&gt; 38]</text:p>
          </table:table-cell>
          <table:table-cell office:value-type="float" office:value="31">
            <text:p>31</text:p>
          </table:table-cell>
          <table:table-cell office:value-type="float" office:value="5594">
            <text:p>5594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32 &lt;-&gt; 45]</text:p>
          </table:table-cell>
          <table:table-cell office:value-type="float" office:value="13">
            <text:p>13</text:p>
          </table:table-cell>
          <table:table-cell office:value-type="float" office:value="5893">
            <text:p>5893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6">
            <text:p>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ction:</text:p>
          </table:table-cell>
          <table:table-cell office:value-type="string">
            <text:p>[47 &lt;-&gt; 22]</text:p>
          </table:table-cell>
          <table:table-cell office:value-type="float" office:value="23">
            <text:p>23</text:p>
          </table:table-cell>
          <table:table-cell office:value-type="float" office:value="6251">
            <text:p>6251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3" table:formula="of:=([.K154]+[.Y154]+[.AM154])/[.$G154]" office:value-type="float" office:value="0.666666666666667">
            <text:p>0.67</text:p>
          </table:table-cell>
          <table:table-cell table:style-name="ce3" table:formula="of:=([.L154]+[.Z154]+[.AN154])/[.$G154]" office:value-type="float" office:value="3">
            <text:p>3.00</text:p>
          </table:table-cell>
          <table:table-cell table:style-name="ce3" table:formula="of:=([.M154]+[.AA154]+[.AO154])/[.$G154]" office:value-type="float" office:value="8">
            <text:p>8.00</text:p>
          </table:table-cell>
          <table:table-cell table:style-name="ce3" table:formula="of:=([.P154]+[.AD154]+[.AR154])/[.$G154]" office:value-type="float" office:value="19.3333333333333">
            <text:p>19.33</text:p>
          </table:table-cell>
          <table:table-cell table:style-name="ce3" table:formula="of:=([.Q154]+[.AE154]+[.AS154])/[.$G154]" office:value-type="float" office:value="5896">
            <text:p>5896.00</text:p>
          </table:table-cell>
          <table:table-cell table:formula="of:=IF([.H154]&gt;0;1;0)+IF([.X154]&gt;0;1;0)+IF([.AL154]&gt;0;1;0)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24 &lt;-&gt; 34]</text:p>
          </table:table-cell>
          <table:table-cell office:value-type="float" office:value="10">
            <text:p>10</text:p>
          </table:table-cell>
          <table:table-cell office:value-type="float" office:value="6825">
            <text:p>6825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5 &lt;-&gt; 46]</text:p>
          </table:table-cell>
          <table:table-cell office:value-type="float" office:value="41">
            <text:p>41</text:p>
          </table:table-cell>
          <table:table-cell office:value-type="float" office:value="4482">
            <text:p>4482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7">
            <text:p>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ction:</text:p>
          </table:table-cell>
          <table:table-cell office:value-type="string">
            <text:p>[22 &lt;-&gt; 29]</text:p>
          </table:table-cell>
          <table:table-cell office:value-type="float" office:value="7">
            <text:p>7</text:p>
          </table:table-cell>
          <table:table-cell office:value-type="float" office:value="6381">
            <text:p>6381</text:p>
          </table:table-cell>
          <table:table-cell office:value-type="string">
            <text:p>Stats:</text:p>
          </table:table-cell>
          <table:table-cell office:value-type="float" office:value="11">
            <text:p>11</text:p>
          </table:table-cell>
          <table:table-cell office:value-type="float" office:value="2293">
            <text:p>2293</text:p>
          </table:table-cell>
          <table:table-cell office:value-type="float" office:value="0.00477431">
            <text:p>0.0047743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3" table:formula="of:=([.K155]+[.Y155]+[.AM155])/[.$G155]" office:value-type="float" office:value="0.666666666666667">
            <text:p>0.67</text:p>
          </table:table-cell>
          <table:table-cell table:style-name="ce3" table:formula="of:=([.L155]+[.Z155]+[.AN155])/[.$G155]" office:value-type="float" office:value="3.33333333333333">
            <text:p>3.33</text:p>
          </table:table-cell>
          <table:table-cell table:style-name="ce3" table:formula="of:=([.M155]+[.AA155]+[.AO155])/[.$G155]" office:value-type="float" office:value="9">
            <text:p>9.00</text:p>
          </table:table-cell>
          <table:table-cell table:style-name="ce3" table:formula="of:=([.P155]+[.AD155]+[.AR155])/[.$G155]" office:value-type="float" office:value="17">
            <text:p>17.00</text:p>
          </table:table-cell>
          <table:table-cell table:style-name="ce3" table:formula="of:=([.Q155]+[.AE155]+[.AS155])/[.$G155]" office:value-type="float" office:value="5018">
            <text:p>5018.00</text:p>
          </table:table-cell>
          <table:table-cell table:formula="of:=IF([.H155]&gt;0;1;0)+IF([.X155]&gt;0;1;0)+IF([.AL155]&gt;0;1;0)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2 &lt;-&gt; 18]</text:p>
          </table:table-cell>
          <table:table-cell office:value-type="float" office:value="16">
            <text:p>16</text:p>
          </table:table-cell>
          <table:table-cell office:value-type="float" office:value="5420">
            <text:p>5420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32 &lt;-&gt; 8]</text:p>
          </table:table-cell>
          <table:table-cell office:value-type="float" office:value="24">
            <text:p>24</text:p>
          </table:table-cell>
          <table:table-cell office:value-type="float" office:value="4389">
            <text:p>4389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8">
            <text:p>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Action:</text:p>
          </table:table-cell>
          <table:table-cell office:value-type="string">
            <text:p>[24 &lt;-&gt; 35]</text:p>
          </table:table-cell>
          <table:table-cell office:value-type="float" office:value="11">
            <text:p>11</text:p>
          </table:table-cell>
          <table:table-cell office:value-type="float" office:value="5245">
            <text:p>5245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3" table:formula="of:=([.K156]+[.Y156]+[.AM156])/[.$G156]" office:value-type="float" office:value="0.666666666666667">
            <text:p>0.67</text:p>
          </table:table-cell>
          <table:table-cell table:style-name="ce3" table:formula="of:=([.L156]+[.Z156]+[.AN156])/[.$G156]" office:value-type="float" office:value="4">
            <text:p>4.00</text:p>
          </table:table-cell>
          <table:table-cell table:style-name="ce3" table:formula="of:=([.M156]+[.AA156]+[.AO156])/[.$G156]" office:value-type="float" office:value="10">
            <text:p>10.00</text:p>
          </table:table-cell>
          <table:table-cell table:style-name="ce3" table:formula="of:=([.P156]+[.AD156]+[.AR156])/[.$G156]" office:value-type="float" office:value="16.6666666666667">
            <text:p>16.67</text:p>
          </table:table-cell>
          <table:table-cell table:style-name="ce3" table:formula="of:=([.Q156]+[.AE156]+[.AS156])/[.$G156]" office:value-type="float" office:value="4579">
            <text:p>4579.00</text:p>
          </table:table-cell>
          <table:table-cell table:formula="of:=IF([.H156]&gt;0;1;0)+IF([.X156]&gt;0;1;0)+IF([.AL156]&gt;0;1;0)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40 &lt;-&gt; 45]</text:p>
          </table:table-cell>
          <table:table-cell office:value-type="float" office:value="5">
            <text:p>5</text:p>
          </table:table-cell>
          <table:table-cell office:value-type="float" office:value="5313">
            <text:p>5313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28 &lt;-&gt; 20]</text:p>
          </table:table-cell>
          <table:table-cell office:value-type="float" office:value="40">
            <text:p>40</text:p>
          </table:table-cell>
          <table:table-cell office:value-type="float" office:value="3457">
            <text:p>3457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9">
            <text:p>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ction:</text:p>
          </table:table-cell>
          <table:table-cell office:value-type="string">
            <text:p>[23 &lt;-&gt; 28]</text:p>
          </table:table-cell>
          <table:table-cell office:value-type="float" office:value="5">
            <text:p>5</text:p>
          </table:table-cell>
          <table:table-cell office:value-type="float" office:value="4967">
            <text:p>4967</text:p>
          </table:table-cell>
          <table:table-cell office:value-type="string">
            <text:p>Stats: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style-name="ce3" table:formula="of:=([.K157]+[.Y157]+[.AM157])/[.$G157]" office:value-type="float" office:value="0.666666666666667">
            <text:p>0.67</text:p>
          </table:table-cell>
          <table:table-cell table:style-name="ce3" table:formula="of:=([.L157]+[.Z157]+[.AN157])/[.$G157]" office:value-type="float" office:value="4">
            <text:p>4.00</text:p>
          </table:table-cell>
          <table:table-cell table:style-name="ce3" table:formula="of:=([.M157]+[.AA157]+[.AO157])/[.$G157]" office:value-type="float" office:value="11">
            <text:p>11.00</text:p>
          </table:table-cell>
          <table:table-cell table:style-name="ce3" table:formula="of:=([.P157]+[.AD157]+[.AR157])/[.$G157]" office:value-type="float" office:value="33.6666666666667">
            <text:p>33.67</text:p>
          </table:table-cell>
          <table:table-cell table:style-name="ce3" table:formula="of:=([.Q157]+[.AE157]+[.AS157])/[.$G157]" office:value-type="float" office:value="4392.33333333333">
            <text:p>4392.33</text:p>
          </table:table-cell>
          <table:table-cell table:formula="of:=IF([.H157]&gt;0;1;0)+IF([.X157]&gt;0;1;0)+IF([.AL157]&gt;0;1;0)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12 &lt;-&gt; 40]</text:p>
          </table:table-cell>
          <table:table-cell office:value-type="float" office:value="28">
            <text:p>28</text:p>
          </table:table-cell>
          <table:table-cell office:value-type="float" office:value="4690">
            <text:p>469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43 &lt;-&gt; 25]</text:p>
          </table:table-cell>
          <table:table-cell office:value-type="float" office:value="30">
            <text:p>30</text:p>
          </table:table-cell>
          <table:table-cell office:value-type="float" office:value="3727">
            <text:p>3727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10">
            <text:p>1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Action:</text:p>
          </table:table-cell>
          <table:table-cell office:value-type="string">
            <text:p>[19 &lt;-&gt; 14]</text:p>
          </table:table-cell>
          <table:table-cell office:value-type="float" office:value="43">
            <text:p>43</text:p>
          </table:table-cell>
          <table:table-cell office:value-type="float" office:value="4760">
            <text:p>4760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3" table:formula="of:=([.K158]+[.Y158]+[.AM158])/[.$G158]" office:value-type="float" office:value="0.666666666666667">
            <text:p>0.67</text:p>
          </table:table-cell>
          <table:table-cell table:style-name="ce3" table:formula="of:=([.L158]+[.Z158]+[.AN158])/[.$G158]" office:value-type="float" office:value="4.66666666666667">
            <text:p>4.67</text:p>
          </table:table-cell>
          <table:table-cell table:style-name="ce3" table:formula="of:=([.M158]+[.AA158]+[.AO158])/[.$G158]" office:value-type="float" office:value="12">
            <text:p>12.00</text:p>
          </table:table-cell>
          <table:table-cell table:style-name="ce3" table:formula="of:=([.P158]+[.AD158]+[.AR158])/[.$G158]" office:value-type="float" office:value="20.6666666666667">
            <text:p>20.67</text:p>
          </table:table-cell>
          <table:table-cell table:style-name="ce3" table:formula="of:=([.Q158]+[.AE158]+[.AS158])/[.$G158]" office:value-type="float" office:value="3676.33333333333">
            <text:p>3676.33</text:p>
          </table:table-cell>
          <table:table-cell table:formula="of:=IF([.H158]&gt;0;1;0)+IF([.X158]&gt;0;1;0)+IF([.AL158]&gt;0;1;0)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8 &lt;-&gt; 46]</text:p>
          </table:table-cell>
          <table:table-cell office:value-type="float" office:value="38">
            <text:p>38</text:p>
          </table:table-cell>
          <table:table-cell office:value-type="float" office:value="3362">
            <text:p>336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25 &lt;-&gt; 40]</text:p>
          </table:table-cell>
          <table:table-cell office:value-type="float" office:value="15">
            <text:p>15</text:p>
          </table:table-cell>
          <table:table-cell office:value-type="float" office:value="3309">
            <text:p>3309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1">
            <text:p>1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Action:</text:p>
          </table:table-cell>
          <table:table-cell office:value-type="string">
            <text:p>[29 &lt;-&gt; 38]</text:p>
          </table:table-cell>
          <table:table-cell office:value-type="float" office:value="9">
            <text:p>9</text:p>
          </table:table-cell>
          <table:table-cell office:value-type="float" office:value="4358">
            <text:p>4358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3" table:formula="of:=([.K159]+[.Y159]+[.AM159])/[.$G159]" office:value-type="float" office:value="0.666666666666667">
            <text:p>0.67</text:p>
          </table:table-cell>
          <table:table-cell table:style-name="ce3" table:formula="of:=([.L159]+[.Z159]+[.AN159])/[.$G159]" office:value-type="float" office:value="5">
            <text:p>5.00</text:p>
          </table:table-cell>
          <table:table-cell table:style-name="ce3" table:formula="of:=([.M159]+[.AA159]+[.AO159])/[.$G159]" office:value-type="float" office:value="13">
            <text:p>13.00</text:p>
          </table:table-cell>
          <table:table-cell table:style-name="ce3" table:formula="of:=([.P159]+[.AD159]+[.AR159])/[.$G159]" office:value-type="float" office:value="26">
            <text:p>26.00</text:p>
          </table:table-cell>
          <table:table-cell table:style-name="ce3" table:formula="of:=([.Q159]+[.AE159]+[.AS159])/[.$G159]" office:value-type="float" office:value="3408">
            <text:p>3408.00</text:p>
          </table:table-cell>
          <table:table-cell table:formula="of:=IF([.H159]&gt;0;1;0)+IF([.X159]&gt;0;1;0)+IF([.AL159]&gt;0;1;0)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45 &lt;-&gt; 4]</text:p>
          </table:table-cell>
          <table:table-cell office:value-type="float" office:value="7">
            <text:p>7</text:p>
          </table:table-cell>
          <table:table-cell office:value-type="float" office:value="3710">
            <text:p>3710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15 &lt;-&gt; 5]</text:p>
          </table:table-cell>
          <table:table-cell office:value-type="float" office:value="38">
            <text:p>38</text:p>
          </table:table-cell>
          <table:table-cell office:value-type="float" office:value="2774">
            <text:p>2774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  <table:table-cell office:value-type="float" office:value="12">
            <text:p>1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Action:</text:p>
          </table:table-cell>
          <table:table-cell office:value-type="string">
            <text:p>[10 &lt;-&gt; 43]</text:p>
          </table:table-cell>
          <table:table-cell office:value-type="float" office:value="33">
            <text:p>33</text:p>
          </table:table-cell>
          <table:table-cell office:value-type="float" office:value="3740">
            <text:p>3740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3" table:formula="of:=([.K160]+[.Y160]+[.AM160])/[.$G160]" office:value-type="float" office:value="1">
            <text:p>1.00</text:p>
          </table:table-cell>
          <table:table-cell table:style-name="ce3" table:formula="of:=([.L160]+[.Z160]+[.AN160])/[.$G160]" office:value-type="float" office:value="5.33333333333333">
            <text:p>5.33</text:p>
          </table:table-cell>
          <table:table-cell table:style-name="ce3" table:formula="of:=([.M160]+[.AA160]+[.AO160])/[.$G160]" office:value-type="float" office:value="14">
            <text:p>14.00</text:p>
          </table:table-cell>
          <table:table-cell table:style-name="ce3" table:formula="of:=([.P160]+[.AD160]+[.AR160])/[.$G160]" office:value-type="float" office:value="15.6666666666667">
            <text:p>15.67</text:p>
          </table:table-cell>
          <table:table-cell table:style-name="ce3" table:formula="of:=([.Q160]+[.AE160]+[.AS160])/[.$G160]" office:value-type="float" office:value="3182.33333333333">
            <text:p>3182.33</text:p>
          </table:table-cell>
          <table:table-cell table:formula="of:=IF([.H160]&gt;0;1;0)+IF([.X160]&gt;0;1;0)+IF([.AL160]&gt;0;1;0)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23 &lt;-&gt; 39]</text:p>
          </table:table-cell>
          <table:table-cell office:value-type="float" office:value="16">
            <text:p>16</text:p>
          </table:table-cell>
          <table:table-cell office:value-type="float" office:value="2729">
            <text:p>2729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35 &lt;-&gt; 37]</text:p>
          </table:table-cell>
          <table:table-cell office:value-type="float" office:value="2">
            <text:p>2</text:p>
          </table:table-cell>
          <table:table-cell office:value-type="float" office:value="2556">
            <text:p>2556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3">
            <text:p>1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Action:</text:p>
          </table:table-cell>
          <table:table-cell office:value-type="string">
            <text:p>[0 &lt;-&gt; 29]</text:p>
          </table:table-cell>
          <table:table-cell office:value-type="float" office:value="29">
            <text:p>29</text:p>
          </table:table-cell>
          <table:table-cell office:value-type="float" office:value="4262">
            <text:p>4262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3" table:formula="of:=([.K161]+[.Y161]+[.AM161])/[.$G161]" office:value-type="float" office:value="1.33333333333333">
            <text:p>1.33</text:p>
          </table:table-cell>
          <table:table-cell table:style-name="ce3" table:formula="of:=([.L161]+[.Z161]+[.AN161])/[.$G161]" office:value-type="float" office:value="5.66666666666667">
            <text:p>5.67</text:p>
          </table:table-cell>
          <table:table-cell table:style-name="ce3" table:formula="of:=([.M161]+[.AA161]+[.AO161])/[.$G161]" office:value-type="float" office:value="15">
            <text:p>15.00</text:p>
          </table:table-cell>
          <table:table-cell table:style-name="ce3" table:formula="of:=([.P161]+[.AD161]+[.AR161])/[.$G161]" office:value-type="float" office:value="18.6666666666667">
            <text:p>18.67</text:p>
          </table:table-cell>
          <table:table-cell table:style-name="ce3" table:formula="of:=([.Q161]+[.AE161]+[.AS161])/[.$G161]" office:value-type="float" office:value="2779">
            <text:p>2779.00</text:p>
          </table:table-cell>
          <table:table-cell table:formula="of:=IF([.H161]&gt;0;1;0)+IF([.X161]&gt;0;1;0)+IF([.AL161]&gt;0;1;0)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24 &lt;-&gt; 3]</text:p>
          </table:table-cell>
          <table:table-cell office:value-type="float" office:value="27">
            <text:p>27</text:p>
          </table:table-cell>
          <table:table-cell office:value-type="float" office:value="3007">
            <text:p>3007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31 &lt;-&gt; 34]</text:p>
          </table:table-cell>
          <table:table-cell office:value-type="float" office:value="3">
            <text:p>3</text:p>
          </table:table-cell>
          <table:table-cell office:value-type="float" office:value="2725">
            <text:p>2725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  <table:table-cell office:value-type="float" office:value="14">
            <text:p>1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Action:</text:p>
          </table:table-cell>
          <table:table-cell office:value-type="string">
            <text:p>[6 &lt;-&gt; 32]</text:p>
          </table:table-cell>
          <table:table-cell office:value-type="float" office:value="26">
            <text:p>26</text:p>
          </table:table-cell>
          <table:table-cell office:value-type="float" office:value="2605">
            <text:p>2605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3" table:formula="of:=([.K162]+[.Y162]+[.AM162])/[.$G162]" office:value-type="float" office:value="1.33333333333333">
            <text:p>1.33</text:p>
          </table:table-cell>
          <table:table-cell table:style-name="ce3" table:formula="of:=([.L162]+[.Z162]+[.AN162])/[.$G162]" office:value-type="float" office:value="6.66666666666667">
            <text:p>6.67</text:p>
          </table:table-cell>
          <table:table-cell table:style-name="ce3" table:formula="of:=([.M162]+[.AA162]+[.AO162])/[.$G162]" office:value-type="float" office:value="16">
            <text:p>16.00</text:p>
          </table:table-cell>
          <table:table-cell table:style-name="ce3" table:formula="of:=([.P162]+[.AD162]+[.AR162])/[.$G162]" office:value-type="float" office:value="7">
            <text:p>7.00</text:p>
          </table:table-cell>
          <table:table-cell table:style-name="ce3" table:formula="of:=([.Q162]+[.AE162]+[.AS162])/[.$G162]" office:value-type="float" office:value="2388">
            <text:p>2388.00</text:p>
          </table:table-cell>
          <table:table-cell table:formula="of:=IF([.H162]&gt;0;1;0)+IF([.X162]&gt;0;1;0)+IF([.AL162]&gt;0;1;0)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10 &lt;-&gt; 18]</text:p>
          </table:table-cell>
          <table:table-cell office:value-type="float" office:value="8">
            <text:p>8</text:p>
          </table:table-cell>
          <table:table-cell office:value-type="float" office:value="2664">
            <text:p>2664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17 &lt;-&gt; 26]</text:p>
          </table:table-cell>
          <table:table-cell office:value-type="float" office:value="9">
            <text:p>9</text:p>
          </table:table-cell>
          <table:table-cell office:value-type="float" office:value="2311">
            <text:p>2311</text:p>
          </table:table-cell>
          <table:table-cell office:value-type="string">
            <text:p>Stats:</text:p>
          </table:table-cell>
          <table:table-cell office:value-type="float" office:value="10">
            <text:p>10</text:p>
          </table:table-cell>
          <table:table-cell office:value-type="float" office:value="2294">
            <text:p>2294</text:p>
          </table:table-cell>
          <table:table-cell office:value-type="float" office:value="0.00434028">
            <text:p>0.00434028</text:p>
          </table:table-cell>
          <table:table-cell office:value-type="float" office:value="15">
            <text:p>1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Action:</text:p>
          </table:table-cell>
          <table:table-cell office:value-type="string">
            <text:p>[40 &lt;-&gt; 44]</text:p>
          </table:table-cell>
          <table:table-cell office:value-type="float" office:value="4">
            <text:p>4</text:p>
          </table:table-cell>
          <table:table-cell office:value-type="float" office:value="2189">
            <text:p>2189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3" table:formula="of:=([.K163]+[.Y163]+[.AM163])/[.$G163]" office:value-type="float" office:value="1.66666666666667">
            <text:p>1.67</text:p>
          </table:table-cell>
          <table:table-cell table:style-name="ce3" table:formula="of:=([.L163]+[.Z163]+[.AN163])/[.$G163]" office:value-type="float" office:value="7.33333333333333">
            <text:p>7.33</text:p>
          </table:table-cell>
          <table:table-cell table:style-name="ce3" table:formula="of:=([.M163]+[.AA163]+[.AO163])/[.$G163]" office:value-type="float" office:value="17">
            <text:p>17.00</text:p>
          </table:table-cell>
          <table:table-cell table:style-name="ce3" table:formula="of:=([.P163]+[.AD163]+[.AR163])/[.$G163]" office:value-type="float" office:value="17">
            <text:p>17.00</text:p>
          </table:table-cell>
          <table:table-cell table:style-name="ce3" table:formula="of:=([.Q163]+[.AE163]+[.AS163])/[.$G163]" office:value-type="float" office:value="2083">
            <text:p>2083.00</text:p>
          </table:table-cell>
          <table:table-cell table:formula="of:=IF([.H163]&gt;0;1;0)+IF([.X163]&gt;0;1;0)+IF([.AL163]&gt;0;1;0)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37 &lt;-&gt; 26]</text:p>
          </table:table-cell>
          <table:table-cell office:value-type="float" office:value="37">
            <text:p>37</text:p>
          </table:table-cell>
          <table:table-cell office:value-type="float" office:value="2040">
            <text:p>2040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12 &lt;-&gt; 25]</text:p>
          </table:table-cell>
          <table:table-cell office:value-type="float" office:value="13">
            <text:p>13</text:p>
          </table:table-cell>
          <table:table-cell office:value-type="float" office:value="2362">
            <text:p>2362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6">
            <text:p>1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Action:</text:p>
          </table:table-cell>
          <table:table-cell office:value-type="string">
            <text:p>[1 &lt;-&gt; 2]</text:p>
          </table:table-cell>
          <table:table-cell office:value-type="float" office:value="1">
            <text:p>1</text:p>
          </table:table-cell>
          <table:table-cell office:value-type="float" office:value="1847">
            <text:p>1847</text:p>
          </table:table-cell>
          <table:table-cell office:value-type="string">
            <text:p>Stats:</text:p>
          </table:table-cell>
          <table:table-cell office:value-type="float" office:value="8">
            <text:p>8</text:p>
          </table:table-cell>
          <table:table-cell office:value-type="float" office:value="2296">
            <text:p>2296</text:p>
          </table:table-cell>
          <table:table-cell office:value-type="float" office:value="0.00347222">
            <text:p>0.0034722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3" table:formula="of:=([.K164]+[.Y164]+[.AM164])/[.$G164]" office:value-type="float" office:value="2">
            <text:p>2.00</text:p>
          </table:table-cell>
          <table:table-cell table:style-name="ce3" table:formula="of:=([.L164]+[.Z164]+[.AN164])/[.$G164]" office:value-type="float" office:value="8">
            <text:p>8.00</text:p>
          </table:table-cell>
          <table:table-cell table:style-name="ce3" table:formula="of:=([.M164]+[.AA164]+[.AO164])/[.$G164]" office:value-type="float" office:value="18">
            <text:p>18.00</text:p>
          </table:table-cell>
          <table:table-cell table:style-name="ce3" table:formula="of:=([.P164]+[.AD164]+[.AR164])/[.$G164]" office:value-type="float" office:value="16.6666666666667">
            <text:p>16.67</text:p>
          </table:table-cell>
          <table:table-cell table:style-name="ce3" table:formula="of:=([.Q164]+[.AE164]+[.AS164])/[.$G164]" office:value-type="float" office:value="1944.33333333333">
            <text:p>1944.33</text:p>
          </table:table-cell>
          <table:table-cell table:formula="of:=IF([.H164]&gt;0;1;0)+IF([.X164]&gt;0;1;0)+IF([.AL164]&gt;0;1;0)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38 &lt;-&gt; 40]</text:p>
          </table:table-cell>
          <table:table-cell office:value-type="float" office:value="2">
            <text:p>2</text:p>
          </table:table-cell>
          <table:table-cell office:value-type="float" office:value="1650">
            <text:p>1650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18 &lt;-&gt; 24]</text:p>
          </table:table-cell>
          <table:table-cell office:value-type="float" office:value="6">
            <text:p>6</text:p>
          </table:table-cell>
          <table:table-cell office:value-type="float" office:value="2464">
            <text:p>2464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17">
            <text:p>1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Action:</text:p>
          </table:table-cell>
          <table:table-cell office:value-type="string">
            <text:p>[17 &lt;-&gt; 11]</text:p>
          </table:table-cell>
          <table:table-cell office:value-type="float" office:value="42">
            <text:p>42</text:p>
          </table:table-cell>
          <table:table-cell office:value-type="float" office:value="1719">
            <text:p>1719</text:p>
          </table:table-cell>
          <table:table-cell office:value-type="string">
            <text:p>Stats:</text:p>
          </table:table-cell>
          <table:table-cell office:value-type="float" office:value="9">
            <text:p>9</text:p>
          </table:table-cell>
          <table:table-cell office:value-type="float" office:value="2295">
            <text:p>2295</text:p>
          </table:table-cell>
          <table:table-cell office:value-type="float" office:value="0.00390625">
            <text:p>0.003906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3" table:formula="of:=([.K165]+[.Y165]+[.AM165])/[.$G165]" office:value-type="float" office:value="2.33333333333333">
            <text:p>2.33</text:p>
          </table:table-cell>
          <table:table-cell table:style-name="ce3" table:formula="of:=([.L165]+[.Z165]+[.AN165])/[.$G165]" office:value-type="float" office:value="8.33333333333333">
            <text:p>8.33</text:p>
          </table:table-cell>
          <table:table-cell table:style-name="ce3" table:formula="of:=([.M165]+[.AA165]+[.AO165])/[.$G165]" office:value-type="float" office:value="19">
            <text:p>19.00</text:p>
          </table:table-cell>
          <table:table-cell table:style-name="ce3" table:formula="of:=([.P165]+[.AD165]+[.AR165])/[.$G165]" office:value-type="float" office:value="19">
            <text:p>19.00</text:p>
          </table:table-cell>
          <table:table-cell table:style-name="ce3" table:formula="of:=([.Q165]+[.AE165]+[.AS165])/[.$G165]" office:value-type="float" office:value="1854">
            <text:p>1854.00</text:p>
          </table:table-cell>
          <table:table-cell table:formula="of:=IF([.H165]&gt;0;1;0)+IF([.X165]&gt;0;1;0)+IF([.AL165]&gt;0;1;0)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16 &lt;-&gt; 46]</text:p>
          </table:table-cell>
          <table:table-cell office:value-type="float" office:value="30">
            <text:p>30</text:p>
          </table:table-cell>
          <table:table-cell office:value-type="float" office:value="1440">
            <text:p>1440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5 &lt;-&gt; 6]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18">
            <text:p>1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Action:</text:p>
          </table:table-cell>
          <table:table-cell office:value-type="string">
            <text:p>[41 &lt;-&gt; 19]</text:p>
          </table:table-cell>
          <table:table-cell office:value-type="float" office:value="26">
            <text:p>26</text:p>
          </table:table-cell>
          <table:table-cell office:value-type="float" office:value="2111">
            <text:p>2111</text:p>
          </table:table-cell>
          <table:table-cell office:value-type="string">
            <text:p>Stats:</text:p>
          </table:table-cell>
          <table:table-cell office:value-type="float" office:value="7">
            <text:p>7</text:p>
          </table:table-cell>
          <table:table-cell office:value-type="float" office:value="2297">
            <text:p>2297</text:p>
          </table:table-cell>
          <table:table-cell office:value-type="float" office:value="0.00303819">
            <text:p>0.0030381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3" table:formula="of:=([.K166]+[.Y166]+[.AM166])/[.$G166]" office:value-type="float" office:value="2.33333333333333">
            <text:p>2.33</text:p>
          </table:table-cell>
          <table:table-cell table:style-name="ce3" table:formula="of:=([.L166]+[.Z166]+[.AN166])/[.$G166]" office:value-type="float" office:value="9">
            <text:p>9.00</text:p>
          </table:table-cell>
          <table:table-cell table:style-name="ce3" table:formula="of:=([.M166]+[.AA166]+[.AO166])/[.$G166]" office:value-type="float" office:value="20">
            <text:p>20.00</text:p>
          </table:table-cell>
          <table:table-cell table:style-name="ce3" table:formula="of:=([.P166]+[.AD166]+[.AR166])/[.$G166]" office:value-type="float" office:value="18.6666666666667">
            <text:p>18.67</text:p>
          </table:table-cell>
          <table:table-cell table:style-name="ce3" table:formula="of:=([.Q166]+[.AE166]+[.AS166])/[.$G166]" office:value-type="float" office:value="1964.33333333333">
            <text:p>1964.33</text:p>
          </table:table-cell>
          <table:table-cell table:formula="of:=IF([.H166]&gt;0;1;0)+IF([.X166]&gt;0;1;0)+IF([.AL166]&gt;0;1;0)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19 &lt;-&gt; 10]</text:p>
          </table:table-cell>
          <table:table-cell office:value-type="float" office:value="39">
            <text:p>39</text:p>
          </table:table-cell>
          <table:table-cell office:value-type="float" office:value="2166">
            <text:p>2166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18 &lt;-&gt; 27]</text:p>
          </table:table-cell>
          <table:table-cell office:value-type="float" office:value="9">
            <text:p>9</text:p>
          </table:table-cell>
          <table:table-cell office:value-type="float" office:value="1650">
            <text:p>1650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  <table:table-cell office:value-type="float" office:value="19">
            <text:p>1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Action:</text:p>
          </table:table-cell>
          <table:table-cell office:value-type="string">
            <text:p>[7 &lt;-&gt; 15]</text:p>
          </table:table-cell>
          <table:table-cell office:value-type="float" office:value="8">
            <text:p>8</text:p>
          </table:table-cell>
          <table:table-cell office:value-type="float" office:value="2077">
            <text:p>2077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3" table:formula="of:=([.K167]+[.Y167]+[.AM167])/[.$G167]" office:value-type="float" office:value="2.66666666666667">
            <text:p>2.67</text:p>
          </table:table-cell>
          <table:table-cell table:style-name="ce3" table:formula="of:=([.L167]+[.Z167]+[.AN167])/[.$G167]" office:value-type="float" office:value="9.33333333333333">
            <text:p>9.33</text:p>
          </table:table-cell>
          <table:table-cell table:style-name="ce3" table:formula="of:=([.M167]+[.AA167]+[.AO167])/[.$G167]" office:value-type="float" office:value="21">
            <text:p>21.00</text:p>
          </table:table-cell>
          <table:table-cell table:style-name="ce3" table:formula="of:=([.P167]+[.AD167]+[.AR167])/[.$G167]" office:value-type="float" office:value="19.3333333333333">
            <text:p>19.33</text:p>
          </table:table-cell>
          <table:table-cell table:style-name="ce3" table:formula="of:=([.Q167]+[.AE167]+[.AS167])/[.$G167]" office:value-type="float" office:value="1784">
            <text:p>1784.00</text:p>
          </table:table-cell>
          <table:table-cell table:formula="of:=IF([.H167]&gt;0;1;0)+IF([.X167]&gt;0;1;0)+IF([.AL167]&gt;0;1;0)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7 &lt;-&gt; 46]</text:p>
          </table:table-cell>
          <table:table-cell office:value-type="float" office:value="39">
            <text:p>39</text:p>
          </table:table-cell>
          <table:table-cell office:value-type="float" office:value="1725">
            <text:p>1725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15 &lt;-&gt; 16]</text:p>
          </table:table-cell>
          <table:table-cell office:value-type="float" office:value="1">
            <text:p>1</text:p>
          </table:table-cell>
          <table:table-cell office:value-type="float" office:value="1645">
            <text:p>1645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0">
            <text:p>2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Action:</text:p>
          </table:table-cell>
          <table:table-cell office:value-type="string">
            <text:p>[23 &lt;-&gt; 41]</text:p>
          </table:table-cell>
          <table:table-cell office:value-type="float" office:value="18">
            <text:p>18</text:p>
          </table:table-cell>
          <table:table-cell office:value-type="float" office:value="1982">
            <text:p>198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3" table:formula="of:=([.K168]+[.Y168]+[.AM168])/[.$G168]" office:value-type="float" office:value="3">
            <text:p>3.00</text:p>
          </table:table-cell>
          <table:table-cell table:style-name="ce3" table:formula="of:=([.L168]+[.Z168]+[.AN168])/[.$G168]" office:value-type="float" office:value="10">
            <text:p>10.00</text:p>
          </table:table-cell>
          <table:table-cell table:style-name="ce3" table:formula="of:=([.M168]+[.AA168]+[.AO168])/[.$G168]" office:value-type="float" office:value="22">
            <text:p>22.00</text:p>
          </table:table-cell>
          <table:table-cell table:style-name="ce3" table:formula="of:=([.P168]+[.AD168]+[.AR168])/[.$G168]" office:value-type="float" office:value="17">
            <text:p>17.00</text:p>
          </table:table-cell>
          <table:table-cell table:style-name="ce3" table:formula="of:=([.Q168]+[.AE168]+[.AS168])/[.$G168]" office:value-type="float" office:value="1633">
            <text:p>1633.00</text:p>
          </table:table-cell>
          <table:table-cell table:formula="of:=IF([.H168]&gt;0;1;0)+IF([.X168]&gt;0;1;0)+IF([.AL168]&gt;0;1;0)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12 &lt;-&gt; 15]</text:p>
          </table:table-cell>
          <table:table-cell office:value-type="float" office:value="3">
            <text:p>3</text:p>
          </table:table-cell>
          <table:table-cell office:value-type="float" office:value="1400">
            <text:p>1400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36 &lt;-&gt; 40]</text:p>
          </table:table-cell>
          <table:table-cell office:value-type="float" office:value="4">
            <text:p>4</text:p>
          </table:table-cell>
          <table:table-cell office:value-type="float" office:value="1524">
            <text:p>1524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21">
            <text:p>2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Action:</text:p>
          </table:table-cell>
          <table:table-cell office:value-type="string">
            <text:p>[2 &lt;-&gt; 46]</text:p>
          </table:table-cell>
          <table:table-cell office:value-type="float" office:value="44">
            <text:p>44</text:p>
          </table:table-cell>
          <table:table-cell office:value-type="float" office:value="1975">
            <text:p>1975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3" table:formula="of:=([.K169]+[.Y169]+[.AM169])/[.$G169]" office:value-type="float" office:value="3.33333333333333">
            <text:p>3.33</text:p>
          </table:table-cell>
          <table:table-cell table:style-name="ce3" table:formula="of:=([.L169]+[.Z169]+[.AN169])/[.$G169]" office:value-type="float" office:value="10.6666666666667">
            <text:p>10.67</text:p>
          </table:table-cell>
          <table:table-cell table:style-name="ce3" table:formula="of:=([.M169]+[.AA169]+[.AO169])/[.$G169]" office:value-type="float" office:value="23">
            <text:p>23.00</text:p>
          </table:table-cell>
          <table:table-cell table:style-name="ce3" table:formula="of:=([.P169]+[.AD169]+[.AR169])/[.$G169]" office:value-type="float" office:value="15.3333333333333">
            <text:p>15.33</text:p>
          </table:table-cell>
          <table:table-cell table:style-name="ce3" table:formula="of:=([.Q169]+[.AE169]+[.AS169])/[.$G169]" office:value-type="float" office:value="1514">
            <text:p>1514.00</text:p>
          </table:table-cell>
          <table:table-cell table:formula="of:=IF([.H169]&gt;0;1;0)+IF([.X169]&gt;0;1;0)+IF([.AL169]&gt;0;1;0)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13 &lt;-&gt; 17]</text:p>
          </table:table-cell>
          <table:table-cell office:value-type="float" office:value="4">
            <text:p>4</text:p>
          </table:table-cell>
          <table:table-cell office:value-type="float" office:value="1331">
            <text:p>1331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33 &lt;-&gt; 26]</text:p>
          </table:table-cell>
          <table:table-cell office:value-type="float" office:value="41">
            <text:p>41</text:p>
          </table:table-cell>
          <table:table-cell office:value-type="float" office:value="1388">
            <text:p>1388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22">
            <text:p>2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Action:</text:p>
          </table:table-cell>
          <table:table-cell office:value-type="string">
            <text:p>[32 &lt;-&gt; 33]</text:p>
          </table:table-cell>
          <table:table-cell office:value-type="float" office:value="1">
            <text:p>1</text:p>
          </table:table-cell>
          <table:table-cell office:value-type="float" office:value="1823">
            <text:p>1823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3" table:formula="of:=([.K170]+[.Y170]+[.AM170])/[.$G170]" office:value-type="float" office:value="3.66666666666667">
            <text:p>3.67</text:p>
          </table:table-cell>
          <table:table-cell table:style-name="ce3" table:formula="of:=([.L170]+[.Z170]+[.AN170])/[.$G170]" office:value-type="float" office:value="11.6666666666667">
            <text:p>11.67</text:p>
          </table:table-cell>
          <table:table-cell table:style-name="ce3" table:formula="of:=([.M170]+[.AA170]+[.AO170])/[.$G170]" office:value-type="float" office:value="24">
            <text:p>24.00</text:p>
          </table:table-cell>
          <table:table-cell table:style-name="ce3" table:formula="of:=([.P170]+[.AD170]+[.AR170])/[.$G170]" office:value-type="float" office:value="4">
            <text:p>4.00</text:p>
          </table:table-cell>
          <table:table-cell table:style-name="ce3" table:formula="of:=([.Q170]+[.AE170]+[.AS170])/[.$G170]" office:value-type="float" office:value="1152.33333333333">
            <text:p>1152.33</text:p>
          </table:table-cell>
          <table:table-cell table:formula="of:=IF([.H170]&gt;0;1;0)+IF([.X170]&gt;0;1;0)+IF([.AL170]&gt;0;1;0)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26 &lt;-&gt; 32]</text:p>
          </table:table-cell>
          <table:table-cell office:value-type="float" office:value="6">
            <text:p>6</text:p>
          </table:table-cell>
          <table:table-cell office:value-type="float" office:value="1034">
            <text:p>103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12 &lt;-&gt; 14]</text:p>
          </table:table-cell>
          <table:table-cell office:value-type="float" office:value="2">
            <text:p>2</text:p>
          </table:table-cell>
          <table:table-cell office:value-type="float" office:value="1443">
            <text:p>1443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23">
            <text:p>2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Action:</text:p>
          </table:table-cell>
          <table:table-cell office:value-type="string">
            <text:p>[36 &lt;-&gt; 40]</text:p>
          </table:table-cell>
          <table:table-cell office:value-type="float" office:value="4">
            <text:p>4</text:p>
          </table:table-cell>
          <table:table-cell office:value-type="float" office:value="980">
            <text:p>980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3" table:formula="of:=([.K171]+[.Y171]+[.AM171])/[.$G171]" office:value-type="float" office:value="3.66666666666667">
            <text:p>3.67</text:p>
          </table:table-cell>
          <table:table-cell table:style-name="ce3" table:formula="of:=([.L171]+[.Z171]+[.AN171])/[.$G171]" office:value-type="float" office:value="11.6666666666667">
            <text:p>11.67</text:p>
          </table:table-cell>
          <table:table-cell table:style-name="ce3" table:formula="of:=([.M171]+[.AA171]+[.AO171])/[.$G171]" office:value-type="float" office:value="25">
            <text:p>25.00</text:p>
          </table:table-cell>
          <table:table-cell table:style-name="ce3" table:formula="of:=([.P171]+[.AD171]+[.AR171])/[.$G171]" office:value-type="float" office:value="29.3333333333333">
            <text:p>29.33</text:p>
          </table:table-cell>
          <table:table-cell table:style-name="ce3" table:formula="of:=([.Q171]+[.AE171]+[.AS171])/[.$G171]" office:value-type="float" office:value="905">
            <text:p>905.00</text:p>
          </table:table-cell>
          <table:table-cell table:formula="of:=IF([.H171]&gt;0;1;0)+IF([.X171]&gt;0;1;0)+IF([.AL171]&gt;0;1;0)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0 &lt;-&gt; 21]</text:p>
          </table:table-cell>
          <table:table-cell office:value-type="float" office:value="21">
            <text:p>21</text:p>
          </table:table-cell>
          <table:table-cell office:value-type="float" office:value="852">
            <text:p>852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35 &lt;-&gt; 9]</text:p>
          </table:table-cell>
          <table:table-cell office:value-type="float" office:value="22">
            <text:p>22</text:p>
          </table:table-cell>
          <table:table-cell office:value-type="float" office:value="1031">
            <text:p>1031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4">
            <text:p>2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Action:</text:p>
          </table:table-cell>
          <table:table-cell office:value-type="string">
            <text:p>[39 &lt;-&gt; 36]</text:p>
          </table:table-cell>
          <table:table-cell office:value-type="float" office:value="45">
            <text:p>45</text:p>
          </table:table-cell>
          <table:table-cell office:value-type="float" office:value="832">
            <text:p>832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3" table:formula="of:=([.K172]+[.Y172]+[.AM172])/[.$G172]" office:value-type="float" office:value="4.33333333333333">
            <text:p>4.33</text:p>
          </table:table-cell>
          <table:table-cell table:style-name="ce3" table:formula="of:=([.L172]+[.Z172]+[.AN172])/[.$G172]" office:value-type="float" office:value="12.3333333333333">
            <text:p>12.33</text:p>
          </table:table-cell>
          <table:table-cell table:style-name="ce3" table:formula="of:=([.M172]+[.AA172]+[.AO172])/[.$G172]" office:value-type="float" office:value="26">
            <text:p>26.00</text:p>
          </table:table-cell>
          <table:table-cell table:style-name="ce3" table:formula="of:=([.P172]+[.AD172]+[.AR172])/[.$G172]" office:value-type="float" office:value="8.33333333333333">
            <text:p>8.33</text:p>
          </table:table-cell>
          <table:table-cell table:style-name="ce3" table:formula="of:=([.Q172]+[.AE172]+[.AS172])/[.$G172]" office:value-type="float" office:value="1044.66666666667">
            <text:p>1044.67</text:p>
          </table:table-cell>
          <table:table-cell table:formula="of:=IF([.H172]&gt;0;1;0)+IF([.X172]&gt;0;1;0)+IF([.AL172]&gt;0;1;0)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18 &lt;-&gt; 40]</text:p>
          </table:table-cell>
          <table:table-cell office:value-type="float" office:value="22">
            <text:p>22</text:p>
          </table:table-cell>
          <table:table-cell office:value-type="float" office:value="958">
            <text:p>958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18 &lt;-&gt; 19]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25">
            <text:p>2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string">
            <text:p>Action:</text:p>
          </table:table-cell>
          <table:table-cell office:value-type="string">
            <text:p>[20 &lt;-&gt; 22]</text:p>
          </table:table-cell>
          <table:table-cell office:value-type="float" office:value="2">
            <text:p>2</text:p>
          </table:table-cell>
          <table:table-cell office:value-type="float" office:value="1273">
            <text:p>1273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3" table:formula="of:=([.K173]+[.Y173]+[.AM173])/[.$G173]" office:value-type="float" office:value="4.66666666666667">
            <text:p>4.67</text:p>
          </table:table-cell>
          <table:table-cell table:style-name="ce3" table:formula="of:=([.L173]+[.Z173]+[.AN173])/[.$G173]" office:value-type="float" office:value="13">
            <text:p>13.00</text:p>
          </table:table-cell>
          <table:table-cell table:style-name="ce3" table:formula="of:=([.M173]+[.AA173]+[.AO173])/[.$G173]" office:value-type="float" office:value="27">
            <text:p>27.00</text:p>
          </table:table-cell>
          <table:table-cell table:style-name="ce3" table:formula="of:=([.P173]+[.AD173]+[.AR173])/[.$G173]" office:value-type="float" office:value="11.6666666666667">
            <text:p>11.67</text:p>
          </table:table-cell>
          <table:table-cell table:style-name="ce3" table:formula="of:=([.Q173]+[.AE173]+[.AS173])/[.$G173]" office:value-type="float" office:value="948.333333333333">
            <text:p>948.33</text:p>
          </table:table-cell>
          <table:table-cell table:formula="of:=IF([.H173]&gt;0;1;0)+IF([.X173]&gt;0;1;0)+IF([.AL173]&gt;0;1;0)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20 &lt;-&gt; 41]</text:p>
          </table:table-cell>
          <table:table-cell office:value-type="float" office:value="21">
            <text:p>21</text:p>
          </table:table-cell>
          <table:table-cell office:value-type="float" office:value="1232">
            <text:p>1232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14 &lt;-&gt; 16]</text:p>
          </table:table-cell>
          <table:table-cell office:value-type="float" office:value="2">
            <text:p>2</text:p>
          </table:table-cell>
          <table:table-cell office:value-type="float" office:value="717">
            <text:p>717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26">
            <text:p>2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Action:</text:p>
          </table:table-cell>
          <table:table-cell office:value-type="string">
            <text:p>[4 &lt;-&gt; 16]</text:p>
          </table:table-cell>
          <table:table-cell office:value-type="float" office:value="12">
            <text:p>12</text:p>
          </table:table-cell>
          <table:table-cell office:value-type="float" office:value="896">
            <text:p>896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3" table:formula="of:=([.K174]+[.Y174]+[.AM174])/[.$G174]" office:value-type="float" office:value="5.33333333333333">
            <text:p>5.33</text:p>
          </table:table-cell>
          <table:table-cell table:style-name="ce3" table:formula="of:=([.L174]+[.Z174]+[.AN174])/[.$G174]" office:value-type="float" office:value="13.6666666666667">
            <text:p>13.67</text:p>
          </table:table-cell>
          <table:table-cell table:style-name="ce3" table:formula="of:=([.M174]+[.AA174]+[.AO174])/[.$G174]" office:value-type="float" office:value="28">
            <text:p>28.00</text:p>
          </table:table-cell>
          <table:table-cell table:style-name="ce3" table:formula="of:=([.P174]+[.AD174]+[.AR174])/[.$G174]" office:value-type="float" office:value="7.33333333333333">
            <text:p>7.33</text:p>
          </table:table-cell>
          <table:table-cell table:style-name="ce3" table:formula="of:=([.Q174]+[.AE174]+[.AS174])/[.$G174]" office:value-type="float" office:value="692.333333333333">
            <text:p>692.33</text:p>
          </table:table-cell>
          <table:table-cell table:formula="of:=IF([.H174]&gt;0;1;0)+IF([.X174]&gt;0;1;0)+IF([.AL174]&gt;0;1;0)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34 &lt;-&gt; 36]</text:p>
          </table:table-cell>
          <table:table-cell office:value-type="float" office:value="2">
            <text:p>2</text:p>
          </table:table-cell>
          <table:table-cell office:value-type="float" office:value="755">
            <text:p>755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35 &lt;-&gt; 5]</text:p>
          </table:table-cell>
          <table:table-cell office:value-type="float" office:value="18">
            <text:p>18</text:p>
          </table:table-cell>
          <table:table-cell office:value-type="float" office:value="607">
            <text:p>607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7">
            <text:p>2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Action:</text:p>
          </table:table-cell>
          <table:table-cell office:value-type="string">
            <text:p>[38 &lt;-&gt; 40]</text:p>
          </table:table-cell>
          <table:table-cell office:value-type="float" office:value="2">
            <text:p>2</text:p>
          </table:table-cell>
          <table:table-cell office:value-type="float" office:value="715">
            <text:p>715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3" table:formula="of:=([.K175]+[.Y175]+[.AM175])/[.$G175]" office:value-type="float" office:value="5.33333333333333">
            <text:p>5.33</text:p>
          </table:table-cell>
          <table:table-cell table:style-name="ce3" table:formula="of:=([.L175]+[.Z175]+[.AN175])/[.$G175]" office:value-type="float" office:value="13.6666666666667">
            <text:p>13.67</text:p>
          </table:table-cell>
          <table:table-cell table:style-name="ce3" table:formula="of:=([.M175]+[.AA175]+[.AO175])/[.$G175]" office:value-type="float" office:value="29">
            <text:p>29.00</text:p>
          </table:table-cell>
          <table:table-cell table:style-name="ce3" table:formula="of:=([.P175]+[.AD175]+[.AR175])/[.$G175]" office:value-type="float" office:value="37.6666666666667">
            <text:p>37.67</text:p>
          </table:table-cell>
          <table:table-cell table:style-name="ce3" table:formula="of:=([.Q175]+[.AE175]+[.AS175])/[.$G175]" office:value-type="float" office:value="850">
            <text:p>850.00</text:p>
          </table:table-cell>
          <table:table-cell table:formula="of:=IF([.H175]&gt;0;1;0)+IF([.X175]&gt;0;1;0)+IF([.AL175]&gt;0;1;0)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4 &lt;-&gt; 24]</text:p>
          </table:table-cell>
          <table:table-cell office:value-type="float" office:value="28">
            <text:p>28</text:p>
          </table:table-cell>
          <table:table-cell office:value-type="float" office:value="751">
            <text:p>751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0 &lt;-&gt; 34]</text:p>
          </table:table-cell>
          <table:table-cell office:value-type="float" office:value="42">
            <text:p>42</text:p>
          </table:table-cell>
          <table:table-cell office:value-type="float" office:value="1030">
            <text:p>1030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8">
            <text:p>2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Action:</text:p>
          </table:table-cell>
          <table:table-cell office:value-type="string">
            <text:p>[40 &lt;-&gt; 35]</text:p>
          </table:table-cell>
          <table:table-cell office:value-type="float" office:value="43">
            <text:p>43</text:p>
          </table:table-cell>
          <table:table-cell office:value-type="float" office:value="769">
            <text:p>769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3" table:formula="of:=([.K176]+[.Y176]+[.AM176])/[.$G176]" office:value-type="float" office:value="5.33333333333333">
            <text:p>5.33</text:p>
          </table:table-cell>
          <table:table-cell table:style-name="ce3" table:formula="of:=([.L176]+[.Z176]+[.AN176])/[.$G176]" office:value-type="float" office:value="13.6666666666667">
            <text:p>13.67</text:p>
          </table:table-cell>
          <table:table-cell table:style-name="ce3" table:formula="of:=([.M176]+[.AA176]+[.AO176])/[.$G176]" office:value-type="float" office:value="30">
            <text:p>30.00</text:p>
          </table:table-cell>
          <table:table-cell table:style-name="ce3" table:formula="of:=([.P176]+[.AD176]+[.AR176])/[.$G176]" office:value-type="float" office:value="32">
            <text:p>32.00</text:p>
          </table:table-cell>
          <table:table-cell table:style-name="ce3" table:formula="of:=([.Q176]+[.AE176]+[.AS176])/[.$G176]" office:value-type="float" office:value="865.666666666667">
            <text:p>865.67</text:p>
          </table:table-cell>
          <table:table-cell table:formula="of:=IF([.H176]&gt;0;1;0)+IF([.X176]&gt;0;1;0)+IF([.AL176]&gt;0;1;0)"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20 &lt;-&gt; 4]</text:p>
          </table:table-cell>
          <table:table-cell office:value-type="float" office:value="32">
            <text:p>32</text:p>
          </table:table-cell>
          <table:table-cell office:value-type="float" office:value="691">
            <text:p>691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15 &lt;-&gt; 43]</text:p>
          </table:table-cell>
          <table:table-cell office:value-type="float" office:value="28">
            <text:p>28</text:p>
          </table:table-cell>
          <table:table-cell office:value-type="float" office:value="1162">
            <text:p>1162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29">
            <text:p>2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Action:</text:p>
          </table:table-cell>
          <table:table-cell office:value-type="string">
            <text:p>[24 &lt;-&gt; 12]</text:p>
          </table:table-cell>
          <table:table-cell office:value-type="float" office:value="36">
            <text:p>36</text:p>
          </table:table-cell>
          <table:table-cell office:value-type="float" office:value="744">
            <text:p>744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3" table:formula="of:=([.K177]+[.Y177]+[.AM177])/[.$G177]" office:value-type="float" office:value="5.33333333333333">
            <text:p>5.33</text:p>
          </table:table-cell>
          <table:table-cell table:style-name="ce3" table:formula="of:=([.L177]+[.Z177]+[.AN177])/[.$G177]" office:value-type="float" office:value="13.6666666666667">
            <text:p>13.67</text:p>
          </table:table-cell>
          <table:table-cell table:style-name="ce3" table:formula="of:=([.M177]+[.AA177]+[.AO177])/[.$G177]" office:value-type="float" office:value="31">
            <text:p>31.00</text:p>
          </table:table-cell>
          <table:table-cell table:style-name="ce3" table:formula="of:=([.P177]+[.AD177]+[.AR177])/[.$G177]" office:value-type="float" office:value="27">
            <text:p>27.00</text:p>
          </table:table-cell>
          <table:table-cell table:style-name="ce3" table:formula="of:=([.Q177]+[.AE177]+[.AS177])/[.$G177]" office:value-type="float" office:value="961.333333333333">
            <text:p>961.33</text:p>
          </table:table-cell>
          <table:table-cell table:formula="of:=IF([.H177]&gt;0;1;0)+IF([.X177]&gt;0;1;0)+IF([.AL177]&gt;0;1;0)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21 &lt;-&gt; 4]</text:p>
          </table:table-cell>
          <table:table-cell office:value-type="float" office:value="31">
            <text:p>31</text:p>
          </table:table-cell>
          <table:table-cell office:value-type="float" office:value="724">
            <text:p>724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45 &lt;-&gt; 15]</text:p>
          </table:table-cell>
          <table:table-cell office:value-type="float" office:value="18">
            <text:p>18</text:p>
          </table:table-cell>
          <table:table-cell office:value-type="float" office:value="1452">
            <text:p>1452</text:p>
          </table:table-cell>
          <table:table-cell office:value-type="string">
            <text:p>Stats:</text:p>
          </table:table-cell>
          <table:table-cell office:value-type="float" office:value="5">
            <text:p>5</text:p>
          </table:table-cell>
          <table:table-cell office:value-type="float" office:value="2299">
            <text:p>2299</text:p>
          </table:table-cell>
          <table:table-cell office:value-type="float" office:value="0.00217014">
            <text:p>0.00217014</text:p>
          </table:table-cell>
          <table:table-cell office:value-type="float" office:value="30">
            <text:p>3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Action:</text:p>
          </table:table-cell>
          <table:table-cell office:value-type="string">
            <text:p>[27 &lt;-&gt; 11]</text:p>
          </table:table-cell>
          <table:table-cell office:value-type="float" office:value="32">
            <text:p>32</text:p>
          </table:table-cell>
          <table:table-cell office:value-type="float" office:value="708">
            <text:p>708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3" table:formula="of:=([.K178]+[.Y178]+[.AM178])/[.$G178]" office:value-type="float" office:value="5.66666666666667">
            <text:p>5.67</text:p>
          </table:table-cell>
          <table:table-cell table:style-name="ce3" table:formula="of:=([.L178]+[.Z178]+[.AN178])/[.$G178]" office:value-type="float" office:value="14.3333333333333">
            <text:p>14.33</text:p>
          </table:table-cell>
          <table:table-cell table:style-name="ce3" table:formula="of:=([.M178]+[.AA178]+[.AO178])/[.$G178]" office:value-type="float" office:value="32">
            <text:p>32.00</text:p>
          </table:table-cell>
          <table:table-cell table:style-name="ce3" table:formula="of:=([.P178]+[.AD178]+[.AR178])/[.$G178]" office:value-type="float" office:value="11.6666666666667">
            <text:p>11.67</text:p>
          </table:table-cell>
          <table:table-cell table:style-name="ce3" table:formula="of:=([.Q178]+[.AE178]+[.AS178])/[.$G178]" office:value-type="float" office:value="676.333333333333">
            <text:p>676.33</text:p>
          </table:table-cell>
          <table:table-cell table:formula="of:=IF([.H178]&gt;0;1;0)+IF([.X178]&gt;0;1;0)+IF([.AL178]&gt;0;1;0)"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30 &lt;-&gt; 34]</text:p>
          </table:table-cell>
          <table:table-cell office:value-type="float" office:value="4">
            <text:p>4</text:p>
          </table:table-cell>
          <table:table-cell office:value-type="float" office:value="686">
            <text:p>68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19 &lt;-&gt; 21]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31">
            <text:p>3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string">
            <text:p>Action:</text:p>
          </table:table-cell>
          <table:table-cell office:value-type="string">
            <text:p>[27 &lt;-&gt; 8]</text:p>
          </table:table-cell>
          <table:table-cell office:value-type="float" office:value="29">
            <text:p>29</text:p>
          </table:table-cell>
          <table:table-cell office:value-type="float" office:value="847">
            <text:p>847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3" table:formula="of:=([.K179]+[.Y179]+[.AM179])/[.$G179]" office:value-type="float" office:value="6.33333333333333">
            <text:p>6.33</text:p>
          </table:table-cell>
          <table:table-cell table:style-name="ce3" table:formula="of:=([.L179]+[.Z179]+[.AN179])/[.$G179]" office:value-type="float" office:value="15">
            <text:p>15.00</text:p>
          </table:table-cell>
          <table:table-cell table:style-name="ce3" table:formula="of:=([.M179]+[.AA179]+[.AO179])/[.$G179]" office:value-type="float" office:value="33">
            <text:p>33.00</text:p>
          </table:table-cell>
          <table:table-cell table:style-name="ce3" table:formula="of:=([.P179]+[.AD179]+[.AR179])/[.$G179]" office:value-type="float" office:value="16">
            <text:p>16.00</text:p>
          </table:table-cell>
          <table:table-cell table:style-name="ce3" table:formula="of:=([.Q179]+[.AE179]+[.AS179])/[.$G179]" office:value-type="float" office:value="588.666666666667">
            <text:p>588.67</text:p>
          </table:table-cell>
          <table:table-cell table:formula="of:=IF([.H179]&gt;0;1;0)+IF([.X179]&gt;0;1;0)+IF([.AL179]&gt;0;1;0)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2 &lt;-&gt; 46]</text:p>
          </table:table-cell>
          <table:table-cell office:value-type="float" office:value="44">
            <text:p>44</text:p>
          </table:table-cell>
          <table:table-cell office:value-type="float" office:value="593">
            <text:p>593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31 &lt;-&gt; 33]</text:p>
          </table:table-cell>
          <table:table-cell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2">
            <text:p>3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Action:</text:p>
          </table:table-cell>
          <table:table-cell office:value-type="string">
            <text:p>[8 &lt;-&gt; 10]</text:p>
          </table:table-cell>
          <table:table-cell office:value-type="float" office:value="2">
            <text:p>2</text:p>
          </table:table-cell>
          <table:table-cell office:value-type="float" office:value="682">
            <text:p>682</text:p>
          </table:table-cell>
          <table:table-cell office:value-type="string">
            <text:p>Stats:</text:p>
          </table:table-cell>
          <table:table-cell office:value-type="float" office:value="6">
            <text:p>6</text:p>
          </table:table-cell>
          <table:table-cell office:value-type="float" office:value="2298">
            <text:p>2298</text:p>
          </table:table-cell>
          <table:table-cell office:value-type="float" office:value="0.00260417">
            <text:p>0.0026041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3" table:formula="of:=([.K180]+[.Y180]+[.AM180])/[.$G180]" office:value-type="float" office:value="6.66666666666667">
            <text:p>6.67</text:p>
          </table:table-cell>
          <table:table-cell table:style-name="ce3" table:formula="of:=([.L180]+[.Z180]+[.AN180])/[.$G180]" office:value-type="float" office:value="15.3333333333333">
            <text:p>15.33</text:p>
          </table:table-cell>
          <table:table-cell table:style-name="ce3" table:formula="of:=([.M180]+[.AA180]+[.AO180])/[.$G180]" office:value-type="float" office:value="34">
            <text:p>34.00</text:p>
          </table:table-cell>
          <table:table-cell table:style-name="ce3" table:formula="of:=([.P180]+[.AD180]+[.AR180])/[.$G180]" office:value-type="float" office:value="29.6666666666667">
            <text:p>29.67</text:p>
          </table:table-cell>
          <table:table-cell table:style-name="ce3" table:formula="of:=([.Q180]+[.AE180]+[.AS180])/[.$G180]" office:value-type="float" office:value="766.333333333333">
            <text:p>766.33</text:p>
          </table:table-cell>
          <table:table-cell table:formula="of:=IF([.H180]&gt;0;1;0)+IF([.X180]&gt;0;1;0)+IF([.AL180]&gt;0;1;0)"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38 &lt;-&gt; 39]</text:p>
          </table:table-cell>
          <table:table-cell office:value-type="float" office:value="1">
            <text:p>1</text:p>
          </table:table-cell>
          <table:table-cell office:value-type="float" office:value="1474">
            <text:p>147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33 &lt;-&gt; 28]</text:p>
          </table:table-cell>
          <table:table-cell office:value-type="float" office:value="43">
            <text:p>43</text:p>
          </table:table-cell>
          <table:table-cell office:value-type="float" office:value="238">
            <text:p>238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3">
            <text:p>3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string">
            <text:p>Action:</text:p>
          </table:table-cell>
          <table:table-cell office:value-type="string">
            <text:p>[44 &lt;-&gt; 41]</text:p>
          </table:table-cell>
          <table:table-cell office:value-type="float" office:value="45">
            <text:p>45</text:p>
          </table:table-cell>
          <table:table-cell office:value-type="float" office:value="587">
            <text:p>587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3" table:formula="of:=([.K181]+[.Y181]+[.AM181])/[.$G181]" office:value-type="float" office:value="7.66666666666667">
            <text:p>7.67</text:p>
          </table:table-cell>
          <table:table-cell table:style-name="ce3" table:formula="of:=([.L181]+[.Z181]+[.AN181])/[.$G181]" office:value-type="float" office:value="16.3333333333333">
            <text:p>16.33</text:p>
          </table:table-cell>
          <table:table-cell table:style-name="ce3" table:formula="of:=([.M181]+[.AA181]+[.AO181])/[.$G181]" office:value-type="float" office:value="35">
            <text:p>35.00</text:p>
          </table:table-cell>
          <table:table-cell table:style-name="ce3" table:formula="of:=([.P181]+[.AD181]+[.AR181])/[.$G181]" office:value-type="float" office:value="1">
            <text:p>1.00</text:p>
          </table:table-cell>
          <table:table-cell table:style-name="ce3" table:formula="of:=([.Q181]+[.AE181]+[.AS181])/[.$G181]" office:value-type="float" office:value="795.333333333333">
            <text:p>795.33</text:p>
          </table:table-cell>
          <table:table-cell table:formula="of:=IF([.H181]&gt;0;1;0)+IF([.X181]&gt;0;1;0)+IF([.AL181]&gt;0;1;0)"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47 &lt;-&gt; 0]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19 &lt;-&gt; 20]</text:p>
          </table:table-cell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34">
            <text:p>3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Action:</text:p>
          </table:table-cell>
          <table:table-cell office:value-type="string">
            <text:p>[21 &lt;-&gt; 22]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3" table:formula="of:=([.K182]+[.Y182]+[.AM182])/[.$G182]" office:value-type="float" office:value="8">
            <text:p>8.00</text:p>
          </table:table-cell>
          <table:table-cell table:style-name="ce3" table:formula="of:=([.L182]+[.Z182]+[.AN182])/[.$G182]" office:value-type="float" office:value="16.6666666666667">
            <text:p>16.67</text:p>
          </table:table-cell>
          <table:table-cell table:style-name="ce3" table:formula="of:=([.M182]+[.AA182]+[.AO182])/[.$G182]" office:value-type="float" office:value="36">
            <text:p>36.00</text:p>
          </table:table-cell>
          <table:table-cell table:style-name="ce3" table:formula="of:=([.P182]+[.AD182]+[.AR182])/[.$G182]" office:value-type="float" office:value="28.3333333333333">
            <text:p>28.33</text:p>
          </table:table-cell>
          <table:table-cell table:style-name="ce3" table:formula="of:=([.Q182]+[.AE182]+[.AS182])/[.$G182]" office:value-type="float" office:value="493">
            <text:p>493.00</text:p>
          </table:table-cell>
          <table:table-cell table:formula="of:=IF([.H182]&gt;0;1;0)+IF([.X182]&gt;0;1;0)+IF([.AL182]&gt;0;1;0)"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41 &lt;-&gt; 38]</text:p>
          </table:table-cell>
          <table:table-cell office:value-type="float" office:value="45">
            <text:p>45</text:p>
          </table:table-cell>
          <table:table-cell office:value-type="float" office:value="554">
            <text:p>55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12 &lt;-&gt; 2]</text:p>
          </table:table-cell>
          <table:table-cell office:value-type="float" office:value="38">
            <text:p>38</text:p>
          </table:table-cell>
          <table:table-cell office:value-type="float" office:value="515">
            <text:p>515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35">
            <text:p>3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Action:</text:p>
          </table:table-cell>
          <table:table-cell office:value-type="string">
            <text:p>[1 &lt;-&gt; 3]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3" table:formula="of:=([.K183]+[.Y183]+[.AM183])/[.$G183]" office:value-type="float" office:value="8.66666666666667">
            <text:p>8.67</text:p>
          </table:table-cell>
          <table:table-cell table:style-name="ce3" table:formula="of:=([.L183]+[.Z183]+[.AN183])/[.$G183]" office:value-type="float" office:value="17.6666666666667">
            <text:p>17.67</text:p>
          </table:table-cell>
          <table:table-cell table:style-name="ce3" table:formula="of:=([.M183]+[.AA183]+[.AO183])/[.$G183]" office:value-type="float" office:value="37">
            <text:p>37.00</text:p>
          </table:table-cell>
          <table:table-cell table:style-name="ce3" table:formula="of:=([.P183]+[.AD183]+[.AR183])/[.$G183]" office:value-type="float" office:value="5.33333333333333">
            <text:p>5.33</text:p>
          </table:table-cell>
          <table:table-cell table:style-name="ce3" table:formula="of:=([.Q183]+[.AE183]+[.AS183])/[.$G183]" office:value-type="float" office:value="439">
            <text:p>439.00</text:p>
          </table:table-cell>
          <table:table-cell table:formula="of:=IF([.H183]&gt;0;1;0)+IF([.X183]&gt;0;1;0)+IF([.AL183]&gt;0;1;0)"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9 &lt;-&gt; 23]</text:p>
          </table:table-cell>
          <table:table-cell office:value-type="float" office:value="14">
            <text:p>14</text:p>
          </table:table-cell>
          <table:table-cell office:value-type="float" office:value="448">
            <text:p>44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11 &lt;-&gt; 12]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36">
            <text:p>3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Action:</text:p>
          </table:table-cell>
          <table:table-cell office:value-type="string">
            <text:p>[32 &lt;-&gt; 33]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3" table:formula="of:=([.K184]+[.Y184]+[.AM184])/[.$G184]" office:value-type="float" office:value="8.66666666666667">
            <text:p>8.67</text:p>
          </table:table-cell>
          <table:table-cell table:style-name="ce3" table:formula="of:=([.L184]+[.Z184]+[.AN184])/[.$G184]" office:value-type="float" office:value="18.3333333333333">
            <text:p>18.33</text:p>
          </table:table-cell>
          <table:table-cell table:style-name="ce3" table:formula="of:=([.M184]+[.AA184]+[.AO184])/[.$G184]" office:value-type="float" office:value="38">
            <text:p>38.00</text:p>
          </table:table-cell>
          <table:table-cell table:style-name="ce3" table:formula="of:=([.P184]+[.AD184]+[.AR184])/[.$G184]" office:value-type="float" office:value="16">
            <text:p>16.00</text:p>
          </table:table-cell>
          <table:table-cell table:style-name="ce3" table:formula="of:=([.Q184]+[.AE184]+[.AS184])/[.$G184]" office:value-type="float" office:value="638">
            <text:p>638.00</text:p>
          </table:table-cell>
          <table:table-cell table:formula="of:=IF([.H184]&gt;0;1;0)+IF([.X184]&gt;0;1;0)+IF([.AL184]&gt;0;1;0)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24 &lt;-&gt; 9]</text:p>
          </table:table-cell>
          <table:table-cell office:value-type="float" office:value="33">
            <text:p>33</text:p>
          </table:table-cell>
          <table:table-cell office:value-type="float" office:value="1131">
            <text:p>1131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3 &lt;-&gt; 10]</text:p>
          </table:table-cell>
          <table:table-cell office:value-type="float" office:value="7">
            <text:p>7</text:p>
          </table:table-cell>
          <table:table-cell office:value-type="float" office:value="514">
            <text:p>514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7">
            <text:p>3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Action:</text:p>
          </table:table-cell>
          <table:table-cell office:value-type="string">
            <text:p>[45 &lt;-&gt; 5]</text:p>
          </table:table-cell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3" table:formula="of:=([.K185]+[.Y185]+[.AM185])/[.$G185]" office:value-type="float" office:value="8.66666666666667">
            <text:p>8.67</text:p>
          </table:table-cell>
          <table:table-cell table:style-name="ce3" table:formula="of:=([.L185]+[.Z185]+[.AN185])/[.$G185]" office:value-type="float" office:value="19">
            <text:p>19.00</text:p>
          </table:table-cell>
          <table:table-cell table:style-name="ce3" table:formula="of:=([.M185]+[.AA185]+[.AO185])/[.$G185]" office:value-type="float" office:value="39">
            <text:p>39.00</text:p>
          </table:table-cell>
          <table:table-cell table:style-name="ce3" table:formula="of:=([.P185]+[.AD185]+[.AR185])/[.$G185]" office:value-type="float" office:value="21.3333333333333">
            <text:p>21.33</text:p>
          </table:table-cell>
          <table:table-cell table:style-name="ce3" table:formula="of:=([.Q185]+[.AE185]+[.AS185])/[.$G185]" office:value-type="float" office:value="675.333333333333">
            <text:p>675.33</text:p>
          </table:table-cell>
          <table:table-cell table:formula="of:=IF([.H185]&gt;0;1;0)+IF([.X185]&gt;0;1;0)+IF([.AL185]&gt;0;1;0)"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15 &lt;-&gt; 21]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6 &lt;-&gt; 2]</text:p>
          </table:table-cell>
          <table:table-cell office:value-type="float" office:value="44">
            <text:p>44</text:p>
          </table:table-cell>
          <table:table-cell office:value-type="float" office:value="545">
            <text:p>545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38">
            <text:p>3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string">
            <text:p>Action:</text:p>
          </table:table-cell>
          <table:table-cell office:value-type="string">
            <text:p>[36 &lt;-&gt; 2]</text:p>
          </table:table-cell>
          <table:table-cell office:value-type="float" office:value="14">
            <text:p>14</text:p>
          </table:table-cell>
          <table:table-cell office:value-type="float" office:value="1346">
            <text:p>1346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3" table:formula="of:=([.K186]+[.Y186]+[.AM186])/[.$G186]" office:value-type="float" office:value="8.66666666666667">
            <text:p>8.67</text:p>
          </table:table-cell>
          <table:table-cell table:style-name="ce3" table:formula="of:=([.L186]+[.Z186]+[.AN186])/[.$G186]" office:value-type="float" office:value="19.6666666666667">
            <text:p>19.67</text:p>
          </table:table-cell>
          <table:table-cell table:style-name="ce3" table:formula="of:=([.M186]+[.AA186]+[.AO186])/[.$G186]" office:value-type="float" office:value="40">
            <text:p>40.00</text:p>
          </table:table-cell>
          <table:table-cell table:style-name="ce3" table:formula="of:=([.P186]+[.AD186]+[.AR186])/[.$G186]" office:value-type="float" office:value="19.6666666666667">
            <text:p>19.67</text:p>
          </table:table-cell>
          <table:table-cell table:style-name="ce3" table:formula="of:=([.Q186]+[.AE186]+[.AS186])/[.$G186]" office:value-type="float" office:value="311.333333333333">
            <text:p>311.33</text:p>
          </table:table-cell>
          <table:table-cell table:formula="of:=IF([.H186]&gt;0;1;0)+IF([.X186]&gt;0;1;0)+IF([.AL186]&gt;0;1;0)"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44 &lt;-&gt; 31]</text:p>
          </table:table-cell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20 &lt;-&gt; 32]</text:p>
          </table:table-cell>
          <table:table-cell office:value-type="float" office:value="12">
            <text:p>12</text:p>
          </table:table-cell>
          <table:table-cell office:value-type="float" office:value="443">
            <text:p>443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39">
            <text:p>3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Action:</text:p>
          </table:table-cell>
          <table:table-cell office:value-type="string">
            <text:p>[41 &lt;-&gt; 5]</text:p>
          </table:table-cell>
          <table:table-cell office:value-type="float" office:value="12">
            <text:p>12</text:p>
          </table:table-cell>
          <table:table-cell office:value-type="float" office:value="377">
            <text:p>377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3" table:formula="of:=([.K187]+[.Y187]+[.AM187])/[.$G187]" office:value-type="float" office:value="9">
            <text:p>9.00</text:p>
          </table:table-cell>
          <table:table-cell table:style-name="ce3" table:formula="of:=([.L187]+[.Z187]+[.AN187])/[.$G187]" office:value-type="float" office:value="20.6666666666667">
            <text:p>20.67</text:p>
          </table:table-cell>
          <table:table-cell table:style-name="ce3" table:formula="of:=([.M187]+[.AA187]+[.AO187])/[.$G187]" office:value-type="float" office:value="41">
            <text:p>41.00</text:p>
          </table:table-cell>
          <table:table-cell table:style-name="ce3" table:formula="of:=([.P187]+[.AD187]+[.AR187])/[.$G187]" office:value-type="float" office:value="6">
            <text:p>6.00</text:p>
          </table:table-cell>
          <table:table-cell table:style-name="ce3" table:formula="of:=([.Q187]+[.AE187]+[.AS187])/[.$G187]" office:value-type="float" office:value="226.333333333333">
            <text:p>226.33</text:p>
          </table:table-cell>
          <table:table-cell table:formula="of:=IF([.H187]&gt;0;1;0)+IF([.X187]&gt;0;1;0)+IF([.AL187]&gt;0;1;0)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32 &lt;-&gt; 40]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6 &lt;-&gt; 8]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40">
            <text:p>4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string">
            <text:p>Action:</text:p>
          </table:table-cell>
          <table:table-cell office:value-type="string">
            <text:p>[14 &lt;-&gt; 22]</text:p>
          </table:table-cell>
          <table:table-cell office:value-type="float" office:value="8">
            <text:p>8</text:p>
          </table:table-cell>
          <table:table-cell office:value-type="float" office:value="248">
            <text:p>248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3" table:formula="of:=([.K188]+[.Y188]+[.AM188])/[.$G188]" office:value-type="float" office:value="10">
            <text:p>10.00</text:p>
          </table:table-cell>
          <table:table-cell table:style-name="ce3" table:formula="of:=([.L188]+[.Z188]+[.AN188])/[.$G188]" office:value-type="float" office:value="21.6666666666667">
            <text:p>21.67</text:p>
          </table:table-cell>
          <table:table-cell table:style-name="ce3" table:formula="of:=([.M188]+[.AA188]+[.AO188])/[.$G188]" office:value-type="float" office:value="42">
            <text:p>42.00</text:p>
          </table:table-cell>
          <table:table-cell table:style-name="ce3" table:formula="of:=([.P188]+[.AD188]+[.AR188])/[.$G188]" office:value-type="float" office:value="2">
            <text:p>2.00</text:p>
          </table:table-cell>
          <table:table-cell table:style-name="ce3" table:formula="of:=([.Q188]+[.AE188]+[.AS188])/[.$G188]" office:value-type="float" office:value="227.666666666667">
            <text:p>227.67</text:p>
          </table:table-cell>
          <table:table-cell table:formula="of:=IF([.H188]&gt;0;1;0)+IF([.X188]&gt;0;1;0)+IF([.AL188]&gt;0;1;0)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30 &lt;-&gt; 31]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5 &lt;-&gt; 8]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41">
            <text:p>41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Action:</text:p>
          </table:table-cell>
          <table:table-cell office:value-type="string">
            <text:p>[29 &lt;-&gt; 31]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3" table:formula="of:=([.K189]+[.Y189]+[.AM189])/[.$G189]" office:value-type="float" office:value="11">
            <text:p>11.00</text:p>
          </table:table-cell>
          <table:table-cell table:style-name="ce3" table:formula="of:=([.L189]+[.Z189]+[.AN189])/[.$G189]" office:value-type="float" office:value="22.6666666666667">
            <text:p>22.67</text:p>
          </table:table-cell>
          <table:table-cell table:style-name="ce3" table:formula="of:=([.M189]+[.AA189]+[.AO189])/[.$G189]" office:value-type="float" office:value="43">
            <text:p>43.00</text:p>
          </table:table-cell>
          <table:table-cell table:style-name="ce3" table:formula="of:=([.P189]+[.AD189]+[.AR189])/[.$G189]" office:value-type="float" office:value="2">
            <text:p>2.00</text:p>
          </table:table-cell>
          <table:table-cell table:style-name="ce3" table:formula="of:=([.Q189]+[.AE189]+[.AS189])/[.$G189]" office:value-type="float" office:value="149.666666666667">
            <text:p>149.67</text:p>
          </table:table-cell>
          <table:table-cell table:formula="of:=IF([.H189]&gt;0;1;0)+IF([.X189]&gt;0;1;0)+IF([.AL189]&gt;0;1;0)"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8 &lt;-&gt; 11]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14 &lt;-&gt; 15]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42">
            <text:p>42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string">
            <text:p>Action:</text:p>
          </table:table-cell>
          <table:table-cell office:value-type="string">
            <text:p>[28 &lt;-&gt; 30]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3" table:formula="of:=([.K190]+[.Y190]+[.AM190])/[.$G190]" office:value-type="float" office:value="11.3333333333333">
            <text:p>11.33</text:p>
          </table:table-cell>
          <table:table-cell table:style-name="ce3" table:formula="of:=([.L190]+[.Z190]+[.AN190])/[.$G190]" office:value-type="float" office:value="23">
            <text:p>23.00</text:p>
          </table:table-cell>
          <table:table-cell table:style-name="ce3" table:formula="of:=([.M190]+[.AA190]+[.AO190])/[.$G190]" office:value-type="float" office:value="44">
            <text:p>44.00</text:p>
          </table:table-cell>
          <table:table-cell table:style-name="ce3" table:formula="of:=([.P190]+[.AD190]+[.AR190])/[.$G190]" office:value-type="float" office:value="27">
            <text:p>27.00</text:p>
          </table:table-cell>
          <table:table-cell table:style-name="ce3" table:formula="of:=([.Q190]+[.AE190]+[.AS190])/[.$G190]" office:value-type="float" office:value="122.666666666667">
            <text:p>122.67</text:p>
          </table:table-cell>
          <table:table-cell table:formula="of:=IF([.H190]&gt;0;1;0)+IF([.X190]&gt;0;1;0)+IF([.AL190]&gt;0;1;0)"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8 &lt;-&gt; 9]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Stats:</text:p>
          </table:table-cell>
          <table:table-cell office:value-type="float" office:value="4">
            <text:p>4</text:p>
          </table:table-cell>
          <table:table-cell office:value-type="float" office:value="2300">
            <text:p>2300</text:p>
          </table:table-cell>
          <table:table-cell office:value-type="float" office:value="0.00173611">
            <text:p>0.00173611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32 &lt;-&gt; 20]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43">
            <text:p>43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string">
            <text:p>Action:</text:p>
          </table:table-cell>
          <table:table-cell office:value-type="string">
            <text:p>[30 &lt;-&gt; 26]</text:p>
          </table:table-cell>
          <table:table-cell office:value-type="float" office:value="44">
            <text:p>44</text:p>
          </table:table-cell>
          <table:table-cell office:value-type="float" office:value="269">
            <text:p>269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3" table:formula="of:=([.K191]+[.Y191]+[.AM191])/[.$G191]" office:value-type="float" office:value="12">
            <text:p>12.00</text:p>
          </table:table-cell>
          <table:table-cell table:style-name="ce3" table:formula="of:=([.L191]+[.Z191]+[.AN191])/[.$G191]" office:value-type="float" office:value="24">
            <text:p>24.00</text:p>
          </table:table-cell>
          <table:table-cell table:style-name="ce3" table:formula="of:=([.M191]+[.AA191]+[.AO191])/[.$G191]" office:value-type="float" office:value="45">
            <text:p>45.00</text:p>
          </table:table-cell>
          <table:table-cell table:style-name="ce3" table:formula="of:=([.P191]+[.AD191]+[.AR191])/[.$G191]" office:value-type="float" office:value="3.66666666666667">
            <text:p>3.67</text:p>
          </table:table-cell>
          <table:table-cell table:style-name="ce3" table:formula="of:=([.Q191]+[.AE191]+[.AS191])/[.$G191]" office:value-type="float" office:value="61.3333333333333">
            <text:p>61.33</text:p>
          </table:table-cell>
          <table:table-cell table:formula="of:=IF([.H191]&gt;0;1;0)+IF([.X191]&gt;0;1;0)+IF([.AL191]&gt;0;1;0)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47 &lt;-&gt; 0]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22 &lt;-&gt; 31]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44">
            <text:p>44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string">
            <text:p>Action:</text:p>
          </table:table-cell>
          <table:table-cell office:value-type="string">
            <text:p>[46 &lt;-&gt; 47]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3" table:formula="of:=([.K192]+[.Y192]+[.AM192])/[.$G192]" office:value-type="float" office:value="12">
            <text:p>12.00</text:p>
          </table:table-cell>
          <table:table-cell table:style-name="ce3" table:formula="of:=([.L192]+[.Z192]+[.AN192])/[.$G192]" office:value-type="float" office:value="24.6666666666667">
            <text:p>24.67</text:p>
          </table:table-cell>
          <table:table-cell table:style-name="ce3" table:formula="of:=([.M192]+[.AA192]+[.AO192])/[.$G192]" office:value-type="float" office:value="46">
            <text:p>46.00</text:p>
          </table:table-cell>
          <table:table-cell table:style-name="ce3" table:formula="of:=([.P192]+[.AD192]+[.AR192])/[.$G192]" office:value-type="float" office:value="18">
            <text:p>18.00</text:p>
          </table:table-cell>
          <table:table-cell table:style-name="ce3" table:formula="of:=([.Q192]+[.AE192]+[.AS192])/[.$G192]" office:value-type="float" office:value="72.6666666666667">
            <text:p>72.67</text:p>
          </table:table-cell>
          <table:table-cell table:formula="of:=IF([.H192]&gt;0;1;0)+IF([.X192]&gt;0;1;0)+IF([.AL192]&gt;0;1;0)"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8 &lt;-&gt; 12]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Stats:</text:p>
          </table:table-cell>
          <table:table-cell office:value-type="float" office:value="3">
            <text:p>3</text:p>
          </table:table-cell>
          <table:table-cell office:value-type="float" office:value="2301">
            <text:p>2301</text:p>
          </table:table-cell>
          <table:table-cell office:value-type="float" office:value="0.00130208">
            <text:p>0.00130208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23 &lt;-&gt; 28]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office:value-type="float" office:value="45">
            <text:p>45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string">
            <text:p>Action:</text:p>
          </table:table-cell>
          <table:table-cell office:value-type="string">
            <text:p>[42 &lt;-&gt; 39]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3" table:formula="of:=([.K193]+[.Y193]+[.AM193])/[.$G193]" office:value-type="float" office:value="12">
            <text:p>12.00</text:p>
          </table:table-cell>
          <table:table-cell table:style-name="ce3" table:formula="of:=([.L193]+[.Z193]+[.AN193])/[.$G193]" office:value-type="float" office:value="25.6666666666667">
            <text:p>25.67</text:p>
          </table:table-cell>
          <table:table-cell table:style-name="ce3" table:formula="of:=([.M193]+[.AA193]+[.AO193])/[.$G193]" office:value-type="float" office:value="47">
            <text:p>47.00</text:p>
          </table:table-cell>
          <table:table-cell table:style-name="ce3" table:formula="of:=([.P193]+[.AD193]+[.AR193])/[.$G193]" office:value-type="float" office:value="5.33333333333333">
            <text:p>5.33</text:p>
          </table:table-cell>
          <table:table-cell table:style-name="ce3" table:formula="of:=([.Q193]+[.AE193]+[.AS193])/[.$G193]" office:value-type="float" office:value="156.333333333333">
            <text:p>156.33</text:p>
          </table:table-cell>
          <table:table-cell table:formula="of:=IF([.H193]&gt;0;1;0)+IF([.X193]&gt;0;1;0)+IF([.AL193]&gt;0;1;0)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7 &lt;-&gt; 12]</text:p>
          </table:table-cell>
          <table:table-cell office:value-type="float" office:value="5">
            <text:p>5</text:p>
          </table:table-cell>
          <table:table-cell office:value-type="float" office:value="334">
            <text:p>334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23 &lt;-&gt; 28]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string">
            <text:p>Action:</text:p>
          </table:table-cell>
          <table:table-cell office:value-type="string">
            <text:p>[39 &lt;-&gt; 45]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3" table:formula="of:=([.K194]+[.Y194]+[.AM194])/[.$G194]" office:value-type="float" office:value="11">
            <text:p>11.00</text:p>
          </table:table-cell>
          <table:table-cell table:style-name="ce3" table:formula="of:=([.L194]+[.Z194]+[.AN194])/[.$G194]" office:value-type="float" office:value="24.5">
            <text:p>24.50</text:p>
          </table:table-cell>
          <table:table-cell table:style-name="ce3" table:formula="of:=([.M194]+[.AA194]+[.AO194])/[.$G194]" office:value-type="float" office:value="48">
            <text:p>48.00</text:p>
          </table:table-cell>
          <table:table-cell table:style-name="ce3" table:formula="of:=([.P194]+[.AD194]+[.AR194])/[.$G194]" office:value-type="float" office:value="22.5">
            <text:p>22.50</text:p>
          </table:table-cell>
          <table:table-cell table:style-name="ce3" table:formula="of:=([.Q194]+[.AE194]+[.AS194])/[.$G194]" office:value-type="float" office:value="27">
            <text:p>27.00</text:p>
          </table:table-cell>
          <table:table-cell table:formula="of:=IF([.H194]&gt;0;1;0)+IF([.X194]&gt;0;1;0)+IF([.AL194]&gt;0;1;0)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38 &lt;-&gt; 39]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  <table:table-cell table:number-columns-repeated="2"/>
          <table:table-cell table:number-columns-repeated="4"/>
          <table:table-cell table:number-columns-repeated="2"/>
          <table:table-cell table:number-columns-repeated="2"/>
          <table:table-cell table:number-columns-repeated="4"/>
          <table:table-cell office:value-type="float" office:value="47">
            <text:p>47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string">
            <text:p>Action:</text:p>
          </table:table-cell>
          <table:table-cell office:value-type="string">
            <text:p>[45 &lt;-&gt; 41]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3" table:formula="of:=([.K195]+[.Y195]+[.AM195])/[.$G195]" office:value-type="float" office:value="12">
            <text:p>12.00</text:p>
          </table:table-cell>
          <table:table-cell table:style-name="ce3" table:formula="of:=([.L195]+[.Z195]+[.AN195])/[.$G195]" office:value-type="float" office:value="25.5">
            <text:p>25.50</text:p>
          </table:table-cell>
          <table:table-cell table:style-name="ce3" table:formula="of:=([.M195]+[.AA195]+[.AO195])/[.$G195]" office:value-type="float" office:value="49">
            <text:p>49.00</text:p>
          </table:table-cell>
          <table:table-cell table:style-name="ce3" table:formula="of:=([.P195]+[.AD195]+[.AR195])/[.$G195]" office:value-type="float" office:value="2">
            <text:p>2.00</text:p>
          </table:table-cell>
          <table:table-cell table:style-name="ce3" table:formula="of:=([.Q195]+[.AE195]+[.AS195])/[.$G195]" office:value-type="float" office:value="51">
            <text:p>51.00</text:p>
          </table:table-cell>
          <table:table-cell table:formula="of:=IF([.H195]&gt;0;1;0)+IF([.X195]&gt;0;1;0)+IF([.AL195]&gt;0;1;0)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38 &lt;-&gt; 39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4"/>
          <table:table-cell table:number-columns-repeated="2"/>
          <table:table-cell table:number-columns-repeated="2"/>
          <table:table-cell table:number-columns-repeated="4"/>
          <table:table-cell office:value-type="float" office:value="48">
            <text:p>48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string">
            <text:p>Action:</text:p>
          </table:table-cell>
          <table:table-cell office:value-type="string">
            <text:p>[42 &lt;-&gt; 45]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string">
            <text:p>Stats:</text:p>
          </table:table-cell>
          <table:table-cell office:value-type="float" office:value="2">
            <text:p>2</text:p>
          </table:table-cell>
          <table:table-cell office:value-type="float" office:value="2302">
            <text:p>2302</text:p>
          </table:table-cell>
          <table:table-cell office:value-type="float" office:value="0.000868056">
            <text:p>0.00086805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3" table:formula="of:=([.K196]+[.Y196]+[.AM196])/[.$G196]" office:value-type="float" office:value="13">
            <text:p>13.00</text:p>
          </table:table-cell>
          <table:table-cell table:style-name="ce3" table:formula="of:=([.L196]+[.Z196]+[.AN196])/[.$G196]" office:value-type="float" office:value="28">
            <text:p>28.00</text:p>
          </table:table-cell>
          <table:table-cell table:style-name="ce3" table:formula="of:=([.M196]+[.AA196]+[.AO196])/[.$G196]" office:value-type="float" office:value="50">
            <text:p>50.00</text:p>
          </table:table-cell>
          <table:table-cell table:style-name="ce3" table:formula="of:=([.P196]+[.AD196]+[.AR196])/[.$G196]" office:value-type="float" office:value="41">
            <text:p>41.00</text:p>
          </table:table-cell>
          <table:table-cell table:style-name="ce3" table:formula="of:=([.Q196]+[.AE196]+[.AS196])/[.$G196]" office:value-type="float" office:value="12">
            <text:p>12.00</text:p>
          </table:table-cell>
          <table:table-cell table:formula="of:=IF([.H196]&gt;0;1;0)+IF([.X196]&gt;0;1;0)+IF([.AL196]&gt;0;1;0)" office:value-type="float" office:value="1">
            <text:p>1</text:p>
          </table:table-cell>
          <table:table-cell/>
          <table:table-cell table:number-columns-repeated="2"/>
          <table:table-cell table:number-columns-repeated="3"/>
          <table:table-cell table:number-columns-repeated="2"/>
          <table:table-cell table:number-columns-repeated="2"/>
          <table:table-cell table:number-columns-repeated="6"/>
          <table:table-cell table:number-columns-repeated="4"/>
          <table:table-cell table:number-columns-repeated="2"/>
          <table:table-cell table:number-columns-repeated="2"/>
          <table:table-cell table:number-columns-repeated="4"/>
          <table:table-cell office:value-type="float" office:value="49">
            <text:p>49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string">
            <text:p>Action:</text:p>
          </table:table-cell>
          <table:table-cell office:value-type="string">
            <text:p>[47 &lt;-&gt; 40]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3" table:formula="of:=([.K197]+[.Y197]+[.AM197])/[.$G197]" office:value-type="float" office:value="13">
            <text:p>13.00</text:p>
          </table:table-cell>
          <table:table-cell table:style-name="ce3" table:formula="of:=([.L197]+[.Z197]+[.AN197])/[.$G197]" office:value-type="float" office:value="28">
            <text:p>28.00</text:p>
          </table:table-cell>
          <table:table-cell table:style-name="ce3" table:formula="of:=([.M197]+[.AA197]+[.AO197])/[.$G197]" office:value-type="float" office:value="51">
            <text:p>51.00</text:p>
          </table:table-cell>
          <table:table-cell table:style-name="ce3" table:formula="of:=([.P197]+[.AD197]+[.AR197])/[.$G197]" office:value-type="float" office:value="41">
            <text:p>41.00</text:p>
          </table:table-cell>
          <table:table-cell table:style-name="ce3" table:formula="of:=([.Q197]+[.AE197]+[.AS197])/[.$G197]" office:value-type="float" office:value="0">
            <text:p>0.00</text:p>
          </table:table-cell>
          <table:table-cell table:formula="of:=IF([.H197]&gt;0;1;0)+IF([.X197]&gt;0;1;0)+IF([.AL197]&gt;0;1;0)" office:value-type="float" office:value="1">
            <text:p>1</text:p>
          </table:table-cell>
          <table:table-cell/>
          <table:table-cell table:number-columns-repeated="2"/>
          <table:table-cell table:number-columns-repeated="3"/>
          <table:table-cell table:number-columns-repeated="2"/>
          <table:table-cell table:number-columns-repeated="2"/>
          <table:table-cell table:number-columns-repeated="6"/>
          <table:table-cell table:number-columns-repeated="4"/>
          <table:table-cell table:number-columns-repeated="2"/>
          <table:table-cell table:number-columns-repeated="2"/>
          <table:table-cell table:number-columns-repeated="4"/>
          <table:table-cell office:value-type="float" office:value="50">
            <text:p>50</text:p>
          </table:table-cell>
          <table:table-cell office:value-type="string">
            <text:p>Reverse</text:p>
          </table:table-cell>
          <table:table-cell office:value-type="string">
            <text:p>Best Fit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string">
            <text:p>Action:</text:p>
          </table:table-cell>
          <table:table-cell office:value-type="string">
            <text:p>[47 &lt;-&gt; 40]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Stats: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0.000434028">
            <text:p>0.000434028</text:p>
          </table:table-cell>
        </table:table-row>
        <table:table-row table:style-name="ro2">
          <table:table-cell table:number-columns-repeated="46"/>
          <table:table-cell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377">
          <table:table-cell table:number-columns-repeated="49"/>
        </table:table-row>
        <table:table-row table:style-name="ro2">
          <table:table-cell table:number-columns-repeated="4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4-06-24T10:01:40</meta:creation-date>
    <dc:date>2014-06-24T10:56:44</dc:date>
    <dc:creator>Compte etudiant</dc:creator>
    <meta:editing-duration>PT54M25S</meta:editing-duration>
    <meta:editing-cycles>10</meta:editing-cycles>
    <meta:generator>LibreOffice/3.5$Linux_x86 LibreOffice_project/350m1$Build-2</meta:generator>
    <meta:document-statistic meta:table-count="3" meta:cell-count="9460" meta:object-count="0"/>
  </office:meta>
</office:document-meta>
</file>